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3.466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230215_180552conf_memo" table:style-name="ta1">
        <table:shapes>
          <draw:frame draw:z-index="0" draw:style-name="gr1" draw:text-style-name="P1" svg:width="15.999cm" svg:height="8.999cm" svg:x="3.567cm" svg:y="297.224cm">
            <draw:object draw:notify-on-update-of-ranges="20230215_180552conf_memo.A1:20230215_180552conf_memo.A68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float" office:value="0.666425466537476" calcext:value-type="float">
            <text:p>0.666425466537476</text:p>
          </table:table-cell>
          <table:table-cell table:number-columns-repeated="2"/>
        </table:table-row>
        <table:table-row table:style-name="ro1">
          <table:table-cell office:value-type="float" office:value="0.644487202167511" calcext:value-type="float">
            <text:p>0.644487202167511</text:p>
          </table:table-cell>
          <table:table-cell table:number-columns-repeated="2"/>
        </table:table-row>
        <table:table-row table:style-name="ro1">
          <table:table-cell office:value-type="float" office:value="0.482430160045624" calcext:value-type="float">
            <text:p>0.482430160045624</text:p>
          </table:table-cell>
          <table:table-cell table:number-columns-repeated="2"/>
        </table:table-row>
        <table:table-row table:style-name="ro1">
          <table:table-cell office:value-type="float" office:value="0.437756210565567" calcext:value-type="float">
            <text:p>0.437756210565567</text:p>
          </table:table-cell>
          <table:table-cell table:number-columns-repeated="2"/>
        </table:table-row>
        <table:table-row table:style-name="ro1">
          <table:table-cell office:value-type="float" office:value="0.60999870300293" calcext:value-type="float">
            <text:p>0.60999870300293</text:p>
          </table:table-cell>
          <table:table-cell table:number-columns-repeated="2"/>
        </table:table-row>
        <table:table-row table:style-name="ro1">
          <table:table-cell office:value-type="float" office:value="0.615424036979675" calcext:value-type="float">
            <text:p>0.615424036979675</text:p>
          </table:table-cell>
          <table:table-cell table:number-columns-repeated="2"/>
        </table:table-row>
        <table:table-row table:style-name="ro1">
          <table:table-cell office:value-type="float" office:value="0.439755469560623" calcext:value-type="float">
            <text:p>0.439755469560623</text:p>
          </table:table-cell>
          <table:table-cell table:number-columns-repeated="2"/>
        </table:table-row>
        <table:table-row table:style-name="ro1">
          <table:table-cell office:value-type="float" office:value="0.832242727279663" calcext:value-type="float">
            <text:p>0.832242727279663</text:p>
          </table:table-cell>
          <table:table-cell table:number-columns-repeated="2"/>
        </table:table-row>
        <table:table-row table:style-name="ro1">
          <table:table-cell office:value-type="float" office:value="0.909160315990448" calcext:value-type="float">
            <text:p>0.909160315990448</text:p>
          </table:table-cell>
          <table:table-cell table:number-columns-repeated="2"/>
        </table:table-row>
        <table:table-row table:style-name="ro1">
          <table:table-cell office:value-type="float" office:value="0.827258110046387" calcext:value-type="float">
            <text:p>0.827258110046387</text:p>
          </table:table-cell>
          <table:table-cell table:number-columns-repeated="2"/>
        </table:table-row>
        <table:table-row table:style-name="ro1">
          <table:table-cell office:value-type="float" office:value="0.594702839851379" calcext:value-type="float">
            <text:p>0.594702839851379</text:p>
          </table:table-cell>
          <table:table-cell table:number-columns-repeated="2"/>
        </table:table-row>
        <table:table-row table:style-name="ro1">
          <table:table-cell office:value-type="float" office:value="0.714732229709625" calcext:value-type="float">
            <text:p>0.714732229709625</text:p>
          </table:table-cell>
          <table:table-cell table:number-columns-repeated="2"/>
        </table:table-row>
        <table:table-row table:style-name="ro1">
          <table:table-cell office:value-type="float" office:value="0.763330042362213" calcext:value-type="float">
            <text:p>0.763330042362213</text:p>
          </table:table-cell>
          <table:table-cell table:number-columns-repeated="2"/>
        </table:table-row>
        <table:table-row table:style-name="ro1">
          <table:table-cell office:value-type="float" office:value="0.624123692512512" calcext:value-type="float">
            <text:p>0.624123692512512</text:p>
          </table:table-cell>
          <table:table-cell table:number-columns-repeated="2"/>
        </table:table-row>
        <table:table-row table:style-name="ro1">
          <table:table-cell office:value-type="float" office:value="0.644136130809784" calcext:value-type="float">
            <text:p>0.644136130809784</text:p>
          </table:table-cell>
          <table:table-cell table:number-columns-repeated="2"/>
        </table:table-row>
        <table:table-row table:style-name="ro1">
          <table:table-cell office:value-type="float" office:value="0.487993389368057" calcext:value-type="float">
            <text:p>0.487993389368057</text:p>
          </table:table-cell>
          <table:table-cell table:number-columns-repeated="2"/>
        </table:table-row>
        <table:table-row table:style-name="ro1">
          <table:table-cell office:value-type="float" office:value="0.627475559711456" calcext:value-type="float">
            <text:p>0.627475559711456</text:p>
          </table:table-cell>
          <table:table-cell table:number-columns-repeated="2"/>
        </table:table-row>
        <table:table-row table:style-name="ro1">
          <table:table-cell office:value-type="float" office:value="0.507192730903626" calcext:value-type="float">
            <text:p>0.507192730903626</text:p>
          </table:table-cell>
          <table:table-cell table:number-columns-repeated="2"/>
        </table:table-row>
        <table:table-row table:style-name="ro1">
          <table:table-cell office:value-type="float" office:value="0.655466377735138" calcext:value-type="float">
            <text:p>0.655466377735138</text:p>
          </table:table-cell>
          <table:table-cell table:number-columns-repeated="2"/>
        </table:table-row>
        <table:table-row table:style-name="ro1">
          <table:table-cell office:value-type="float" office:value="0.65884667634964" calcext:value-type="float">
            <text:p>0.65884667634964</text:p>
          </table:table-cell>
          <table:table-cell table:number-columns-repeated="2"/>
        </table:table-row>
        <table:table-row table:style-name="ro1">
          <table:table-cell office:value-type="float" office:value="0.643473565578461" calcext:value-type="float">
            <text:p>0.643473565578461</text:p>
          </table:table-cell>
          <table:table-cell table:number-columns-repeated="2"/>
        </table:table-row>
        <table:table-row table:style-name="ro1">
          <table:table-cell office:value-type="float" office:value="0.654729187488556" calcext:value-type="float">
            <text:p>0.654729187488556</text:p>
          </table:table-cell>
          <table:table-cell table:number-columns-repeated="2"/>
        </table:table-row>
        <table:table-row table:style-name="ro1">
          <table:table-cell office:value-type="float" office:value="0.663829267024994" calcext:value-type="float">
            <text:p>0.663829267024994</text:p>
          </table:table-cell>
          <table:table-cell table:number-columns-repeated="2"/>
        </table:table-row>
        <table:table-row table:style-name="ro1">
          <table:table-cell office:value-type="float" office:value="0.666657745838165" calcext:value-type="float">
            <text:p>0.666657745838165</text:p>
          </table:table-cell>
          <table:table-cell table:number-columns-repeated="2"/>
        </table:table-row>
        <table:table-row table:style-name="ro1">
          <table:table-cell office:value-type="float" office:value="0.66101348400116" calcext:value-type="float">
            <text:p>0.66101348400116</text:p>
          </table:table-cell>
          <table:table-cell table:number-columns-repeated="2"/>
        </table:table-row>
        <table:table-row table:style-name="ro1">
          <table:table-cell office:value-type="float" office:value="0.698362469673157" calcext:value-type="float">
            <text:p>0.698362469673157</text:p>
          </table:table-cell>
          <table:table-cell table:number-columns-repeated="2"/>
        </table:table-row>
        <table:table-row table:style-name="ro1">
          <table:table-cell office:value-type="float" office:value="0.729129433631897" calcext:value-type="float">
            <text:p>0.729129433631897</text:p>
          </table:table-cell>
          <table:table-cell table:number-columns-repeated="2"/>
        </table:table-row>
        <table:table-row table:style-name="ro1">
          <table:table-cell office:value-type="float" office:value="0.683363914489746" calcext:value-type="float">
            <text:p>0.683363914489746</text:p>
          </table:table-cell>
          <table:table-cell table:number-columns-repeated="2"/>
        </table:table-row>
        <table:table-row table:style-name="ro1">
          <table:table-cell office:value-type="float" office:value="0.514725208282471" calcext:value-type="float">
            <text:p>0.514725208282471</text:p>
          </table:table-cell>
          <table:table-cell table:number-columns-repeated="2"/>
        </table:table-row>
        <table:table-row table:style-name="ro1">
          <table:table-cell office:value-type="float" office:value="0.728375613689423" calcext:value-type="float">
            <text:p>0.728375613689423</text:p>
          </table:table-cell>
          <table:table-cell table:number-columns-repeated="2"/>
        </table:table-row>
        <table:table-row table:style-name="ro1">
          <table:table-cell office:value-type="float" office:value="0.331667065620422" calcext:value-type="float">
            <text:p>0.331667065620422</text:p>
          </table:table-cell>
          <table:table-cell table:number-columns-repeated="2"/>
        </table:table-row>
        <table:table-row table:style-name="ro1">
          <table:table-cell office:value-type="float" office:value="0.449296355247498" calcext:value-type="float">
            <text:p>0.449296355247498</text:p>
          </table:table-cell>
          <table:table-cell table:number-columns-repeated="2"/>
        </table:table-row>
        <table:table-row table:style-name="ro1">
          <table:table-cell office:value-type="float" office:value="0.36606776714325" calcext:value-type="float">
            <text:p>0.36606776714325</text:p>
          </table:table-cell>
          <table:table-cell table:number-columns-repeated="2"/>
        </table:table-row>
        <table:table-row table:style-name="ro1">
          <table:table-cell office:value-type="float" office:value="0.676946640014648" calcext:value-type="float">
            <text:p>0.676946640014648</text:p>
          </table:table-cell>
          <table:table-cell table:number-columns-repeated="2"/>
        </table:table-row>
        <table:table-row table:style-name="ro1">
          <table:table-cell office:value-type="float" office:value="0.366450488567352" calcext:value-type="float">
            <text:p>0.366450488567352</text:p>
          </table:table-cell>
          <table:table-cell table:number-columns-repeated="2"/>
        </table:table-row>
        <table:table-row table:style-name="ro1">
          <table:table-cell office:value-type="float" office:value="0.733294248580933" calcext:value-type="float">
            <text:p>0.733294248580933</text:p>
          </table:table-cell>
          <table:table-cell table:number-columns-repeated="2"/>
        </table:table-row>
        <table:table-row table:style-name="ro1">
          <table:table-cell office:value-type="float" office:value="0.383447766304016" calcext:value-type="float">
            <text:p>0.383447766304016</text:p>
          </table:table-cell>
          <table:table-cell table:number-columns-repeated="2"/>
        </table:table-row>
        <table:table-row table:style-name="ro1">
          <table:table-cell office:value-type="float" office:value="0.869686782360077" calcext:value-type="float">
            <text:p>0.869686782360077</text:p>
          </table:table-cell>
          <table:table-cell table:number-columns-repeated="2"/>
        </table:table-row>
        <table:table-row table:style-name="ro1">
          <table:table-cell office:value-type="float" office:value="0.479787677526474" calcext:value-type="float">
            <text:p>0.479787677526474</text:p>
          </table:table-cell>
          <table:table-cell table:number-columns-repeated="2"/>
        </table:table-row>
        <table:table-row table:style-name="ro1">
          <table:table-cell office:value-type="float" office:value="0.809410512447357" calcext:value-type="float">
            <text:p>0.809410512447357</text:p>
          </table:table-cell>
          <table:table-cell table:number-columns-repeated="2"/>
        </table:table-row>
        <table:table-row table:style-name="ro1">
          <table:table-cell office:value-type="float" office:value="0.627615213394165" calcext:value-type="float">
            <text:p>0.627615213394165</text:p>
          </table:table-cell>
          <table:table-cell table:number-columns-repeated="2"/>
        </table:table-row>
        <table:table-row table:style-name="ro1">
          <table:table-cell office:value-type="float" office:value="0.895370543003082" calcext:value-type="float">
            <text:p>0.895370543003082</text:p>
          </table:table-cell>
          <table:table-cell table:number-columns-repeated="2"/>
        </table:table-row>
        <table:table-row table:style-name="ro1">
          <table:table-cell office:value-type="float" office:value="0.939189016819" calcext:value-type="float">
            <text:p>0.939189016819</text:p>
          </table:table-cell>
          <table:table-cell table:number-columns-repeated="2"/>
        </table:table-row>
        <table:table-row table:style-name="ro1">
          <table:table-cell office:value-type="float" office:value="0.926206111907959" calcext:value-type="float">
            <text:p>0.926206111907959</text:p>
          </table:table-cell>
          <table:table-cell table:number-columns-repeated="2"/>
        </table:table-row>
        <table:table-row table:style-name="ro1">
          <table:table-cell office:value-type="float" office:value="0.912586033344269" calcext:value-type="float">
            <text:p>0.912586033344269</text:p>
          </table:table-cell>
          <table:table-cell table:number-columns-repeated="2"/>
        </table:table-row>
        <table:table-row table:style-name="ro1">
          <table:table-cell office:value-type="float" office:value="0.930533587932587" calcext:value-type="float">
            <text:p>0.930533587932587</text:p>
          </table:table-cell>
          <table:table-cell table:number-columns-repeated="2"/>
        </table:table-row>
        <table:table-row table:style-name="ro1">
          <table:table-cell office:value-type="float" office:value="0.939427137374878" calcext:value-type="float">
            <text:p>0.939427137374878</text:p>
          </table:table-cell>
          <table:table-cell table:number-columns-repeated="2"/>
        </table:table-row>
        <table:table-row table:style-name="ro1">
          <table:table-cell office:value-type="float" office:value="0.892741739749908" calcext:value-type="float">
            <text:p>0.892741739749908</text:p>
          </table:table-cell>
          <table:table-cell table:number-columns-repeated="2"/>
        </table:table-row>
        <table:table-row table:style-name="ro1">
          <table:table-cell office:value-type="float" office:value="0.833057224750519" calcext:value-type="float">
            <text:p>0.833057224750519</text:p>
          </table:table-cell>
          <table:table-cell table:number-columns-repeated="2"/>
        </table:table-row>
        <table:table-row table:style-name="ro1">
          <table:table-cell office:value-type="float" office:value="0.822271943092346" calcext:value-type="float">
            <text:p>0.822271943092346</text:p>
          </table:table-cell>
          <table:table-cell table:number-columns-repeated="2"/>
        </table:table-row>
        <table:table-row table:style-name="ro1">
          <table:table-cell office:value-type="float" office:value="0.626744329929352" calcext:value-type="float">
            <text:p>0.626744329929352</text:p>
          </table:table-cell>
          <table:table-cell table:number-columns-repeated="2"/>
        </table:table-row>
        <table:table-row table:style-name="ro1">
          <table:table-cell office:value-type="float" office:value="0.896191775798798" calcext:value-type="float">
            <text:p>0.896191775798798</text:p>
          </table:table-cell>
          <table:table-cell table:number-columns-repeated="2"/>
        </table:table-row>
        <table:table-row table:style-name="ro1">
          <table:table-cell office:value-type="float" office:value="0.884694814682007" calcext:value-type="float">
            <text:p>0.884694814682007</text:p>
          </table:table-cell>
          <table:table-cell table:number-columns-repeated="2"/>
        </table:table-row>
        <table:table-row table:style-name="ro1">
          <table:table-cell office:value-type="float" office:value="0.712693572044373" calcext:value-type="float">
            <text:p>0.712693572044373</text:p>
          </table:table-cell>
          <table:table-cell table:number-columns-repeated="2"/>
        </table:table-row>
        <table:table-row table:style-name="ro1">
          <table:table-cell office:value-type="float" office:value="0.830774307250977" calcext:value-type="float">
            <text:p>0.830774307250977</text:p>
          </table:table-cell>
          <table:table-cell table:number-columns-repeated="2"/>
        </table:table-row>
        <table:table-row table:style-name="ro1">
          <table:table-cell office:value-type="float" office:value="0.936956167221069" calcext:value-type="float">
            <text:p>0.936956167221069</text:p>
          </table:table-cell>
          <table:table-cell table:number-columns-repeated="2"/>
        </table:table-row>
        <table:table-row table:style-name="ro1">
          <table:table-cell office:value-type="float" office:value="0.929038107395172" calcext:value-type="float">
            <text:p>0.929038107395172</text:p>
          </table:table-cell>
          <table:table-cell table:number-columns-repeated="2"/>
        </table:table-row>
        <table:table-row table:style-name="ro1">
          <table:table-cell office:value-type="float" office:value="0.918015956878662" calcext:value-type="float">
            <text:p>0.918015956878662</text:p>
          </table:table-cell>
          <table:table-cell table:number-columns-repeated="2"/>
        </table:table-row>
        <table:table-row table:style-name="ro1">
          <table:table-cell office:value-type="float" office:value="0.324705421924591" calcext:value-type="float">
            <text:p>0.324705421924591</text:p>
          </table:table-cell>
          <table:table-cell table:number-columns-repeated="2"/>
        </table:table-row>
        <table:table-row table:style-name="ro1">
          <table:table-cell office:value-type="float" office:value="0.367878884077072" calcext:value-type="float">
            <text:p>0.367878884077072</text:p>
          </table:table-cell>
          <table:table-cell table:number-columns-repeated="2"/>
        </table:table-row>
        <table:table-row table:style-name="ro1">
          <table:table-cell office:value-type="float" office:value="0.578205645084381" calcext:value-type="float">
            <text:p>0.578205645084381</text:p>
          </table:table-cell>
          <table:table-cell table:number-columns-repeated="2"/>
        </table:table-row>
        <table:table-row table:style-name="ro1">
          <table:table-cell office:value-type="float" office:value="0.510579288005829" calcext:value-type="float">
            <text:p>0.510579288005829</text:p>
          </table:table-cell>
          <table:table-cell table:number-columns-repeated="2"/>
        </table:table-row>
        <table:table-row table:style-name="ro1">
          <table:table-cell office:value-type="float" office:value="0.469623476266861" calcext:value-type="float">
            <text:p>0.469623476266861</text:p>
          </table:table-cell>
          <table:table-cell table:number-columns-repeated="2"/>
        </table:table-row>
        <table:table-row table:style-name="ro1">
          <table:table-cell office:value-type="float" office:value="0.530776143074035" calcext:value-type="float">
            <text:p>0.530776143074035</text:p>
          </table:table-cell>
          <table:table-cell table:number-columns-repeated="2"/>
        </table:table-row>
        <table:table-row table:style-name="ro1">
          <table:table-cell office:value-type="float" office:value="0.255442917346954" calcext:value-type="float">
            <text:p>0.255442917346954</text:p>
          </table:table-cell>
          <table:table-cell table:number-columns-repeated="2"/>
        </table:table-row>
        <table:table-row table:style-name="ro1">
          <table:table-cell office:value-type="float" office:value="0.732488930225372" calcext:value-type="float">
            <text:p>0.732488930225372</text:p>
          </table:table-cell>
          <table:table-cell table:number-columns-repeated="2"/>
        </table:table-row>
        <table:table-row table:style-name="ro1">
          <table:table-cell office:value-type="float" office:value="0.917759299278259" calcext:value-type="float">
            <text:p>0.917759299278259</text:p>
          </table:table-cell>
          <table:table-cell table:number-columns-repeated="2"/>
        </table:table-row>
        <table:table-row table:style-name="ro1">
          <table:table-cell office:value-type="float" office:value="0.912196159362793" calcext:value-type="float">
            <text:p>0.912196159362793</text:p>
          </table:table-cell>
          <table:table-cell table:number-columns-repeated="2"/>
        </table:table-row>
        <table:table-row table:style-name="ro1">
          <table:table-cell office:value-type="float" office:value="0.84699934720993" calcext:value-type="float">
            <text:p>0.84699934720993</text:p>
          </table:table-cell>
          <table:table-cell table:number-columns-repeated="2"/>
        </table:table-row>
        <table:table-row table:style-name="ro1">
          <table:table-cell office:value-type="float" office:value="0.745596766471863" calcext:value-type="float">
            <text:p>0.745596766471863</text:p>
          </table:table-cell>
          <table:table-cell table:number-columns-repeated="2"/>
        </table:table-row>
        <table:table-row table:style-name="ro1">
          <table:table-cell office:value-type="float" office:value="0.347569793462753" calcext:value-type="float">
            <text:p>0.347569793462753</text:p>
          </table:table-cell>
          <table:table-cell table:number-columns-repeated="2"/>
        </table:table-row>
        <table:table-row table:style-name="ro1">
          <table:table-cell office:value-type="float" office:value="0.72027063369751" calcext:value-type="float">
            <text:p>0.72027063369751</text:p>
          </table:table-cell>
          <table:table-cell table:number-columns-repeated="2"/>
        </table:table-row>
        <table:table-row table:style-name="ro1">
          <table:table-cell office:value-type="float" office:value="0.841966807842254" calcext:value-type="float">
            <text:p>0.841966807842254</text:p>
          </table:table-cell>
          <table:table-cell table:number-columns-repeated="2"/>
        </table:table-row>
        <table:table-row table:style-name="ro1">
          <table:table-cell office:value-type="float" office:value="0.630957186222076" calcext:value-type="float">
            <text:p>0.630957186222076</text:p>
          </table:table-cell>
          <table:table-cell table:number-columns-repeated="2"/>
        </table:table-row>
        <table:table-row table:style-name="ro1">
          <table:table-cell office:value-type="float" office:value="0.548291981220245" calcext:value-type="float">
            <text:p>0.548291981220245</text:p>
          </table:table-cell>
          <table:table-cell table:number-columns-repeated="2"/>
        </table:table-row>
        <table:table-row table:style-name="ro1">
          <table:table-cell office:value-type="float" office:value="0.531020045280457" calcext:value-type="float">
            <text:p>0.531020045280457</text:p>
          </table:table-cell>
          <table:table-cell table:number-columns-repeated="2"/>
        </table:table-row>
        <table:table-row table:style-name="ro1">
          <table:table-cell office:value-type="float" office:value="0.612577795982361" calcext:value-type="float">
            <text:p>0.612577795982361</text:p>
          </table:table-cell>
          <table:table-cell table:number-columns-repeated="2"/>
        </table:table-row>
        <table:table-row table:style-name="ro1">
          <table:table-cell office:value-type="float" office:value="0.694075465202331" calcext:value-type="float">
            <text:p>0.694075465202331</text:p>
          </table:table-cell>
          <table:table-cell table:number-columns-repeated="2"/>
        </table:table-row>
        <table:table-row table:style-name="ro1">
          <table:table-cell office:value-type="float" office:value="0.555196762084961" calcext:value-type="float">
            <text:p>0.555196762084961</text:p>
          </table:table-cell>
          <table:table-cell table:number-columns-repeated="2"/>
        </table:table-row>
        <table:table-row table:style-name="ro1">
          <table:table-cell office:value-type="float" office:value="0.7846400141716" calcext:value-type="float">
            <text:p>0.7846400141716</text:p>
          </table:table-cell>
          <table:table-cell table:number-columns-repeated="2"/>
        </table:table-row>
        <table:table-row table:style-name="ro1">
          <table:table-cell office:value-type="float" office:value="0.361617714166641" calcext:value-type="float">
            <text:p>0.361617714166641</text:p>
          </table:table-cell>
          <table:table-cell table:number-columns-repeated="2"/>
        </table:table-row>
        <table:table-row table:style-name="ro1">
          <table:table-cell office:value-type="float" office:value="0.914145350456238" calcext:value-type="float">
            <text:p>0.914145350456238</text:p>
          </table:table-cell>
          <table:table-cell table:number-columns-repeated="2"/>
        </table:table-row>
        <table:table-row table:style-name="ro1">
          <table:table-cell office:value-type="float" office:value="0.434773713350296" calcext:value-type="float">
            <text:p>0.434773713350296</text:p>
          </table:table-cell>
          <table:table-cell table:number-columns-repeated="2"/>
        </table:table-row>
        <table:table-row table:style-name="ro1">
          <table:table-cell office:value-type="float" office:value="0.650631248950958" calcext:value-type="float">
            <text:p>0.650631248950958</text:p>
          </table:table-cell>
          <table:table-cell table:number-columns-repeated="2"/>
        </table:table-row>
        <table:table-row table:style-name="ro1">
          <table:table-cell office:value-type="float" office:value="0.540730357170105" calcext:value-type="float">
            <text:p>0.540730357170105</text:p>
          </table:table-cell>
          <table:table-cell table:number-columns-repeated="2"/>
        </table:table-row>
        <table:table-row table:style-name="ro1">
          <table:table-cell office:value-type="float" office:value="0.526624202728272" calcext:value-type="float">
            <text:p>0.526624202728272</text:p>
          </table:table-cell>
          <table:table-cell table:number-columns-repeated="2"/>
        </table:table-row>
        <table:table-row table:style-name="ro1">
          <table:table-cell office:value-type="float" office:value="0.826139748096466" calcext:value-type="float">
            <text:p>0.826139748096466</text:p>
          </table:table-cell>
          <table:table-cell table:number-columns-repeated="2"/>
        </table:table-row>
        <table:table-row table:style-name="ro1">
          <table:table-cell office:value-type="float" office:value="0.286591738462448" calcext:value-type="float">
            <text:p>0.286591738462448</text:p>
          </table:table-cell>
          <table:table-cell table:number-columns-repeated="2"/>
        </table:table-row>
        <table:table-row table:style-name="ro1">
          <table:table-cell office:value-type="float" office:value="0.83718466758728" calcext:value-type="float">
            <text:p>0.83718466758728</text:p>
          </table:table-cell>
          <table:table-cell table:number-columns-repeated="2"/>
        </table:table-row>
        <table:table-row table:style-name="ro1">
          <table:table-cell office:value-type="float" office:value="0.880560040473938" calcext:value-type="float">
            <text:p>0.880560040473938</text:p>
          </table:table-cell>
          <table:table-cell table:number-columns-repeated="2"/>
        </table:table-row>
        <table:table-row table:style-name="ro1">
          <table:table-cell office:value-type="float" office:value="0.27488774061203" calcext:value-type="float">
            <text:p>0.27488774061203</text:p>
          </table:table-cell>
          <table:table-cell table:number-columns-repeated="2"/>
        </table:table-row>
        <table:table-row table:style-name="ro1">
          <table:table-cell office:value-type="float" office:value="0.375081986188889" calcext:value-type="float">
            <text:p>0.375081986188889</text:p>
          </table:table-cell>
          <table:table-cell table:number-columns-repeated="2"/>
        </table:table-row>
        <table:table-row table:style-name="ro1">
          <table:table-cell office:value-type="float" office:value="0.38304603099823" calcext:value-type="float">
            <text:p>0.38304603099823</text:p>
          </table:table-cell>
          <table:table-cell table:number-columns-repeated="2"/>
        </table:table-row>
        <table:table-row table:style-name="ro1">
          <table:table-cell office:value-type="float" office:value="0.803812921047211" calcext:value-type="float">
            <text:p>0.803812921047211</text:p>
          </table:table-cell>
          <table:table-cell table:number-columns-repeated="2"/>
        </table:table-row>
        <table:table-row table:style-name="ro1">
          <table:table-cell office:value-type="float" office:value="0.885115027427673" calcext:value-type="float">
            <text:p>0.885115027427673</text:p>
          </table:table-cell>
          <table:table-cell table:number-columns-repeated="2"/>
        </table:table-row>
        <table:table-row table:style-name="ro1">
          <table:table-cell office:value-type="float" office:value="0.872297286987305" calcext:value-type="float">
            <text:p>0.872297286987305</text:p>
          </table:table-cell>
          <table:table-cell table:number-columns-repeated="2"/>
        </table:table-row>
        <table:table-row table:style-name="ro1">
          <table:table-cell office:value-type="float" office:value="0.893301606178284" calcext:value-type="float">
            <text:p>0.893301606178284</text:p>
          </table:table-cell>
          <table:table-cell table:number-columns-repeated="2"/>
        </table:table-row>
        <table:table-row table:style-name="ro1">
          <table:table-cell office:value-type="float" office:value="0.909301519393921" calcext:value-type="float">
            <text:p>0.909301519393921</text:p>
          </table:table-cell>
          <table:table-cell table:number-columns-repeated="2"/>
        </table:table-row>
        <table:table-row table:style-name="ro1">
          <table:table-cell office:value-type="float" office:value="0.881027519702911" calcext:value-type="float">
            <text:p>0.881027519702911</text:p>
          </table:table-cell>
          <table:table-cell table:number-columns-repeated="2"/>
        </table:table-row>
        <table:table-row table:style-name="ro1">
          <table:table-cell office:value-type="float" office:value="0.495572656393051" calcext:value-type="float">
            <text:p>0.495572656393051</text:p>
          </table:table-cell>
          <table:table-cell table:number-columns-repeated="2"/>
        </table:table-row>
        <table:table-row table:style-name="ro1">
          <table:table-cell office:value-type="float" office:value="0.506149888038635" calcext:value-type="float">
            <text:p>0.506149888038635</text:p>
          </table:table-cell>
          <table:table-cell table:number-columns-repeated="2"/>
        </table:table-row>
        <table:table-row table:style-name="ro1">
          <table:table-cell office:value-type="float" office:value="0.292326629161835" calcext:value-type="float">
            <text:p>0.292326629161835</text:p>
          </table:table-cell>
          <table:table-cell table:number-columns-repeated="2"/>
        </table:table-row>
        <table:table-row table:style-name="ro1">
          <table:table-cell office:value-type="float" office:value="0.588784158229828" calcext:value-type="float">
            <text:p>0.588784158229828</text:p>
          </table:table-cell>
          <table:table-cell table:number-columns-repeated="2"/>
        </table:table-row>
        <table:table-row table:style-name="ro1">
          <table:table-cell office:value-type="float" office:value="0.55385547876358" calcext:value-type="float">
            <text:p>0.55385547876358</text:p>
          </table:table-cell>
          <table:table-cell table:number-columns-repeated="2"/>
        </table:table-row>
        <table:table-row table:style-name="ro1">
          <table:table-cell office:value-type="float" office:value="0.87852019071579" calcext:value-type="float">
            <text:p>0.87852019071579</text:p>
          </table:table-cell>
          <table:table-cell table:number-columns-repeated="2"/>
        </table:table-row>
        <table:table-row table:style-name="ro1">
          <table:table-cell office:value-type="float" office:value="0.78411328792572" calcext:value-type="float">
            <text:p>0.78411328792572</text:p>
          </table:table-cell>
          <table:table-cell table:number-columns-repeated="2"/>
        </table:table-row>
        <table:table-row table:style-name="ro1">
          <table:table-cell office:value-type="float" office:value="0.463986665010452" calcext:value-type="float">
            <text:p>0.463986665010452</text:p>
          </table:table-cell>
          <table:table-cell table:number-columns-repeated="2"/>
        </table:table-row>
        <table:table-row table:style-name="ro1">
          <table:table-cell office:value-type="float" office:value="0.273166745901108" calcext:value-type="float">
            <text:p>0.273166745901108</text:p>
          </table:table-cell>
          <table:table-cell table:number-columns-repeated="2"/>
        </table:table-row>
        <table:table-row table:style-name="ro1">
          <table:table-cell office:value-type="float" office:value="0.269967943429947" calcext:value-type="float">
            <text:p>0.269967943429947</text:p>
          </table:table-cell>
          <table:table-cell table:number-columns-repeated="2"/>
        </table:table-row>
        <table:table-row table:style-name="ro1">
          <table:table-cell office:value-type="float" office:value="0.303003489971161" calcext:value-type="float">
            <text:p>0.303003489971161</text:p>
          </table:table-cell>
          <table:table-cell table:number-columns-repeated="2"/>
        </table:table-row>
        <table:table-row table:style-name="ro1">
          <table:table-cell office:value-type="float" office:value="0.698994159698486" calcext:value-type="float">
            <text:p>0.698994159698486</text:p>
          </table:table-cell>
          <table:table-cell table:number-columns-repeated="2"/>
        </table:table-row>
        <table:table-row table:style-name="ro1">
          <table:table-cell office:value-type="float" office:value="0.403938412666321" calcext:value-type="float">
            <text:p>0.403938412666321</text:p>
          </table:table-cell>
          <table:table-cell table:number-columns-repeated="2"/>
        </table:table-row>
        <table:table-row table:style-name="ro1">
          <table:table-cell office:value-type="float" office:value="0.880890965461731" calcext:value-type="float">
            <text:p>0.880890965461731</text:p>
          </table:table-cell>
          <table:table-cell table:number-columns-repeated="2"/>
        </table:table-row>
        <table:table-row table:style-name="ro1">
          <table:table-cell office:value-type="float" office:value="0.748495638370514" calcext:value-type="float">
            <text:p>0.748495638370514</text:p>
          </table:table-cell>
          <table:table-cell table:number-columns-repeated="2"/>
        </table:table-row>
        <table:table-row table:style-name="ro1">
          <table:table-cell office:value-type="float" office:value="0.801872193813324" calcext:value-type="float">
            <text:p>0.801872193813324</text:p>
          </table:table-cell>
          <table:table-cell table:number-columns-repeated="2"/>
        </table:table-row>
        <table:table-row table:style-name="ro1">
          <table:table-cell office:value-type="float" office:value="0.854304492473602" calcext:value-type="float">
            <text:p>0.854304492473602</text:p>
          </table:table-cell>
          <table:table-cell table:number-columns-repeated="2"/>
        </table:table-row>
        <table:table-row table:style-name="ro1">
          <table:table-cell office:value-type="float" office:value="0.832411050796509" calcext:value-type="float">
            <text:p>0.832411050796509</text:p>
          </table:table-cell>
          <table:table-cell table:number-columns-repeated="2"/>
        </table:table-row>
        <table:table-row table:style-name="ro1">
          <table:table-cell office:value-type="float" office:value="0.831311345100403" calcext:value-type="float">
            <text:p>0.831311345100403</text:p>
          </table:table-cell>
          <table:table-cell table:number-columns-repeated="2"/>
        </table:table-row>
        <table:table-row table:style-name="ro1">
          <table:table-cell office:value-type="float" office:value="0.907734394073486" calcext:value-type="float">
            <text:p>0.907734394073486</text:p>
          </table:table-cell>
          <table:table-cell table:number-columns-repeated="2"/>
        </table:table-row>
        <table:table-row table:style-name="ro1">
          <table:table-cell office:value-type="float" office:value="0.907709538936615" calcext:value-type="float">
            <text:p>0.907709538936615</text:p>
          </table:table-cell>
          <table:table-cell table:number-columns-repeated="2"/>
        </table:table-row>
        <table:table-row table:style-name="ro1">
          <table:table-cell office:value-type="float" office:value="0.91155481338501" calcext:value-type="float">
            <text:p>0.91155481338501</text:p>
          </table:table-cell>
          <table:table-cell table:number-columns-repeated="2"/>
        </table:table-row>
        <table:table-row table:style-name="ro1">
          <table:table-cell office:value-type="float" office:value="0.735462009906769" calcext:value-type="float">
            <text:p>0.735462009906769</text:p>
          </table:table-cell>
          <table:table-cell table:number-columns-repeated="2"/>
        </table:table-row>
        <table:table-row table:style-name="ro1">
          <table:table-cell office:value-type="float" office:value="0.28954342007637" calcext:value-type="float">
            <text:p>0.28954342007637</text:p>
          </table:table-cell>
          <table:table-cell table:number-columns-repeated="2"/>
        </table:table-row>
        <table:table-row table:style-name="ro1">
          <table:table-cell office:value-type="float" office:value="0.359930664300919" calcext:value-type="float">
            <text:p>0.359930664300919</text:p>
          </table:table-cell>
          <table:table-cell table:number-columns-repeated="2"/>
        </table:table-row>
        <table:table-row table:style-name="ro1">
          <table:table-cell office:value-type="float" office:value="0.569310069084168" calcext:value-type="float">
            <text:p>0.569310069084168</text:p>
          </table:table-cell>
          <table:table-cell table:number-columns-repeated="2"/>
        </table:table-row>
        <table:table-row table:style-name="ro1">
          <table:table-cell office:value-type="float" office:value="0.277993023395538" calcext:value-type="float">
            <text:p>0.277993023395538</text:p>
          </table:table-cell>
          <table:table-cell table:number-columns-repeated="2"/>
        </table:table-row>
        <table:table-row table:style-name="ro1">
          <table:table-cell office:value-type="float" office:value="0.533757209777832" calcext:value-type="float">
            <text:p>0.533757209777832</text:p>
          </table:table-cell>
          <table:table-cell table:number-columns-repeated="2"/>
        </table:table-row>
        <table:table-row table:style-name="ro1">
          <table:table-cell office:value-type="float" office:value="0.596756041049957" calcext:value-type="float">
            <text:p>0.596756041049957</text:p>
          </table:table-cell>
          <table:table-cell table:number-columns-repeated="2"/>
        </table:table-row>
        <table:table-row table:style-name="ro1">
          <table:table-cell office:value-type="float" office:value="0.601937711238861" calcext:value-type="float">
            <text:p>0.601937711238861</text:p>
          </table:table-cell>
          <table:table-cell table:number-columns-repeated="2"/>
        </table:table-row>
        <table:table-row table:style-name="ro1">
          <table:table-cell office:value-type="float" office:value="0.689696133136749" calcext:value-type="float">
            <text:p>0.689696133136749</text:p>
          </table:table-cell>
          <table:table-cell table:number-columns-repeated="2"/>
        </table:table-row>
        <table:table-row table:style-name="ro1">
          <table:table-cell office:value-type="float" office:value="0.623183131217956" calcext:value-type="float">
            <text:p>0.623183131217956</text:p>
          </table:table-cell>
          <table:table-cell table:number-columns-repeated="2"/>
        </table:table-row>
        <table:table-row table:style-name="ro1">
          <table:table-cell office:value-type="float" office:value="0.316568523645401" calcext:value-type="float">
            <text:p>0.316568523645401</text:p>
          </table:table-cell>
          <table:table-cell table:number-columns-repeated="2"/>
        </table:table-row>
        <table:table-row table:style-name="ro1">
          <table:table-cell office:value-type="float" office:value="0.704160451889038" calcext:value-type="float">
            <text:p>0.704160451889038</text:p>
          </table:table-cell>
          <table:table-cell table:number-columns-repeated="2"/>
        </table:table-row>
        <table:table-row table:style-name="ro1">
          <table:table-cell office:value-type="float" office:value="0.741243720054626" calcext:value-type="float">
            <text:p>0.741243720054626</text:p>
          </table:table-cell>
          <table:table-cell table:number-columns-repeated="2"/>
        </table:table-row>
        <table:table-row table:style-name="ro1">
          <table:table-cell office:value-type="float" office:value="0.851018667221069" calcext:value-type="float">
            <text:p>0.851018667221069</text:p>
          </table:table-cell>
          <table:table-cell table:number-columns-repeated="2"/>
        </table:table-row>
        <table:table-row table:style-name="ro1">
          <table:table-cell office:value-type="float" office:value="0.753742933273315" calcext:value-type="float">
            <text:p>0.753742933273315</text:p>
          </table:table-cell>
          <table:table-cell table:number-columns-repeated="2"/>
        </table:table-row>
        <table:table-row table:style-name="ro1">
          <table:table-cell office:value-type="float" office:value="0.854055285453796" calcext:value-type="float">
            <text:p>0.854055285453796</text:p>
          </table:table-cell>
          <table:table-cell table:number-columns-repeated="2"/>
        </table:table-row>
        <table:table-row table:style-name="ro1">
          <table:table-cell office:value-type="float" office:value="0.423145413398743" calcext:value-type="float">
            <text:p>0.423145413398743</text:p>
          </table:table-cell>
          <table:table-cell table:number-columns-repeated="2"/>
        </table:table-row>
        <table:table-row table:style-name="ro1">
          <table:table-cell office:value-type="float" office:value="0.731108367443085" calcext:value-type="float">
            <text:p>0.731108367443085</text:p>
          </table:table-cell>
          <table:table-cell table:number-columns-repeated="2"/>
        </table:table-row>
        <table:table-row table:style-name="ro1">
          <table:table-cell office:value-type="float" office:value="0.370468139648437" calcext:value-type="float">
            <text:p>0.370468139648437</text:p>
          </table:table-cell>
          <table:table-cell table:number-columns-repeated="2"/>
        </table:table-row>
        <table:table-row table:style-name="ro1">
          <table:table-cell office:value-type="float" office:value="0.751897573471069" calcext:value-type="float">
            <text:p>0.751897573471069</text:p>
          </table:table-cell>
          <table:table-cell table:number-columns-repeated="2"/>
        </table:table-row>
        <table:table-row table:style-name="ro1">
          <table:table-cell office:value-type="float" office:value="0.743917524814606" calcext:value-type="float">
            <text:p>0.743917524814606</text:p>
          </table:table-cell>
          <table:table-cell table:number-columns-repeated="2"/>
        </table:table-row>
        <table:table-row table:style-name="ro1">
          <table:table-cell office:value-type="float" office:value="0.739224374294281" calcext:value-type="float">
            <text:p>0.739224374294281</text:p>
          </table:table-cell>
          <table:table-cell table:number-columns-repeated="2"/>
        </table:table-row>
        <table:table-row table:style-name="ro1">
          <table:table-cell office:value-type="float" office:value="0.446606159210205" calcext:value-type="float">
            <text:p>0.446606159210205</text:p>
          </table:table-cell>
          <table:table-cell table:number-columns-repeated="2"/>
        </table:table-row>
        <table:table-row table:style-name="ro1">
          <table:table-cell office:value-type="float" office:value="0.666889309883118" calcext:value-type="float">
            <text:p>0.666889309883118</text:p>
          </table:table-cell>
          <table:table-cell table:number-columns-repeated="2"/>
        </table:table-row>
        <table:table-row table:style-name="ro1">
          <table:table-cell office:value-type="float" office:value="0.448101282119751" calcext:value-type="float">
            <text:p>0.448101282119751</text:p>
          </table:table-cell>
          <table:table-cell table:number-columns-repeated="2"/>
        </table:table-row>
        <table:table-row table:style-name="ro1">
          <table:table-cell office:value-type="float" office:value="0.629104793071747" calcext:value-type="float">
            <text:p>0.629104793071747</text:p>
          </table:table-cell>
          <table:table-cell table:number-columns-repeated="2"/>
        </table:table-row>
        <table:table-row table:style-name="ro1">
          <table:table-cell office:value-type="float" office:value="0.472653985023499" calcext:value-type="float">
            <text:p>0.472653985023499</text:p>
          </table:table-cell>
          <table:table-cell table:number-columns-repeated="2"/>
        </table:table-row>
        <table:table-row table:style-name="ro1">
          <table:table-cell office:value-type="float" office:value="0.670624315738678" calcext:value-type="float">
            <text:p>0.670624315738678</text:p>
          </table:table-cell>
          <table:table-cell table:number-columns-repeated="2"/>
        </table:table-row>
        <table:table-row table:style-name="ro1">
          <table:table-cell office:value-type="float" office:value="0.50203287601471" calcext:value-type="float">
            <text:p>0.50203287601471</text:p>
          </table:table-cell>
          <table:table-cell table:number-columns-repeated="2"/>
        </table:table-row>
        <table:table-row table:style-name="ro1">
          <table:table-cell office:value-type="float" office:value="0.669244945049286" calcext:value-type="float">
            <text:p>0.669244945049286</text:p>
          </table:table-cell>
          <table:table-cell table:number-columns-repeated="2"/>
        </table:table-row>
        <table:table-row table:style-name="ro1">
          <table:table-cell office:value-type="float" office:value="0.504414916038513" calcext:value-type="float">
            <text:p>0.504414916038513</text:p>
          </table:table-cell>
          <table:table-cell table:number-columns-repeated="2"/>
        </table:table-row>
        <table:table-row table:style-name="ro1">
          <table:table-cell office:value-type="float" office:value="0.693276882171631" calcext:value-type="float">
            <text:p>0.693276882171631</text:p>
          </table:table-cell>
          <table:table-cell table:number-columns-repeated="2"/>
        </table:table-row>
        <table:table-row table:style-name="ro1">
          <table:table-cell office:value-type="float" office:value="0.503521025180817" calcext:value-type="float">
            <text:p>0.503521025180817</text:p>
          </table:table-cell>
          <table:table-cell table:number-columns-repeated="2"/>
        </table:table-row>
        <table:table-row table:style-name="ro1">
          <table:table-cell office:value-type="float" office:value="0.684414029121399" calcext:value-type="float">
            <text:p>0.684414029121399</text:p>
          </table:table-cell>
          <table:table-cell table:number-columns-repeated="2"/>
        </table:table-row>
        <table:table-row table:style-name="ro1">
          <table:table-cell office:value-type="float" office:value="0.519014060497284" calcext:value-type="float">
            <text:p>0.519014060497284</text:p>
          </table:table-cell>
          <table:table-cell table:number-columns-repeated="2"/>
        </table:table-row>
        <table:table-row table:style-name="ro1">
          <table:table-cell office:value-type="float" office:value="0.727389454841614" calcext:value-type="float">
            <text:p>0.727389454841614</text:p>
          </table:table-cell>
          <table:table-cell table:number-columns-repeated="2"/>
        </table:table-row>
        <table:table-row table:style-name="ro1">
          <table:table-cell office:value-type="float" office:value="0.522376716136932" calcext:value-type="float">
            <text:p>0.522376716136932</text:p>
          </table:table-cell>
          <table:table-cell table:number-columns-repeated="2"/>
        </table:table-row>
        <table:table-row table:style-name="ro1">
          <table:table-cell office:value-type="float" office:value="0.652758061885834" calcext:value-type="float">
            <text:p>0.652758061885834</text:p>
          </table:table-cell>
          <table:table-cell table:number-columns-repeated="2"/>
        </table:table-row>
        <table:table-row table:style-name="ro1">
          <table:table-cell office:value-type="float" office:value="0.353399604558945" calcext:value-type="float">
            <text:p>0.353399604558945</text:p>
          </table:table-cell>
          <table:table-cell table:number-columns-repeated="2"/>
        </table:table-row>
        <table:table-row table:style-name="ro1">
          <table:table-cell office:value-type="float" office:value="0.509124398231506" calcext:value-type="float">
            <text:p>0.509124398231506</text:p>
          </table:table-cell>
          <table:table-cell table:number-columns-repeated="2"/>
        </table:table-row>
        <table:table-row table:style-name="ro1">
          <table:table-cell office:value-type="float" office:value="0.404430449008942" calcext:value-type="float">
            <text:p>0.404430449008942</text:p>
          </table:table-cell>
          <table:table-cell table:number-columns-repeated="2"/>
        </table:table-row>
        <table:table-row table:style-name="ro1">
          <table:table-cell office:value-type="float" office:value="0.500003039836884" calcext:value-type="float">
            <text:p>0.500003039836884</text:p>
          </table:table-cell>
          <table:table-cell table:number-columns-repeated="2"/>
        </table:table-row>
        <table:table-row table:style-name="ro1">
          <table:table-cell office:value-type="float" office:value="0.256488889455795" calcext:value-type="float">
            <text:p>0.256488889455795</text:p>
          </table:table-cell>
          <table:table-cell table:number-columns-repeated="2"/>
        </table:table-row>
        <table:table-row table:style-name="ro1">
          <table:table-cell office:value-type="float" office:value="0.280555069446564" calcext:value-type="float">
            <text:p>0.280555069446564</text:p>
          </table:table-cell>
          <table:table-cell table:number-columns-repeated="2"/>
        </table:table-row>
        <table:table-row table:style-name="ro1">
          <table:table-cell office:value-type="float" office:value="0.516295075416565" calcext:value-type="float">
            <text:p>0.516295075416565</text:p>
          </table:table-cell>
          <table:table-cell table:number-columns-repeated="2"/>
        </table:table-row>
        <table:table-row table:style-name="ro1">
          <table:table-cell office:value-type="float" office:value="0.279362559318542" calcext:value-type="float">
            <text:p>0.279362559318542</text:p>
          </table:table-cell>
          <table:table-cell table:number-columns-repeated="2"/>
        </table:table-row>
        <table:table-row table:style-name="ro1">
          <table:table-cell office:value-type="float" office:value="0.601225912570953" calcext:value-type="float">
            <text:p>0.601225912570953</text:p>
          </table:table-cell>
          <table:table-cell table:number-columns-repeated="2"/>
        </table:table-row>
        <table:table-row table:style-name="ro1">
          <table:table-cell office:value-type="float" office:value="0.856968462467194" calcext:value-type="float">
            <text:p>0.856968462467194</text:p>
          </table:table-cell>
          <table:table-cell table:number-columns-repeated="2"/>
        </table:table-row>
        <table:table-row table:style-name="ro1">
          <table:table-cell office:value-type="float" office:value="0.90055924654007" calcext:value-type="float">
            <text:p>0.90055924654007</text:p>
          </table:table-cell>
          <table:table-cell table:number-columns-repeated="2"/>
        </table:table-row>
        <table:table-row table:style-name="ro1">
          <table:table-cell office:value-type="float" office:value="0.377827256917953" calcext:value-type="float">
            <text:p>0.377827256917953</text:p>
          </table:table-cell>
          <table:table-cell table:number-columns-repeated="2"/>
        </table:table-row>
        <table:table-row table:style-name="ro1">
          <table:table-cell office:value-type="float" office:value="0.534648478031158" calcext:value-type="float">
            <text:p>0.534648478031158</text:p>
          </table:table-cell>
          <table:table-cell table:number-columns-repeated="2"/>
        </table:table-row>
        <table:table-row table:style-name="ro1">
          <table:table-cell office:value-type="float" office:value="0.493358045816422" calcext:value-type="float">
            <text:p>0.493358045816422</text:p>
          </table:table-cell>
          <table:table-cell table:number-columns-repeated="2"/>
        </table:table-row>
        <table:table-row table:style-name="ro1">
          <table:table-cell office:value-type="float" office:value="0.520164132118225" calcext:value-type="float">
            <text:p>0.520164132118225</text:p>
          </table:table-cell>
          <table:table-cell table:number-columns-repeated="2"/>
        </table:table-row>
        <table:table-row table:style-name="ro1">
          <table:table-cell office:value-type="float" office:value="0.411726832389832" calcext:value-type="float">
            <text:p>0.411726832389832</text:p>
          </table:table-cell>
          <table:table-cell table:number-columns-repeated="2"/>
        </table:table-row>
        <table:table-row table:style-name="ro1">
          <table:table-cell office:value-type="float" office:value="0.536011099815369" calcext:value-type="float">
            <text:p>0.536011099815369</text:p>
          </table:table-cell>
          <table:table-cell table:number-columns-repeated="2"/>
        </table:table-row>
        <table:table-row table:style-name="ro1">
          <table:table-cell office:value-type="float" office:value="0.420343697071075" calcext:value-type="float">
            <text:p>0.420343697071075</text:p>
          </table:table-cell>
          <table:table-cell table:number-columns-repeated="2"/>
        </table:table-row>
        <table:table-row table:style-name="ro1">
          <table:table-cell office:value-type="float" office:value="0.790750980377197" calcext:value-type="float">
            <text:p>0.790750980377197</text:p>
          </table:table-cell>
          <table:table-cell table:number-columns-repeated="2"/>
        </table:table-row>
        <table:table-row table:style-name="ro1">
          <table:table-cell office:value-type="float" office:value="0.266392409801483" calcext:value-type="float">
            <text:p>0.266392409801483</text:p>
          </table:table-cell>
          <table:table-cell table:number-columns-repeated="2"/>
        </table:table-row>
        <table:table-row table:style-name="ro1">
          <table:table-cell office:value-type="float" office:value="0.425979197025299" calcext:value-type="float">
            <text:p>0.425979197025299</text:p>
          </table:table-cell>
          <table:table-cell table:number-columns-repeated="2"/>
        </table:table-row>
        <table:table-row table:style-name="ro1">
          <table:table-cell office:value-type="float" office:value="0.429377943277359" calcext:value-type="float">
            <text:p>0.429377943277359</text:p>
          </table:table-cell>
          <table:table-cell table:number-columns-repeated="2"/>
        </table:table-row>
        <table:table-row table:style-name="ro1">
          <table:table-cell office:value-type="float" office:value="0.490469694137573" calcext:value-type="float">
            <text:p>0.490469694137573</text:p>
          </table:table-cell>
          <table:table-cell table:number-columns-repeated="2"/>
        </table:table-row>
        <table:table-row table:style-name="ro1">
          <table:table-cell office:value-type="float" office:value="0.479251831769943" calcext:value-type="float">
            <text:p>0.479251831769943</text:p>
          </table:table-cell>
          <table:table-cell table:number-columns-repeated="2"/>
        </table:table-row>
        <table:table-row table:style-name="ro1">
          <table:table-cell office:value-type="float" office:value="0.526801466941834" calcext:value-type="float">
            <text:p>0.526801466941834</text:p>
          </table:table-cell>
          <table:table-cell table:number-columns-repeated="2"/>
        </table:table-row>
        <table:table-row table:style-name="ro1">
          <table:table-cell office:value-type="float" office:value="0.708659589290619" calcext:value-type="float">
            <text:p>0.708659589290619</text:p>
          </table:table-cell>
          <table:table-cell table:number-columns-repeated="2"/>
        </table:table-row>
        <table:table-row table:style-name="ro1">
          <table:table-cell office:value-type="float" office:value="0.388889312744141" calcext:value-type="float">
            <text:p>0.388889312744141</text:p>
          </table:table-cell>
          <table:table-cell table:number-columns-repeated="2"/>
        </table:table-row>
        <table:table-row table:style-name="ro1">
          <table:table-cell office:value-type="float" office:value="0.548816859722137" calcext:value-type="float">
            <text:p>0.548816859722137</text:p>
          </table:table-cell>
          <table:table-cell table:number-columns-repeated="2"/>
        </table:table-row>
        <table:table-row table:style-name="ro1">
          <table:table-cell office:value-type="float" office:value="0.367792308330536" calcext:value-type="float">
            <text:p>0.367792308330536</text:p>
          </table:table-cell>
          <table:table-cell table:number-columns-repeated="2"/>
        </table:table-row>
        <table:table-row table:style-name="ro1">
          <table:table-cell office:value-type="float" office:value="0.580307602882385" calcext:value-type="float">
            <text:p>0.580307602882385</text:p>
          </table:table-cell>
          <table:table-cell table:number-columns-repeated="2"/>
        </table:table-row>
        <table:table-row table:style-name="ro1">
          <table:table-cell office:value-type="float" office:value="0.669893682003021" calcext:value-type="float">
            <text:p>0.669893682003021</text:p>
          </table:table-cell>
          <table:table-cell table:number-columns-repeated="2"/>
        </table:table-row>
        <table:table-row table:style-name="ro1">
          <table:table-cell office:value-type="float" office:value="0.719021260738373" calcext:value-type="float">
            <text:p>0.719021260738373</text:p>
          </table:table-cell>
          <table:table-cell table:number-columns-repeated="2"/>
        </table:table-row>
        <table:table-row table:style-name="ro1">
          <table:table-cell office:value-type="float" office:value="0.705979645252228" calcext:value-type="float">
            <text:p>0.705979645252228</text:p>
          </table:table-cell>
          <table:table-cell table:number-columns-repeated="2"/>
        </table:table-row>
        <table:table-row table:style-name="ro1">
          <table:table-cell office:value-type="float" office:value="0.687426567077637" calcext:value-type="float">
            <text:p>0.687426567077637</text:p>
          </table:table-cell>
          <table:table-cell table:number-columns-repeated="2"/>
        </table:table-row>
        <table:table-row table:style-name="ro1">
          <table:table-cell office:value-type="float" office:value="0.277150124311447" calcext:value-type="float">
            <text:p>0.277150124311447</text:p>
          </table:table-cell>
          <table:table-cell table:number-columns-repeated="2"/>
        </table:table-row>
        <table:table-row table:style-name="ro1">
          <table:table-cell office:value-type="float" office:value="0.6715407371521" calcext:value-type="float">
            <text:p>0.6715407371521</text:p>
          </table:table-cell>
          <table:table-cell table:number-columns-repeated="2"/>
        </table:table-row>
        <table:table-row table:style-name="ro1">
          <table:table-cell office:value-type="float" office:value="0.675298035144806" calcext:value-type="float">
            <text:p>0.675298035144806</text:p>
          </table:table-cell>
          <table:table-cell table:number-columns-repeated="2"/>
        </table:table-row>
        <table:table-row table:style-name="ro1">
          <table:table-cell office:value-type="float" office:value="0.626243472099304" calcext:value-type="float">
            <text:p>0.626243472099304</text:p>
          </table:table-cell>
          <table:table-cell table:number-columns-repeated="2"/>
        </table:table-row>
        <table:table-row table:style-name="ro1">
          <table:table-cell office:value-type="float" office:value="0.646023094654083" calcext:value-type="float">
            <text:p>0.646023094654083</text:p>
          </table:table-cell>
          <table:table-cell table:number-columns-repeated="2"/>
        </table:table-row>
        <table:table-row table:style-name="ro1">
          <table:table-cell office:value-type="float" office:value="0.647329330444336" calcext:value-type="float">
            <text:p>0.647329330444336</text:p>
          </table:table-cell>
          <table:table-cell table:number-columns-repeated="2"/>
        </table:table-row>
        <table:table-row table:style-name="ro1">
          <table:table-cell office:value-type="float" office:value="0.629867970943451" calcext:value-type="float">
            <text:p>0.629867970943451</text:p>
          </table:table-cell>
          <table:table-cell table:number-columns-repeated="2"/>
        </table:table-row>
        <table:table-row table:style-name="ro1">
          <table:table-cell office:value-type="float" office:value="0.621301651000977" calcext:value-type="float">
            <text:p>0.621301651000977</text:p>
          </table:table-cell>
          <table:table-cell table:number-columns-repeated="2"/>
        </table:table-row>
        <table:table-row table:style-name="ro1">
          <table:table-cell office:value-type="float" office:value="0.628384292125702" calcext:value-type="float">
            <text:p>0.628384292125702</text:p>
          </table:table-cell>
          <table:table-cell table:number-columns-repeated="2"/>
        </table:table-row>
        <table:table-row table:style-name="ro1">
          <table:table-cell office:value-type="float" office:value="0.610345005989075" calcext:value-type="float">
            <text:p>0.610345005989075</text:p>
          </table:table-cell>
          <table:table-cell table:number-columns-repeated="2"/>
        </table:table-row>
        <table:table-row table:style-name="ro1">
          <table:table-cell office:value-type="float" office:value="0.90805321931839" calcext:value-type="float">
            <text:p>0.90805321931839</text:p>
          </table:table-cell>
          <table:table-cell table:number-columns-repeated="2"/>
        </table:table-row>
        <table:table-row table:style-name="ro1">
          <table:table-cell office:value-type="float" office:value="0.482724577188492" calcext:value-type="float">
            <text:p>0.482724577188492</text:p>
          </table:table-cell>
          <table:table-cell table:number-columns-repeated="2"/>
        </table:table-row>
        <table:table-row table:style-name="ro1">
          <table:table-cell office:value-type="float" office:value="0.889354050159454" calcext:value-type="float">
            <text:p>0.889354050159454</text:p>
          </table:table-cell>
          <table:table-cell table:number-columns-repeated="2"/>
        </table:table-row>
        <table:table-row table:style-name="ro1">
          <table:table-cell office:value-type="float" office:value="0.351843595504761" calcext:value-type="float">
            <text:p>0.351843595504761</text:p>
          </table:table-cell>
          <table:table-cell table:number-columns-repeated="2"/>
        </table:table-row>
        <table:table-row table:style-name="ro1">
          <table:table-cell office:value-type="float" office:value="0.590723097324371" calcext:value-type="float">
            <text:p>0.590723097324371</text:p>
          </table:table-cell>
          <table:table-cell table:number-columns-repeated="2"/>
        </table:table-row>
        <table:table-row table:style-name="ro1">
          <table:table-cell office:value-type="float" office:value="0.416318714618683" calcext:value-type="float">
            <text:p>0.416318714618683</text:p>
          </table:table-cell>
          <table:table-cell table:number-columns-repeated="2"/>
        </table:table-row>
        <table:table-row table:style-name="ro1">
          <table:table-cell office:value-type="float" office:value="0.723935306072235" calcext:value-type="float">
            <text:p>0.723935306072235</text:p>
          </table:table-cell>
          <table:table-cell table:number-columns-repeated="2"/>
        </table:table-row>
        <table:table-row table:style-name="ro1">
          <table:table-cell office:value-type="float" office:value="0.410122126340866" calcext:value-type="float">
            <text:p>0.410122126340866</text:p>
          </table:table-cell>
          <table:table-cell table:number-columns-repeated="2"/>
        </table:table-row>
        <table:table-row table:style-name="ro1">
          <table:table-cell office:value-type="float" office:value="0.300087511539459" calcext:value-type="float">
            <text:p>0.300087511539459</text:p>
          </table:table-cell>
          <table:table-cell table:number-columns-repeated="2"/>
        </table:table-row>
        <table:table-row table:style-name="ro1">
          <table:table-cell office:value-type="float" office:value="0.798382937908173" calcext:value-type="float">
            <text:p>0.798382937908173</text:p>
          </table:table-cell>
          <table:table-cell table:number-columns-repeated="2"/>
        </table:table-row>
        <table:table-row table:style-name="ro1">
          <table:table-cell office:value-type="float" office:value="0.380192816257477" calcext:value-type="float">
            <text:p>0.380192816257477</text:p>
          </table:table-cell>
          <table:table-cell table:number-columns-repeated="2"/>
        </table:table-row>
        <table:table-row table:style-name="ro1">
          <table:table-cell office:value-type="float" office:value="0.584108471870422" calcext:value-type="float">
            <text:p>0.584108471870422</text:p>
          </table:table-cell>
          <table:table-cell table:number-columns-repeated="2"/>
        </table:table-row>
        <table:table-row table:style-name="ro1">
          <table:table-cell office:value-type="float" office:value="0.422506392002106" calcext:value-type="float">
            <text:p>0.422506392002106</text:p>
          </table:table-cell>
          <table:table-cell table:number-columns-repeated="2"/>
        </table:table-row>
        <table:table-row table:style-name="ro1">
          <table:table-cell office:value-type="float" office:value="0.893340289592743" calcext:value-type="float">
            <text:p>0.893340289592743</text:p>
          </table:table-cell>
          <table:table-cell table:number-columns-repeated="2"/>
        </table:table-row>
        <table:table-row table:style-name="ro1">
          <table:table-cell office:value-type="float" office:value="0.398026466369629" calcext:value-type="float">
            <text:p>0.398026466369629</text:p>
          </table:table-cell>
          <table:table-cell table:number-columns-repeated="2"/>
        </table:table-row>
        <table:table-row table:style-name="ro1">
          <table:table-cell office:value-type="float" office:value="0.388804823160172" calcext:value-type="float">
            <text:p>0.388804823160172</text:p>
          </table:table-cell>
          <table:table-cell table:number-columns-repeated="2"/>
        </table:table-row>
        <table:table-row table:style-name="ro1">
          <table:table-cell office:value-type="float" office:value="0.562542319297791" calcext:value-type="float">
            <text:p>0.562542319297791</text:p>
          </table:table-cell>
          <table:table-cell table:number-columns-repeated="2"/>
        </table:table-row>
        <table:table-row table:style-name="ro1">
          <table:table-cell office:value-type="float" office:value="0.471043139696121" calcext:value-type="float">
            <text:p>0.471043139696121</text:p>
          </table:table-cell>
          <table:table-cell table:number-columns-repeated="2"/>
        </table:table-row>
        <table:table-row table:style-name="ro1">
          <table:table-cell office:value-type="float" office:value="0.748480916023254" calcext:value-type="float">
            <text:p>0.748480916023254</text:p>
          </table:table-cell>
          <table:table-cell table:number-columns-repeated="2"/>
        </table:table-row>
        <table:table-row table:style-name="ro1">
          <table:table-cell office:value-type="float" office:value="0.798850834369659" calcext:value-type="float">
            <text:p>0.798850834369659</text:p>
          </table:table-cell>
          <table:table-cell table:number-columns-repeated="2"/>
        </table:table-row>
        <table:table-row table:style-name="ro1">
          <table:table-cell office:value-type="float" office:value="0.741818904876709" calcext:value-type="float">
            <text:p>0.741818904876709</text:p>
          </table:table-cell>
          <table:table-cell table:number-columns-repeated="2"/>
        </table:table-row>
        <table:table-row table:style-name="ro1">
          <table:table-cell office:value-type="float" office:value="0.77058869600296" calcext:value-type="float">
            <text:p>0.77058869600296</text:p>
          </table:table-cell>
          <table:table-cell table:number-columns-repeated="2"/>
        </table:table-row>
        <table:table-row table:style-name="ro1">
          <table:table-cell office:value-type="float" office:value="0.76949954032898" calcext:value-type="float">
            <text:p>0.76949954032898</text:p>
          </table:table-cell>
          <table:table-cell table:number-columns-repeated="2"/>
        </table:table-row>
        <table:table-row table:style-name="ro1">
          <table:table-cell office:value-type="float" office:value="0.752680838108063" calcext:value-type="float">
            <text:p>0.752680838108063</text:p>
          </table:table-cell>
          <table:table-cell table:number-columns-repeated="2"/>
        </table:table-row>
        <table:table-row table:style-name="ro1">
          <table:table-cell office:value-type="float" office:value="0.765738427639008" calcext:value-type="float">
            <text:p>0.765738427639008</text:p>
          </table:table-cell>
          <table:table-cell table:number-columns-repeated="2"/>
        </table:table-row>
        <table:table-row table:style-name="ro1">
          <table:table-cell office:value-type="float" office:value="0.768145561218262" calcext:value-type="float">
            <text:p>0.768145561218262</text:p>
          </table:table-cell>
          <table:table-cell table:number-columns-repeated="2"/>
        </table:table-row>
        <table:table-row table:style-name="ro1">
          <table:table-cell office:value-type="float" office:value="0.688363432884216" calcext:value-type="float">
            <text:p>0.688363432884216</text:p>
          </table:table-cell>
          <table:table-cell table:number-columns-repeated="2"/>
        </table:table-row>
        <table:table-row table:style-name="ro1">
          <table:table-cell office:value-type="float" office:value="0.57043582201004" calcext:value-type="float">
            <text:p>0.57043582201004</text:p>
          </table:table-cell>
          <table:table-cell table:number-columns-repeated="2"/>
        </table:table-row>
        <table:table-row table:style-name="ro1">
          <table:table-cell office:value-type="float" office:value="0.64325875043869" calcext:value-type="float">
            <text:p>0.64325875043869</text:p>
          </table:table-cell>
          <table:table-cell table:number-columns-repeated="2"/>
        </table:table-row>
        <table:table-row table:style-name="ro1">
          <table:table-cell office:value-type="float" office:value="0.568929672241211" calcext:value-type="float">
            <text:p>0.568929672241211</text:p>
          </table:table-cell>
          <table:table-cell table:number-columns-repeated="2"/>
        </table:table-row>
        <table:table-row table:style-name="ro1">
          <table:table-cell office:value-type="float" office:value="0.62954968214035" calcext:value-type="float">
            <text:p>0.62954968214035</text:p>
          </table:table-cell>
          <table:table-cell table:number-columns-repeated="2"/>
        </table:table-row>
        <table:table-row table:style-name="ro1">
          <table:table-cell office:value-type="float" office:value="0.569351017475128" calcext:value-type="float">
            <text:p>0.569351017475128</text:p>
          </table:table-cell>
          <table:table-cell table:number-columns-repeated="2"/>
        </table:table-row>
        <table:table-row table:style-name="ro1">
          <table:table-cell office:value-type="float" office:value="0.583579063415527" calcext:value-type="float">
            <text:p>0.583579063415527</text:p>
          </table:table-cell>
          <table:table-cell table:number-columns-repeated="2"/>
        </table:table-row>
        <table:table-row table:style-name="ro1">
          <table:table-cell office:value-type="float" office:value="0.555241763591766" calcext:value-type="float">
            <text:p>0.555241763591766</text:p>
          </table:table-cell>
          <table:table-cell table:number-columns-repeated="2"/>
        </table:table-row>
        <table:table-row table:style-name="ro1">
          <table:table-cell office:value-type="float" office:value="0.541161894798279" calcext:value-type="float">
            <text:p>0.541161894798279</text:p>
          </table:table-cell>
          <table:table-cell table:number-columns-repeated="2"/>
        </table:table-row>
        <table:table-row table:style-name="ro1">
          <table:table-cell office:value-type="float" office:value="0.53288996219635" calcext:value-type="float">
            <text:p>0.53288996219635</text:p>
          </table:table-cell>
          <table:table-cell table:number-columns-repeated="2"/>
        </table:table-row>
        <table:table-row table:style-name="ro1">
          <table:table-cell office:value-type="float" office:value="0.529375731945038" calcext:value-type="float">
            <text:p>0.529375731945038</text:p>
          </table:table-cell>
          <table:table-cell table:number-columns-repeated="2"/>
        </table:table-row>
        <table:table-row table:style-name="ro1">
          <table:table-cell office:value-type="float" office:value="0.541840672492981" calcext:value-type="float">
            <text:p>0.541840672492981</text:p>
          </table:table-cell>
          <table:table-cell table:number-columns-repeated="2"/>
        </table:table-row>
        <table:table-row table:style-name="ro1">
          <table:table-cell office:value-type="float" office:value="0.548331260681152" calcext:value-type="float">
            <text:p>0.548331260681152</text:p>
          </table:table-cell>
          <table:table-cell table:number-columns-repeated="2"/>
        </table:table-row>
        <table:table-row table:style-name="ro1">
          <table:table-cell office:value-type="float" office:value="0.55741149187088" calcext:value-type="float">
            <text:p>0.55741149187088</text:p>
          </table:table-cell>
          <table:table-cell table:number-columns-repeated="2"/>
        </table:table-row>
        <table:table-row table:style-name="ro1">
          <table:table-cell office:value-type="float" office:value="0.536860823631287" calcext:value-type="float">
            <text:p>0.536860823631287</text:p>
          </table:table-cell>
          <table:table-cell table:number-columns-repeated="2"/>
        </table:table-row>
        <table:table-row table:style-name="ro1">
          <table:table-cell office:value-type="float" office:value="0.53965425491333" calcext:value-type="float">
            <text:p>0.53965425491333</text:p>
          </table:table-cell>
          <table:table-cell table:number-columns-repeated="2"/>
        </table:table-row>
        <table:table-row table:style-name="ro1">
          <table:table-cell office:value-type="float" office:value="0.546556890010834" calcext:value-type="float">
            <text:p>0.546556890010834</text:p>
          </table:table-cell>
          <table:table-cell table:number-columns-repeated="2"/>
        </table:table-row>
        <table:table-row table:style-name="ro1">
          <table:table-cell office:value-type="float" office:value="0.540328800678253" calcext:value-type="float">
            <text:p>0.540328800678253</text:p>
          </table:table-cell>
          <table:table-cell table:number-columns-repeated="2"/>
        </table:table-row>
        <table:table-row table:style-name="ro1">
          <table:table-cell office:value-type="float" office:value="0.528390169143677" calcext:value-type="float">
            <text:p>0.528390169143677</text:p>
          </table:table-cell>
          <table:table-cell table:number-columns-repeated="2"/>
        </table:table-row>
        <table:table-row table:style-name="ro1">
          <table:table-cell office:value-type="float" office:value="0.526466310024262" calcext:value-type="float">
            <text:p>0.526466310024262</text:p>
          </table:table-cell>
          <table:table-cell table:number-columns-repeated="2"/>
        </table:table-row>
        <table:table-row table:style-name="ro1">
          <table:table-cell office:value-type="float" office:value="0.532110750675201" calcext:value-type="float">
            <text:p>0.532110750675201</text:p>
          </table:table-cell>
          <table:table-cell table:number-columns-repeated="2"/>
        </table:table-row>
        <table:table-row table:style-name="ro1">
          <table:table-cell office:value-type="float" office:value="0.533347427845001" calcext:value-type="float">
            <text:p>0.533347427845001</text:p>
          </table:table-cell>
          <table:table-cell table:number-columns-repeated="2"/>
        </table:table-row>
        <table:table-row table:style-name="ro1">
          <table:table-cell office:value-type="float" office:value="0.531201720237732" calcext:value-type="float">
            <text:p>0.531201720237732</text:p>
          </table:table-cell>
          <table:table-cell table:number-columns-repeated="2"/>
        </table:table-row>
        <table:table-row table:style-name="ro1">
          <table:table-cell office:value-type="float" office:value="0.548004269599915" calcext:value-type="float">
            <text:p>0.548004269599915</text:p>
          </table:table-cell>
          <table:table-cell table:number-columns-repeated="2"/>
        </table:table-row>
        <table:table-row table:style-name="ro1">
          <table:table-cell office:value-type="float" office:value="0.574190735816956" calcext:value-type="float">
            <text:p>0.574190735816956</text:p>
          </table:table-cell>
          <table:table-cell table:number-columns-repeated="2"/>
        </table:table-row>
        <table:table-row table:style-name="ro1">
          <table:table-cell office:value-type="float" office:value="0.582237362861633" calcext:value-type="float">
            <text:p>0.582237362861633</text:p>
          </table:table-cell>
          <table:table-cell table:number-columns-repeated="2"/>
        </table:table-row>
        <table:table-row table:style-name="ro1">
          <table:table-cell office:value-type="float" office:value="0.448695033788681" calcext:value-type="float">
            <text:p>0.448695033788681</text:p>
          </table:table-cell>
          <table:table-cell table:number-columns-repeated="2"/>
        </table:table-row>
        <table:table-row table:style-name="ro1">
          <table:table-cell office:value-type="float" office:value="0.494445770978928" calcext:value-type="float">
            <text:p>0.494445770978928</text:p>
          </table:table-cell>
          <table:table-cell table:number-columns-repeated="2"/>
        </table:table-row>
        <table:table-row table:style-name="ro1">
          <table:table-cell office:value-type="float" office:value="0.454662799835205" calcext:value-type="float">
            <text:p>0.454662799835205</text:p>
          </table:table-cell>
          <table:table-cell table:number-columns-repeated="2"/>
        </table:table-row>
        <table:table-row table:style-name="ro1">
          <table:table-cell office:value-type="float" office:value="0.476116567850113" calcext:value-type="float">
            <text:p>0.476116567850113</text:p>
          </table:table-cell>
          <table:table-cell table:number-columns-repeated="2"/>
        </table:table-row>
        <table:table-row table:style-name="ro1">
          <table:table-cell office:value-type="float" office:value="0.476583153009415" calcext:value-type="float">
            <text:p>0.476583153009415</text:p>
          </table:table-cell>
          <table:table-cell table:number-columns-repeated="2"/>
        </table:table-row>
        <table:table-row table:style-name="ro1">
          <table:table-cell office:value-type="float" office:value="0.487603902816772" calcext:value-type="float">
            <text:p>0.487603902816772</text:p>
          </table:table-cell>
          <table:table-cell table:number-columns-repeated="2"/>
        </table:table-row>
        <table:table-row table:style-name="ro1">
          <table:table-cell office:value-type="float" office:value="0.515557706356049" calcext:value-type="float">
            <text:p>0.515557706356049</text:p>
          </table:table-cell>
          <table:table-cell table:number-columns-repeated="2"/>
        </table:table-row>
        <table:table-row table:style-name="ro1">
          <table:table-cell office:value-type="float" office:value="0.511920213699341" calcext:value-type="float">
            <text:p>0.511920213699341</text:p>
          </table:table-cell>
          <table:table-cell table:number-columns-repeated="2"/>
        </table:table-row>
        <table:table-row table:style-name="ro1">
          <table:table-cell office:value-type="float" office:value="0.502165734767914" calcext:value-type="float">
            <text:p>0.502165734767914</text:p>
          </table:table-cell>
          <table:table-cell table:number-columns-repeated="2"/>
        </table:table-row>
        <table:table-row table:style-name="ro1">
          <table:table-cell office:value-type="float" office:value="0.386033624410629" calcext:value-type="float">
            <text:p>0.386033624410629</text:p>
          </table:table-cell>
          <table:table-cell table:number-columns-repeated="2"/>
        </table:table-row>
        <table:table-row table:style-name="ro1">
          <table:table-cell office:value-type="float" office:value="0.368539154529572" calcext:value-type="float">
            <text:p>0.368539154529572</text:p>
          </table:table-cell>
          <table:table-cell table:number-columns-repeated="2"/>
        </table:table-row>
        <table:table-row table:style-name="ro1">
          <table:table-cell office:value-type="float" office:value="0.373129993677139" calcext:value-type="float">
            <text:p>0.373129993677139</text:p>
          </table:table-cell>
          <table:table-cell table:number-columns-repeated="2"/>
        </table:table-row>
        <table:table-row table:style-name="ro1">
          <table:table-cell office:value-type="float" office:value="0.263030260801315" calcext:value-type="float">
            <text:p>0.263030260801315</text:p>
          </table:table-cell>
          <table:table-cell table:number-columns-repeated="2"/>
        </table:table-row>
        <table:table-row table:style-name="ro1">
          <table:table-cell office:value-type="float" office:value="0.251985669136047" calcext:value-type="float">
            <text:p>0.251985669136047</text:p>
          </table:table-cell>
          <table:table-cell table:number-columns-repeated="2"/>
        </table:table-row>
        <table:table-row table:style-name="ro1">
          <table:table-cell office:value-type="float" office:value="0.297344982624054" calcext:value-type="float">
            <text:p>0.297344982624054</text:p>
          </table:table-cell>
          <table:table-cell table:number-columns-repeated="2"/>
        </table:table-row>
        <table:table-row table:style-name="ro1">
          <table:table-cell office:value-type="float" office:value="0.260539650917053" calcext:value-type="float">
            <text:p>0.260539650917053</text:p>
          </table:table-cell>
          <table:table-cell table:number-columns-repeated="2"/>
        </table:table-row>
        <table:table-row table:style-name="ro1">
          <table:table-cell office:value-type="float" office:value="0.277438282966614" calcext:value-type="float">
            <text:p>0.277438282966614</text:p>
          </table:table-cell>
          <table:table-cell table:number-columns-repeated="2"/>
        </table:table-row>
        <table:table-row table:style-name="ro1">
          <table:table-cell office:value-type="float" office:value="0.269478529691696" calcext:value-type="float">
            <text:p>0.269478529691696</text:p>
          </table:table-cell>
          <table:table-cell table:number-columns-repeated="2"/>
        </table:table-row>
        <table:table-row table:style-name="ro1">
          <table:table-cell office:value-type="float" office:value="0.265803396701813" calcext:value-type="float">
            <text:p>0.265803396701813</text:p>
          </table:table-cell>
          <table:table-cell table:number-columns-repeated="2"/>
        </table:table-row>
        <table:table-row table:style-name="ro1">
          <table:table-cell office:value-type="float" office:value="0.330820977687836" calcext:value-type="float">
            <text:p>0.330820977687836</text:p>
          </table:table-cell>
          <table:table-cell table:number-columns-repeated="2"/>
        </table:table-row>
        <table:table-row table:style-name="ro1">
          <table:table-cell office:value-type="float" office:value="0.339095115661621" calcext:value-type="float">
            <text:p>0.339095115661621</text:p>
          </table:table-cell>
          <table:table-cell table:number-columns-repeated="2"/>
        </table:table-row>
        <table:table-row table:style-name="ro1">
          <table:table-cell office:value-type="float" office:value="0.329383164644241" calcext:value-type="float">
            <text:p>0.329383164644241</text:p>
          </table:table-cell>
          <table:table-cell table:number-columns-repeated="2"/>
        </table:table-row>
        <table:table-row table:style-name="ro1">
          <table:table-cell office:value-type="float" office:value="0.253269582986832" calcext:value-type="float">
            <text:p>0.253269582986832</text:p>
          </table:table-cell>
          <table:table-cell table:number-columns-repeated="2"/>
        </table:table-row>
        <table:table-row table:style-name="ro1">
          <table:table-cell office:value-type="float" office:value="0.273103147745132" calcext:value-type="float">
            <text:p>0.273103147745132</text:p>
          </table:table-cell>
          <table:table-cell table:number-columns-repeated="2"/>
        </table:table-row>
        <table:table-row table:style-name="ro1">
          <table:table-cell office:value-type="float" office:value="0.260994285345078" calcext:value-type="float">
            <text:p>0.260994285345078</text:p>
          </table:table-cell>
          <table:table-cell table:number-columns-repeated="2"/>
        </table:table-row>
        <table:table-row table:style-name="ro1">
          <table:table-cell office:value-type="float" office:value="0.255797058343887" calcext:value-type="float">
            <text:p>0.255797058343887</text:p>
          </table:table-cell>
          <table:table-cell table:number-columns-repeated="2"/>
        </table:table-row>
        <table:table-row table:style-name="ro1">
          <table:table-cell office:value-type="float" office:value="0.303962767124176" calcext:value-type="float">
            <text:p>0.303962767124176</text:p>
          </table:table-cell>
          <table:table-cell table:number-columns-repeated="2"/>
        </table:table-row>
        <table:table-row table:style-name="ro1">
          <table:table-cell office:value-type="float" office:value="0.271026492118835" calcext:value-type="float">
            <text:p>0.271026492118835</text:p>
          </table:table-cell>
          <table:table-cell table:number-columns-repeated="2"/>
        </table:table-row>
        <table:table-row table:style-name="ro1">
          <table:table-cell office:value-type="float" office:value="0.274013519287109" calcext:value-type="float">
            <text:p>0.274013519287109</text:p>
          </table:table-cell>
          <table:table-cell table:number-columns-repeated="2"/>
        </table:table-row>
        <table:table-row table:style-name="ro1">
          <table:table-cell office:value-type="float" office:value="0.270576924085617" calcext:value-type="float">
            <text:p>0.270576924085617</text:p>
          </table:table-cell>
          <table:table-cell table:number-columns-repeated="2"/>
        </table:table-row>
        <table:table-row table:style-name="ro1">
          <table:table-cell office:value-type="float" office:value="0.290568321943283" calcext:value-type="float">
            <text:p>0.290568321943283</text:p>
          </table:table-cell>
          <table:table-cell table:number-columns-repeated="2"/>
        </table:table-row>
        <table:table-row table:style-name="ro1">
          <table:table-cell office:value-type="float" office:value="0.289603143930435" calcext:value-type="float">
            <text:p>0.289603143930435</text:p>
          </table:table-cell>
          <table:table-cell table:number-columns-repeated="2"/>
        </table:table-row>
        <table:table-row table:style-name="ro1">
          <table:table-cell office:value-type="float" office:value="0.286374181509018" calcext:value-type="float">
            <text:p>0.286374181509018</text:p>
          </table:table-cell>
          <table:table-cell table:number-columns-repeated="2"/>
        </table:table-row>
        <table:table-row table:style-name="ro1">
          <table:table-cell office:value-type="float" office:value="0.523979127407074" calcext:value-type="float">
            <text:p>0.523979127407074</text:p>
          </table:table-cell>
          <table:table-cell table:number-columns-repeated="2"/>
        </table:table-row>
        <table:table-row table:style-name="ro1">
          <table:table-cell office:value-type="float" office:value="0.509687423706055" calcext:value-type="float">
            <text:p>0.509687423706055</text:p>
          </table:table-cell>
          <table:table-cell table:number-columns-repeated="2"/>
        </table:table-row>
        <table:table-row table:style-name="ro1">
          <table:table-cell office:value-type="float" office:value="0.518656551837921" calcext:value-type="float">
            <text:p>0.518656551837921</text:p>
          </table:table-cell>
          <table:table-cell table:number-columns-repeated="2"/>
        </table:table-row>
        <table:table-row table:style-name="ro1">
          <table:table-cell office:value-type="float" office:value="0.493327140808106" calcext:value-type="float">
            <text:p>0.493327140808106</text:p>
          </table:table-cell>
          <table:table-cell table:number-columns-repeated="2"/>
        </table:table-row>
        <table:table-row table:style-name="ro1">
          <table:table-cell office:value-type="float" office:value="0.495641022920608" calcext:value-type="float">
            <text:p>0.495641022920608</text:p>
          </table:table-cell>
          <table:table-cell table:number-columns-repeated="2"/>
        </table:table-row>
        <table:table-row table:style-name="ro1">
          <table:table-cell office:value-type="float" office:value="0.464167058467865" calcext:value-type="float">
            <text:p>0.464167058467865</text:p>
          </table:table-cell>
          <table:table-cell table:number-columns-repeated="2"/>
        </table:table-row>
        <table:table-row table:style-name="ro1">
          <table:table-cell office:value-type="float" office:value="0.454221963882446" calcext:value-type="float">
            <text:p>0.454221963882446</text:p>
          </table:table-cell>
          <table:table-cell table:number-columns-repeated="2"/>
        </table:table-row>
        <table:table-row table:style-name="ro1">
          <table:table-cell office:value-type="float" office:value="0.454507142305374" calcext:value-type="float">
            <text:p>0.454507142305374</text:p>
          </table:table-cell>
          <table:table-cell table:number-columns-repeated="2"/>
        </table:table-row>
        <table:table-row table:style-name="ro1">
          <table:table-cell office:value-type="float" office:value="0.448296517133713" calcext:value-type="float">
            <text:p>0.448296517133713</text:p>
          </table:table-cell>
          <table:table-cell table:number-columns-repeated="2"/>
        </table:table-row>
        <table:table-row table:style-name="ro1">
          <table:table-cell office:value-type="float" office:value="0.440111547708511" calcext:value-type="float">
            <text:p>0.440111547708511</text:p>
          </table:table-cell>
          <table:table-cell table:number-columns-repeated="2"/>
        </table:table-row>
        <table:table-row table:style-name="ro1">
          <table:table-cell office:value-type="float" office:value="0.438332796096802" calcext:value-type="float">
            <text:p>0.438332796096802</text:p>
          </table:table-cell>
          <table:table-cell table:number-columns-repeated="2"/>
        </table:table-row>
        <table:table-row table:style-name="ro1">
          <table:table-cell office:value-type="float" office:value="0.430739402770996" calcext:value-type="float">
            <text:p>0.430739402770996</text:p>
          </table:table-cell>
          <table:table-cell table:number-columns-repeated="2"/>
        </table:table-row>
        <table:table-row table:style-name="ro1">
          <table:table-cell office:value-type="float" office:value="0.349740922451019" calcext:value-type="float">
            <text:p>0.349740922451019</text:p>
          </table:table-cell>
          <table:table-cell table:number-columns-repeated="2"/>
        </table:table-row>
        <table:table-row table:style-name="ro1">
          <table:table-cell office:value-type="float" office:value="0.329708337783813" calcext:value-type="float">
            <text:p>0.329708337783813</text:p>
          </table:table-cell>
          <table:table-cell table:number-columns-repeated="2"/>
        </table:table-row>
        <table:table-row table:style-name="ro1">
          <table:table-cell office:value-type="float" office:value="0.323516070842743" calcext:value-type="float">
            <text:p>0.323516070842743</text:p>
          </table:table-cell>
          <table:table-cell table:number-columns-repeated="2"/>
        </table:table-row>
        <table:table-row table:style-name="ro1">
          <table:table-cell office:value-type="float" office:value="0.302389949560165" calcext:value-type="float">
            <text:p>0.302389949560165</text:p>
          </table:table-cell>
          <table:table-cell table:number-columns-repeated="2"/>
        </table:table-row>
        <table:table-row table:style-name="ro1">
          <table:table-cell office:value-type="float" office:value="0.32271608710289" calcext:value-type="float">
            <text:p>0.32271608710289</text:p>
          </table:table-cell>
          <table:table-cell table:number-columns-repeated="2"/>
        </table:table-row>
        <table:table-row table:style-name="ro1">
          <table:table-cell office:value-type="float" office:value="0.322500377893448" calcext:value-type="float">
            <text:p>0.322500377893448</text:p>
          </table:table-cell>
          <table:table-cell table:number-columns-repeated="2"/>
        </table:table-row>
        <table:table-row table:style-name="ro1">
          <table:table-cell office:value-type="float" office:value="0.305173069238663" calcext:value-type="float">
            <text:p>0.305173069238663</text:p>
          </table:table-cell>
          <table:table-cell table:number-columns-repeated="2"/>
        </table:table-row>
        <table:table-row table:style-name="ro1">
          <table:table-cell office:value-type="float" office:value="0.329497277736664" calcext:value-type="float">
            <text:p>0.329497277736664</text:p>
          </table:table-cell>
          <table:table-cell table:number-columns-repeated="2"/>
        </table:table-row>
        <table:table-row table:style-name="ro1">
          <table:table-cell office:value-type="float" office:value="0.312482416629791" calcext:value-type="float">
            <text:p>0.312482416629791</text:p>
          </table:table-cell>
          <table:table-cell table:number-columns-repeated="2"/>
        </table:table-row>
        <table:table-row table:style-name="ro1">
          <table:table-cell office:value-type="float" office:value="0.314705193042755" calcext:value-type="float">
            <text:p>0.314705193042755</text:p>
          </table:table-cell>
          <table:table-cell table:number-columns-repeated="2"/>
        </table:table-row>
        <table:table-row table:style-name="ro1">
          <table:table-cell office:value-type="float" office:value="0.351289212703705" calcext:value-type="float">
            <text:p>0.351289212703705</text:p>
          </table:table-cell>
          <table:table-cell table:number-columns-repeated="2"/>
        </table:table-row>
        <table:table-row table:style-name="ro1">
          <table:table-cell office:value-type="float" office:value="0.372106313705444" calcext:value-type="float">
            <text:p>0.372106313705444</text:p>
          </table:table-cell>
          <table:table-cell table:number-columns-repeated="2"/>
        </table:table-row>
        <table:table-row table:style-name="ro1">
          <table:table-cell office:value-type="float" office:value="0.402498841285706" calcext:value-type="float">
            <text:p>0.402498841285706</text:p>
          </table:table-cell>
          <table:table-cell table:number-columns-repeated="2"/>
        </table:table-row>
        <table:table-row table:style-name="ro1">
          <table:table-cell office:value-type="float" office:value="0.384720176458359" calcext:value-type="float">
            <text:p>0.384720176458359</text:p>
          </table:table-cell>
          <table:table-cell table:number-columns-repeated="2"/>
        </table:table-row>
        <table:table-row table:style-name="ro1">
          <table:table-cell office:value-type="float" office:value="0.411694258451462" calcext:value-type="float">
            <text:p>0.411694258451462</text:p>
          </table:table-cell>
          <table:table-cell table:number-columns-repeated="2"/>
        </table:table-row>
        <table:table-row table:style-name="ro1">
          <table:table-cell office:value-type="float" office:value="0.395632535219193" calcext:value-type="float">
            <text:p>0.395632535219193</text:p>
          </table:table-cell>
          <table:table-cell table:number-columns-repeated="2"/>
        </table:table-row>
        <table:table-row table:style-name="ro1">
          <table:table-cell office:value-type="float" office:value="0.388362616300583" calcext:value-type="float">
            <text:p>0.388362616300583</text:p>
          </table:table-cell>
          <table:table-cell table:number-columns-repeated="2"/>
        </table:table-row>
        <table:table-row table:style-name="ro1">
          <table:table-cell office:value-type="float" office:value="0.292724013328552" calcext:value-type="float">
            <text:p>0.292724013328552</text:p>
          </table:table-cell>
          <table:table-cell table:number-columns-repeated="2"/>
        </table:table-row>
        <table:table-row table:style-name="ro1">
          <table:table-cell office:value-type="float" office:value="0.283507168292999" calcext:value-type="float">
            <text:p>0.283507168292999</text:p>
          </table:table-cell>
          <table:table-cell table:number-columns-repeated="2"/>
        </table:table-row>
        <table:table-row table:style-name="ro1">
          <table:table-cell office:value-type="float" office:value="0.270930826663971" calcext:value-type="float">
            <text:p>0.270930826663971</text:p>
          </table:table-cell>
          <table:table-cell table:number-columns-repeated="2"/>
        </table:table-row>
        <table:table-row table:style-name="ro1">
          <table:table-cell office:value-type="float" office:value="0.326685220003128" calcext:value-type="float">
            <text:p>0.326685220003128</text:p>
          </table:table-cell>
          <table:table-cell table:number-columns-repeated="2"/>
        </table:table-row>
        <table:table-row table:style-name="ro1">
          <table:table-cell office:value-type="float" office:value="0.316399663686752" calcext:value-type="float">
            <text:p>0.316399663686752</text:p>
          </table:table-cell>
          <table:table-cell table:number-columns-repeated="2"/>
        </table:table-row>
        <table:table-row table:style-name="ro1">
          <table:table-cell office:value-type="float" office:value="0.253131091594696" calcext:value-type="float">
            <text:p>0.253131091594696</text:p>
          </table:table-cell>
          <table:table-cell table:number-columns-repeated="2"/>
        </table:table-row>
        <table:table-row table:style-name="ro1">
          <table:table-cell office:value-type="float" office:value="0.329689979553223" calcext:value-type="float">
            <text:p>0.329689979553223</text:p>
          </table:table-cell>
          <table:table-cell table:number-columns-repeated="2"/>
        </table:table-row>
        <table:table-row table:style-name="ro1">
          <table:table-cell office:value-type="float" office:value="0.348583042621613" calcext:value-type="float">
            <text:p>0.348583042621613</text:p>
          </table:table-cell>
          <table:table-cell table:number-columns-repeated="2"/>
        </table:table-row>
        <table:table-row table:style-name="ro1">
          <table:table-cell office:value-type="float" office:value="0.335332959890366" calcext:value-type="float">
            <text:p>0.335332959890366</text:p>
          </table:table-cell>
          <table:table-cell table:number-columns-repeated="2"/>
        </table:table-row>
        <table:table-row table:style-name="ro1">
          <table:table-cell office:value-type="float" office:value="0.32502868771553" calcext:value-type="float">
            <text:p>0.32502868771553</text:p>
          </table:table-cell>
          <table:table-cell table:number-columns-repeated="2"/>
        </table:table-row>
        <table:table-row table:style-name="ro1">
          <table:table-cell office:value-type="float" office:value="0.299454420804977" calcext:value-type="float">
            <text:p>0.299454420804977</text:p>
          </table:table-cell>
          <table:table-cell table:number-columns-repeated="2"/>
        </table:table-row>
        <table:table-row table:style-name="ro1">
          <table:table-cell office:value-type="float" office:value="0.307587534189224" calcext:value-type="float">
            <text:p>0.307587534189224</text:p>
          </table:table-cell>
          <table:table-cell table:number-columns-repeated="2"/>
        </table:table-row>
        <table:table-row table:style-name="ro1">
          <table:table-cell office:value-type="float" office:value="0.301388293504715" calcext:value-type="float">
            <text:p>0.301388293504715</text:p>
          </table:table-cell>
          <table:table-cell table:number-columns-repeated="2"/>
        </table:table-row>
        <table:table-row table:style-name="ro1">
          <table:table-cell office:value-type="float" office:value="0.308103978633881" calcext:value-type="float">
            <text:p>0.308103978633881</text:p>
          </table:table-cell>
          <table:table-cell table:number-columns-repeated="2"/>
        </table:table-row>
        <table:table-row table:style-name="ro1">
          <table:table-cell office:value-type="float" office:value="0.291431307792664" calcext:value-type="float">
            <text:p>0.291431307792664</text:p>
          </table:table-cell>
          <table:table-cell table:number-columns-repeated="2"/>
        </table:table-row>
        <table:table-row table:style-name="ro1">
          <table:table-cell office:value-type="float" office:value="0.291612416505814" calcext:value-type="float">
            <text:p>0.291612416505814</text:p>
          </table:table-cell>
          <table:table-cell table:number-columns-repeated="2"/>
        </table:table-row>
        <table:table-row table:style-name="ro1">
          <table:table-cell office:value-type="float" office:value="0.282331615686417" calcext:value-type="float">
            <text:p>0.282331615686417</text:p>
          </table:table-cell>
          <table:table-cell table:number-columns-repeated="2"/>
        </table:table-row>
        <table:table-row table:style-name="ro1">
          <table:table-cell office:value-type="float" office:value="0.285719394683838" calcext:value-type="float">
            <text:p>0.285719394683838</text:p>
          </table:table-cell>
          <table:table-cell table:number-columns-repeated="2"/>
        </table:table-row>
        <table:table-row table:style-name="ro1">
          <table:table-cell office:value-type="float" office:value="0.33824422955513" calcext:value-type="float">
            <text:p>0.33824422955513</text:p>
          </table:table-cell>
          <table:table-cell table:number-columns-repeated="2"/>
        </table:table-row>
        <table:table-row table:style-name="ro1">
          <table:table-cell office:value-type="float" office:value="0.337176769971848" calcext:value-type="float">
            <text:p>0.337176769971848</text:p>
          </table:table-cell>
          <table:table-cell table:number-columns-repeated="2"/>
        </table:table-row>
        <table:table-row table:style-name="ro1">
          <table:table-cell office:value-type="float" office:value="0.576037108898163" calcext:value-type="float">
            <text:p>0.576037108898163</text:p>
          </table:table-cell>
          <table:table-cell table:number-columns-repeated="2"/>
        </table:table-row>
        <table:table-row table:style-name="ro1">
          <table:table-cell office:value-type="float" office:value="0.44631814956665" calcext:value-type="float">
            <text:p>0.44631814956665</text:p>
          </table:table-cell>
          <table:table-cell table:number-columns-repeated="2"/>
        </table:table-row>
        <table:table-row table:style-name="ro1">
          <table:table-cell office:value-type="float" office:value="0.285787492990494" calcext:value-type="float">
            <text:p>0.285787492990494</text:p>
          </table:table-cell>
          <table:table-cell table:number-columns-repeated="2"/>
        </table:table-row>
        <table:table-row table:style-name="ro1">
          <table:table-cell office:value-type="float" office:value="0.310683369636536" calcext:value-type="float">
            <text:p>0.310683369636536</text:p>
          </table:table-cell>
          <table:table-cell table:number-columns-repeated="2"/>
        </table:table-row>
        <table:table-row table:style-name="ro1">
          <table:table-cell office:value-type="float" office:value="0.271354705095291" calcext:value-type="float">
            <text:p>0.271354705095291</text:p>
          </table:table-cell>
          <table:table-cell table:number-columns-repeated="2"/>
        </table:table-row>
        <table:table-row table:style-name="ro1">
          <table:table-cell office:value-type="float" office:value="0.309526115655899" calcext:value-type="float">
            <text:p>0.309526115655899</text:p>
          </table:table-cell>
          <table:table-cell table:number-columns-repeated="2"/>
        </table:table-row>
        <table:table-row table:style-name="ro1">
          <table:table-cell office:value-type="float" office:value="0.632612287998199" calcext:value-type="float">
            <text:p>0.632612287998199</text:p>
          </table:table-cell>
          <table:table-cell table:number-columns-repeated="2"/>
        </table:table-row>
        <table:table-row table:style-name="ro1">
          <table:table-cell office:value-type="float" office:value="0.435805350542069" calcext:value-type="float">
            <text:p>0.435805350542069</text:p>
          </table:table-cell>
          <table:table-cell table:number-columns-repeated="2"/>
        </table:table-row>
        <table:table-row table:style-name="ro1">
          <table:table-cell office:value-type="float" office:value="0.618845582008362" calcext:value-type="float">
            <text:p>0.618845582008362</text:p>
          </table:table-cell>
          <table:table-cell table:number-columns-repeated="2"/>
        </table:table-row>
        <table:table-row table:style-name="ro1">
          <table:table-cell office:value-type="float" office:value="0.795253038406372" calcext:value-type="float">
            <text:p>0.795253038406372</text:p>
          </table:table-cell>
          <table:table-cell table:number-columns-repeated="2"/>
        </table:table-row>
        <table:table-row table:style-name="ro1">
          <table:table-cell office:value-type="float" office:value="0.805001735687256" calcext:value-type="float">
            <text:p>0.805001735687256</text:p>
          </table:table-cell>
          <table:table-cell table:number-columns-repeated="2"/>
        </table:table-row>
        <table:table-row table:style-name="ro1">
          <table:table-cell office:value-type="float" office:value="0.778354644775391" calcext:value-type="float">
            <text:p>0.778354644775391</text:p>
          </table:table-cell>
          <table:table-cell table:number-columns-repeated="2"/>
        </table:table-row>
        <table:table-row table:style-name="ro1">
          <table:table-cell office:value-type="float" office:value="0.776175618171692" calcext:value-type="float">
            <text:p>0.776175618171692</text:p>
          </table:table-cell>
          <table:table-cell table:number-columns-repeated="2"/>
        </table:table-row>
        <table:table-row table:style-name="ro1">
          <table:table-cell office:value-type="float" office:value="0.739465653896332" calcext:value-type="float">
            <text:p>0.739465653896332</text:p>
          </table:table-cell>
          <table:table-cell table:number-columns-repeated="2"/>
        </table:table-row>
        <table:table-row table:style-name="ro1">
          <table:table-cell office:value-type="float" office:value="0.726726889610291" calcext:value-type="float">
            <text:p>0.726726889610291</text:p>
          </table:table-cell>
          <table:table-cell table:number-columns-repeated="2"/>
        </table:table-row>
        <table:table-row table:style-name="ro1">
          <table:table-cell office:value-type="float" office:value="0.746520400047302" calcext:value-type="float">
            <text:p>0.746520400047302</text:p>
          </table:table-cell>
          <table:table-cell table:number-columns-repeated="2"/>
        </table:table-row>
        <table:table-row table:style-name="ro1">
          <table:table-cell office:value-type="float" office:value="0.759617745876312" calcext:value-type="float">
            <text:p>0.759617745876312</text:p>
          </table:table-cell>
          <table:table-cell table:number-columns-repeated="2"/>
        </table:table-row>
        <table:table-row table:style-name="ro1">
          <table:table-cell office:value-type="float" office:value="0.749340772628784" calcext:value-type="float">
            <text:p>0.749340772628784</text:p>
          </table:table-cell>
          <table:table-cell table:number-columns-repeated="2"/>
        </table:table-row>
        <table:table-row table:style-name="ro1">
          <table:table-cell office:value-type="float" office:value="0.763213872909546" calcext:value-type="float">
            <text:p>0.763213872909546</text:p>
          </table:table-cell>
          <table:table-cell table:number-columns-repeated="2"/>
        </table:table-row>
        <table:table-row table:style-name="ro1">
          <table:table-cell office:value-type="float" office:value="0.746300399303436" calcext:value-type="float">
            <text:p>0.746300399303436</text:p>
          </table:table-cell>
          <table:table-cell table:number-columns-repeated="2"/>
        </table:table-row>
        <table:table-row table:style-name="ro1">
          <table:table-cell office:value-type="float" office:value="0.735653698444366" calcext:value-type="float">
            <text:p>0.735653698444366</text:p>
          </table:table-cell>
          <table:table-cell table:number-columns-repeated="2"/>
        </table:table-row>
        <table:table-row table:style-name="ro1">
          <table:table-cell office:value-type="float" office:value="0.725617945194244" calcext:value-type="float">
            <text:p>0.725617945194244</text:p>
          </table:table-cell>
          <table:table-cell table:number-columns-repeated="2"/>
        </table:table-row>
        <table:table-row table:style-name="ro1">
          <table:table-cell office:value-type="float" office:value="0.733222961425781" calcext:value-type="float">
            <text:p>0.733222961425781</text:p>
          </table:table-cell>
          <table:table-cell table:number-columns-repeated="2"/>
        </table:table-row>
        <table:table-row table:style-name="ro1">
          <table:table-cell office:value-type="float" office:value="0.722978591918945" calcext:value-type="float">
            <text:p>0.722978591918945</text:p>
          </table:table-cell>
          <table:table-cell table:number-columns-repeated="2"/>
        </table:table-row>
        <table:table-row table:style-name="ro1">
          <table:table-cell office:value-type="float" office:value="0.727166533470154" calcext:value-type="float">
            <text:p>0.727166533470154</text:p>
          </table:table-cell>
          <table:table-cell table:number-columns-repeated="2"/>
        </table:table-row>
        <table:table-row table:style-name="ro1">
          <table:table-cell office:value-type="float" office:value="0.741944670677185" calcext:value-type="float">
            <text:p>0.741944670677185</text:p>
          </table:table-cell>
          <table:table-cell table:number-columns-repeated="2"/>
        </table:table-row>
        <table:table-row table:style-name="ro1">
          <table:table-cell office:value-type="float" office:value="0.748742341995239" calcext:value-type="float">
            <text:p>0.748742341995239</text:p>
          </table:table-cell>
          <table:table-cell table:number-columns-repeated="2"/>
        </table:table-row>
        <table:table-row table:style-name="ro1">
          <table:table-cell office:value-type="float" office:value="0.747680127620697" calcext:value-type="float">
            <text:p>0.747680127620697</text:p>
          </table:table-cell>
          <table:table-cell table:number-columns-repeated="2"/>
        </table:table-row>
        <table:table-row table:style-name="ro1">
          <table:table-cell office:value-type="float" office:value="0.765719652175903" calcext:value-type="float">
            <text:p>0.765719652175903</text:p>
          </table:table-cell>
          <table:table-cell table:number-columns-repeated="2"/>
        </table:table-row>
        <table:table-row table:style-name="ro1">
          <table:table-cell office:value-type="float" office:value="0.75442361831665" calcext:value-type="float">
            <text:p>0.75442361831665</text:p>
          </table:table-cell>
          <table:table-cell table:number-columns-repeated="2"/>
        </table:table-row>
        <table:table-row table:style-name="ro1">
          <table:table-cell office:value-type="float" office:value="0.798882007598877" calcext:value-type="float">
            <text:p>0.798882007598877</text:p>
          </table:table-cell>
          <table:table-cell table:number-columns-repeated="2"/>
        </table:table-row>
        <table:table-row table:style-name="ro1">
          <table:table-cell office:value-type="float" office:value="0.80407178401947" calcext:value-type="float">
            <text:p>0.80407178401947</text:p>
          </table:table-cell>
          <table:table-cell table:number-columns-repeated="2"/>
        </table:table-row>
        <table:table-row table:style-name="ro1">
          <table:table-cell office:value-type="float" office:value="0.806739211082459" calcext:value-type="float">
            <text:p>0.806739211082459</text:p>
          </table:table-cell>
          <table:table-cell table:number-columns-repeated="2"/>
        </table:table-row>
        <table:table-row table:style-name="ro1">
          <table:table-cell office:value-type="float" office:value="0.804444253444672" calcext:value-type="float">
            <text:p>0.804444253444672</text:p>
          </table:table-cell>
          <table:table-cell table:number-columns-repeated="2"/>
        </table:table-row>
        <table:table-row table:style-name="ro1">
          <table:table-cell office:value-type="float" office:value="0.808712542057037" calcext:value-type="float">
            <text:p>0.808712542057037</text:p>
          </table:table-cell>
          <table:table-cell table:number-columns-repeated="2"/>
        </table:table-row>
        <table:table-row table:style-name="ro1">
          <table:table-cell office:value-type="float" office:value="0.80377858877182" calcext:value-type="float">
            <text:p>0.80377858877182</text:p>
          </table:table-cell>
          <table:table-cell table:number-columns-repeated="2"/>
        </table:table-row>
        <table:table-row table:style-name="ro1">
          <table:table-cell office:value-type="float" office:value="0.816338896751404" calcext:value-type="float">
            <text:p>0.816338896751404</text:p>
          </table:table-cell>
          <table:table-cell table:number-columns-repeated="2"/>
        </table:table-row>
        <table:table-row table:style-name="ro1">
          <table:table-cell office:value-type="float" office:value="0.79677426815033" calcext:value-type="float">
            <text:p>0.79677426815033</text:p>
          </table:table-cell>
          <table:table-cell table:number-columns-repeated="2"/>
        </table:table-row>
        <table:table-row table:style-name="ro1">
          <table:table-cell office:value-type="float" office:value="0.799166798591614" calcext:value-type="float">
            <text:p>0.799166798591614</text:p>
          </table:table-cell>
          <table:table-cell table:number-columns-repeated="2"/>
        </table:table-row>
        <table:table-row table:style-name="ro1">
          <table:table-cell office:value-type="float" office:value="0.799778401851654" calcext:value-type="float">
            <text:p>0.799778401851654</text:p>
          </table:table-cell>
          <table:table-cell table:number-columns-repeated="2"/>
        </table:table-row>
        <table:table-row table:style-name="ro1">
          <table:table-cell office:value-type="float" office:value="0.795782506465912" calcext:value-type="float">
            <text:p>0.795782506465912</text:p>
          </table:table-cell>
          <table:table-cell table:number-columns-repeated="2"/>
        </table:table-row>
        <table:table-row table:style-name="ro1">
          <table:table-cell office:value-type="float" office:value="0.804005146026611" calcext:value-type="float">
            <text:p>0.804005146026611</text:p>
          </table:table-cell>
          <table:table-cell table:number-columns-repeated="2"/>
        </table:table-row>
        <table:table-row table:style-name="ro1">
          <table:table-cell office:value-type="float" office:value="0.811381816864014" calcext:value-type="float">
            <text:p>0.811381816864014</text:p>
          </table:table-cell>
          <table:table-cell table:number-columns-repeated="2"/>
        </table:table-row>
        <table:table-row table:style-name="ro1">
          <table:table-cell office:value-type="float" office:value="0.783103883266449" calcext:value-type="float">
            <text:p>0.783103883266449</text:p>
          </table:table-cell>
          <table:table-cell table:number-columns-repeated="2"/>
        </table:table-row>
        <table:table-row table:style-name="ro1">
          <table:table-cell office:value-type="float" office:value="0.812445163726806" calcext:value-type="float">
            <text:p>0.812445163726806</text:p>
          </table:table-cell>
          <table:table-cell table:number-columns-repeated="2"/>
        </table:table-row>
        <table:table-row table:style-name="ro1">
          <table:table-cell office:value-type="float" office:value="0.865184843540192" calcext:value-type="float">
            <text:p>0.865184843540192</text:p>
          </table:table-cell>
          <table:table-cell table:number-columns-repeated="2"/>
        </table:table-row>
        <table:table-row table:style-name="ro1">
          <table:table-cell office:value-type="float" office:value="0.385170310735703" calcext:value-type="float">
            <text:p>0.385170310735703</text:p>
          </table:table-cell>
          <table:table-cell table:number-columns-repeated="2"/>
        </table:table-row>
        <table:table-row table:style-name="ro1">
          <table:table-cell office:value-type="float" office:value="0.255104005336761" calcext:value-type="float">
            <text:p>0.255104005336761</text:p>
          </table:table-cell>
          <table:table-cell table:number-columns-repeated="2"/>
        </table:table-row>
        <table:table-row table:style-name="ro1">
          <table:table-cell office:value-type="float" office:value="0.343910753726959" calcext:value-type="float">
            <text:p>0.343910753726959</text:p>
          </table:table-cell>
          <table:table-cell table:number-columns-repeated="2"/>
        </table:table-row>
        <table:table-row table:style-name="ro1">
          <table:table-cell office:value-type="float" office:value="0.395000904798508" calcext:value-type="float">
            <text:p>0.395000904798508</text:p>
          </table:table-cell>
          <table:table-cell table:number-columns-repeated="2"/>
        </table:table-row>
        <table:table-row table:style-name="ro1">
          <table:table-cell office:value-type="float" office:value="0.37005165219307" calcext:value-type="float">
            <text:p>0.37005165219307</text:p>
          </table:table-cell>
          <table:table-cell table:number-columns-repeated="2"/>
        </table:table-row>
        <table:table-row table:style-name="ro1">
          <table:table-cell office:value-type="float" office:value="0.377229243516922" calcext:value-type="float">
            <text:p>0.377229243516922</text:p>
          </table:table-cell>
          <table:table-cell table:number-columns-repeated="2"/>
        </table:table-row>
        <table:table-row table:style-name="ro1">
          <table:table-cell office:value-type="float" office:value="0.414504259824753" calcext:value-type="float">
            <text:p>0.414504259824753</text:p>
          </table:table-cell>
          <table:table-cell table:number-columns-repeated="2"/>
        </table:table-row>
        <table:table-row table:style-name="ro1">
          <table:table-cell office:value-type="float" office:value="0.37983974814415" calcext:value-type="float">
            <text:p>0.37983974814415</text:p>
          </table:table-cell>
          <table:table-cell table:number-columns-repeated="2"/>
        </table:table-row>
        <table:table-row table:style-name="ro1">
          <table:table-cell office:value-type="float" office:value="0.472038626670837" calcext:value-type="float">
            <text:p>0.472038626670837</text:p>
          </table:table-cell>
          <table:table-cell table:number-columns-repeated="2"/>
        </table:table-row>
        <table:table-row table:style-name="ro1">
          <table:table-cell office:value-type="float" office:value="0.487554579973221" calcext:value-type="float">
            <text:p>0.487554579973221</text:p>
          </table:table-cell>
          <table:table-cell table:number-columns-repeated="2"/>
        </table:table-row>
        <table:table-row table:style-name="ro1">
          <table:table-cell office:value-type="float" office:value="0.50307035446167" calcext:value-type="float">
            <text:p>0.50307035446167</text:p>
          </table:table-cell>
          <table:table-cell table:number-columns-repeated="2"/>
        </table:table-row>
        <table:table-row table:style-name="ro1">
          <table:table-cell office:value-type="float" office:value="0.503735482692719" calcext:value-type="float">
            <text:p>0.503735482692719</text:p>
          </table:table-cell>
          <table:table-cell table:number-columns-repeated="2"/>
        </table:table-row>
        <table:table-row table:style-name="ro1">
          <table:table-cell office:value-type="float" office:value="0.475585997104645" calcext:value-type="float">
            <text:p>0.475585997104645</text:p>
          </table:table-cell>
          <table:table-cell table:number-columns-repeated="2"/>
        </table:table-row>
        <table:table-row table:style-name="ro1">
          <table:table-cell office:value-type="float" office:value="0.417541325092316" calcext:value-type="float">
            <text:p>0.417541325092316</text:p>
          </table:table-cell>
          <table:table-cell table:number-columns-repeated="2"/>
        </table:table-row>
        <table:table-row table:style-name="ro1">
          <table:table-cell office:value-type="float" office:value="0.467565357685089" calcext:value-type="float">
            <text:p>0.467565357685089</text:p>
          </table:table-cell>
          <table:table-cell table:number-columns-repeated="2"/>
        </table:table-row>
        <table:table-row table:style-name="ro1">
          <table:table-cell office:value-type="float" office:value="0.489191055297852" calcext:value-type="float">
            <text:p>0.489191055297852</text:p>
          </table:table-cell>
          <table:table-cell table:number-columns-repeated="2"/>
        </table:table-row>
        <table:table-row table:style-name="ro1">
          <table:table-cell office:value-type="float" office:value="0.484536528587341" calcext:value-type="float">
            <text:p>0.484536528587341</text:p>
          </table:table-cell>
          <table:table-cell table:number-columns-repeated="2"/>
        </table:table-row>
        <table:table-row table:style-name="ro1">
          <table:table-cell office:value-type="float" office:value="0.540092945098877" calcext:value-type="float">
            <text:p>0.540092945098877</text:p>
          </table:table-cell>
          <table:table-cell table:number-columns-repeated="2"/>
        </table:table-row>
        <table:table-row table:style-name="ro1">
          <table:table-cell office:value-type="float" office:value="0.529476940631866" calcext:value-type="float">
            <text:p>0.529476940631866</text:p>
          </table:table-cell>
          <table:table-cell table:number-columns-repeated="2"/>
        </table:table-row>
        <table:table-row table:style-name="ro1">
          <table:table-cell office:value-type="float" office:value="0.519803702831268" calcext:value-type="float">
            <text:p>0.519803702831268</text:p>
          </table:table-cell>
          <table:table-cell table:number-columns-repeated="2"/>
        </table:table-row>
        <table:table-row table:style-name="ro1">
          <table:table-cell office:value-type="float" office:value="0.466281205415726" calcext:value-type="float">
            <text:p>0.466281205415726</text:p>
          </table:table-cell>
          <table:table-cell table:number-columns-repeated="2"/>
        </table:table-row>
        <table:table-row table:style-name="ro1">
          <table:table-cell office:value-type="float" office:value="0.449413597583771" calcext:value-type="float">
            <text:p>0.449413597583771</text:p>
          </table:table-cell>
          <table:table-cell table:number-columns-repeated="2"/>
        </table:table-row>
        <table:table-row table:style-name="ro1">
          <table:table-cell office:value-type="float" office:value="0.458189070224762" calcext:value-type="float">
            <text:p>0.458189070224762</text:p>
          </table:table-cell>
          <table:table-cell table:number-columns-repeated="2"/>
        </table:table-row>
        <table:table-row table:style-name="ro1">
          <table:table-cell office:value-type="float" office:value="0.437052518129349" calcext:value-type="float">
            <text:p>0.437052518129349</text:p>
          </table:table-cell>
          <table:table-cell table:number-columns-repeated="2"/>
        </table:table-row>
        <table:table-row table:style-name="ro1">
          <table:table-cell office:value-type="float" office:value="0.293146342039108" calcext:value-type="float">
            <text:p>0.293146342039108</text:p>
          </table:table-cell>
          <table:table-cell table:number-columns-repeated="2"/>
        </table:table-row>
        <table:table-row table:style-name="ro1">
          <table:table-cell office:value-type="float" office:value="0.274058669805527" calcext:value-type="float">
            <text:p>0.274058669805527</text:p>
          </table:table-cell>
          <table:table-cell table:number-columns-repeated="2"/>
        </table:table-row>
        <table:table-row table:style-name="ro1">
          <table:table-cell office:value-type="float" office:value="0.271793603897095" calcext:value-type="float">
            <text:p>0.271793603897095</text:p>
          </table:table-cell>
          <table:table-cell table:number-columns-repeated="2"/>
        </table:table-row>
        <table:table-row table:style-name="ro1">
          <table:table-cell office:value-type="float" office:value="0.278949052095413" calcext:value-type="float">
            <text:p>0.278949052095413</text:p>
          </table:table-cell>
          <table:table-cell table:number-columns-repeated="2"/>
        </table:table-row>
        <table:table-row table:style-name="ro1">
          <table:table-cell office:value-type="float" office:value="0.290224492549896" calcext:value-type="float">
            <text:p>0.290224492549896</text:p>
          </table:table-cell>
          <table:table-cell table:number-columns-repeated="2"/>
        </table:table-row>
        <table:table-row table:style-name="ro1">
          <table:table-cell office:value-type="float" office:value="0.286746770143509" calcext:value-type="float">
            <text:p>0.286746770143509</text:p>
          </table:table-cell>
          <table:table-cell table:number-columns-repeated="2"/>
        </table:table-row>
        <table:table-row table:style-name="ro1">
          <table:table-cell office:value-type="float" office:value="0.286155462265015" calcext:value-type="float">
            <text:p>0.286155462265015</text:p>
          </table:table-cell>
          <table:table-cell table:number-columns-repeated="2"/>
        </table:table-row>
        <table:table-row table:style-name="ro1">
          <table:table-cell office:value-type="float" office:value="0.278420686721802" calcext:value-type="float">
            <text:p>0.278420686721802</text:p>
          </table:table-cell>
          <table:table-cell table:number-columns-repeated="2"/>
        </table:table-row>
        <table:table-row table:style-name="ro1">
          <table:table-cell office:value-type="float" office:value="0.283905208110809" calcext:value-type="float">
            <text:p>0.283905208110809</text:p>
          </table:table-cell>
          <table:table-cell table:number-columns-repeated="2"/>
        </table:table-row>
        <table:table-row table:style-name="ro1">
          <table:table-cell office:value-type="float" office:value="0.289829194545746" calcext:value-type="float">
            <text:p>0.289829194545746</text:p>
          </table:table-cell>
          <table:table-cell table:number-columns-repeated="2"/>
        </table:table-row>
        <table:table-row table:style-name="ro1">
          <table:table-cell office:value-type="float" office:value="0.350464761257172" calcext:value-type="float">
            <text:p>0.350464761257172</text:p>
          </table:table-cell>
          <table:table-cell table:number-columns-repeated="2"/>
        </table:table-row>
        <table:table-row table:style-name="ro1">
          <table:table-cell office:value-type="float" office:value="0.276669591665268" calcext:value-type="float">
            <text:p>0.276669591665268</text:p>
          </table:table-cell>
          <table:table-cell table:number-columns-repeated="2"/>
        </table:table-row>
        <table:table-row table:style-name="ro1">
          <table:table-cell office:value-type="float" office:value="0.288894921541214" calcext:value-type="float">
            <text:p>0.288894921541214</text:p>
          </table:table-cell>
          <table:table-cell table:number-columns-repeated="2"/>
        </table:table-row>
        <table:table-row table:style-name="ro1">
          <table:table-cell office:value-type="float" office:value="0.291912913322449" calcext:value-type="float">
            <text:p>0.291912913322449</text:p>
          </table:table-cell>
          <table:table-cell table:number-columns-repeated="2"/>
        </table:table-row>
        <table:table-row table:style-name="ro1">
          <table:table-cell office:value-type="float" office:value="0.307957679033279" calcext:value-type="float">
            <text:p>0.307957679033279</text:p>
          </table:table-cell>
          <table:table-cell table:number-columns-repeated="2"/>
        </table:table-row>
        <table:table-row table:style-name="ro1">
          <table:table-cell office:value-type="float" office:value="0.294738829135895" calcext:value-type="float">
            <text:p>0.294738829135895</text:p>
          </table:table-cell>
          <table:table-cell table:number-columns-repeated="2"/>
        </table:table-row>
        <table:table-row table:style-name="ro1">
          <table:table-cell office:value-type="float" office:value="0.28069794178009" calcext:value-type="float">
            <text:p>0.28069794178009</text:p>
          </table:table-cell>
          <table:table-cell table:number-columns-repeated="2"/>
        </table:table-row>
        <table:table-row table:style-name="ro1">
          <table:table-cell office:value-type="float" office:value="0.266374081373215" calcext:value-type="float">
            <text:p>0.266374081373215</text:p>
          </table:table-cell>
          <table:table-cell table:number-columns-repeated="2"/>
        </table:table-row>
        <table:table-row table:style-name="ro1">
          <table:table-cell office:value-type="float" office:value="0.255940794944763" calcext:value-type="float">
            <text:p>0.255940794944763</text:p>
          </table:table-cell>
          <table:table-cell table:number-columns-repeated="2"/>
        </table:table-row>
        <table:table-row table:style-name="ro1">
          <table:table-cell office:value-type="float" office:value="0.265148341655731" calcext:value-type="float">
            <text:p>0.265148341655731</text:p>
          </table:table-cell>
          <table:table-cell table:number-columns-repeated="2"/>
        </table:table-row>
        <table:table-row table:style-name="ro1">
          <table:table-cell office:value-type="float" office:value="0.255326241254807" calcext:value-type="float">
            <text:p>0.255326241254807</text:p>
          </table:table-cell>
          <table:table-cell table:number-columns-repeated="2"/>
        </table:table-row>
        <table:table-row table:style-name="ro1">
          <table:table-cell office:value-type="float" office:value="0.306629687547684" calcext:value-type="float">
            <text:p>0.306629687547684</text:p>
          </table:table-cell>
          <table:table-cell table:number-columns-repeated="2"/>
        </table:table-row>
        <table:table-row table:style-name="ro1">
          <table:table-cell office:value-type="float" office:value="0.4088274538517" calcext:value-type="float">
            <text:p>0.4088274538517</text:p>
          </table:table-cell>
          <table:table-cell table:number-columns-repeated="2"/>
        </table:table-row>
        <table:table-row table:style-name="ro1">
          <table:table-cell office:value-type="float" office:value="0.446810603141785" calcext:value-type="float">
            <text:p>0.446810603141785</text:p>
          </table:table-cell>
          <table:table-cell table:number-columns-repeated="2"/>
        </table:table-row>
        <table:table-row table:style-name="ro1">
          <table:table-cell office:value-type="float" office:value="0.409480839967728" calcext:value-type="float">
            <text:p>0.409480839967728</text:p>
          </table:table-cell>
          <table:table-cell table:number-columns-repeated="2"/>
        </table:table-row>
        <table:table-row table:style-name="ro1">
          <table:table-cell office:value-type="float" office:value="0.477706879377365" calcext:value-type="float">
            <text:p>0.477706879377365</text:p>
          </table:table-cell>
          <table:table-cell table:number-columns-repeated="2"/>
        </table:table-row>
        <table:table-row table:style-name="ro1">
          <table:table-cell office:value-type="float" office:value="0.424526482820511" calcext:value-type="float">
            <text:p>0.424526482820511</text:p>
          </table:table-cell>
          <table:table-cell table:number-columns-repeated="2"/>
        </table:table-row>
        <table:table-row table:style-name="ro1">
          <table:table-cell office:value-type="float" office:value="0.499966382980347" calcext:value-type="float">
            <text:p>0.499966382980347</text:p>
          </table:table-cell>
          <table:table-cell table:number-columns-repeated="2"/>
        </table:table-row>
        <table:table-row table:style-name="ro1">
          <table:table-cell office:value-type="float" office:value="0.445007979869843" calcext:value-type="float">
            <text:p>0.445007979869843</text:p>
          </table:table-cell>
          <table:table-cell table:number-columns-repeated="2"/>
        </table:table-row>
        <table:table-row table:style-name="ro1">
          <table:table-cell office:value-type="float" office:value="0.463768929243088" calcext:value-type="float">
            <text:p>0.463768929243088</text:p>
          </table:table-cell>
          <table:table-cell table:number-columns-repeated="2"/>
        </table:table-row>
        <table:table-row table:style-name="ro1">
          <table:table-cell office:value-type="float" office:value="0.443118631839752" calcext:value-type="float">
            <text:p>0.443118631839752</text:p>
          </table:table-cell>
          <table:table-cell table:number-columns-repeated="2"/>
        </table:table-row>
        <table:table-row table:style-name="ro1">
          <table:table-cell office:value-type="float" office:value="0.527603507041931" calcext:value-type="float">
            <text:p>0.527603507041931</text:p>
          </table:table-cell>
          <table:table-cell table:number-columns-repeated="2"/>
        </table:table-row>
        <table:table-row table:style-name="ro1">
          <table:table-cell office:value-type="float" office:value="0.483533829450607" calcext:value-type="float">
            <text:p>0.483533829450607</text:p>
          </table:table-cell>
          <table:table-cell table:number-columns-repeated="2"/>
        </table:table-row>
        <table:table-row table:style-name="ro1">
          <table:table-cell office:value-type="float" office:value="0.527918219566345" calcext:value-type="float">
            <text:p>0.527918219566345</text:p>
          </table:table-cell>
          <table:table-cell table:number-columns-repeated="2"/>
        </table:table-row>
        <table:table-row table:style-name="ro1">
          <table:table-cell office:value-type="float" office:value="0.417787492275238" calcext:value-type="float">
            <text:p>0.417787492275238</text:p>
          </table:table-cell>
          <table:table-cell table:number-columns-repeated="2"/>
        </table:table-row>
        <table:table-row table:style-name="ro1">
          <table:table-cell office:value-type="float" office:value="0.428785473108292" calcext:value-type="float">
            <text:p>0.428785473108292</text:p>
          </table:table-cell>
          <table:table-cell table:number-columns-repeated="2"/>
        </table:table-row>
        <table:table-row table:style-name="ro1">
          <table:table-cell office:value-type="float" office:value="0.461355030536652" calcext:value-type="float">
            <text:p>0.461355030536652</text:p>
          </table:table-cell>
          <table:table-cell table:number-columns-repeated="2"/>
        </table:table-row>
        <table:table-row table:style-name="ro1">
          <table:table-cell office:value-type="float" office:value="0.478649377822876" calcext:value-type="float">
            <text:p>0.478649377822876</text:p>
          </table:table-cell>
          <table:table-cell table:number-columns-repeated="2"/>
        </table:table-row>
        <table:table-row table:style-name="ro1">
          <table:table-cell office:value-type="float" office:value="0.434800058603287" calcext:value-type="float">
            <text:p>0.434800058603287</text:p>
          </table:table-cell>
          <table:table-cell table:number-columns-repeated="2"/>
        </table:table-row>
        <table:table-row table:style-name="ro1">
          <table:table-cell office:value-type="float" office:value="0.399532109498978" calcext:value-type="float">
            <text:p>0.399532109498978</text:p>
          </table:table-cell>
          <table:table-cell table:number-columns-repeated="2"/>
        </table:table-row>
        <table:table-row table:style-name="ro1">
          <table:table-cell office:value-type="float" office:value="0.472020089626312" calcext:value-type="float">
            <text:p>0.472020089626312</text:p>
          </table:table-cell>
          <table:table-cell table:number-columns-repeated="2"/>
        </table:table-row>
        <table:table-row table:style-name="ro1">
          <table:table-cell office:value-type="float" office:value="0.48441281914711" calcext:value-type="float">
            <text:p>0.48441281914711</text:p>
          </table:table-cell>
          <table:table-cell table:number-columns-repeated="2"/>
        </table:table-row>
        <table:table-row table:style-name="ro1">
          <table:table-cell office:value-type="float" office:value="0.499173521995544" calcext:value-type="float">
            <text:p>0.499173521995544</text:p>
          </table:table-cell>
          <table:table-cell table:number-columns-repeated="2"/>
        </table:table-row>
        <table:table-row table:style-name="ro1">
          <table:table-cell office:value-type="float" office:value="0.420936197042465" calcext:value-type="float">
            <text:p>0.420936197042465</text:p>
          </table:table-cell>
          <table:table-cell table:number-columns-repeated="2"/>
        </table:table-row>
        <table:table-row table:style-name="ro1">
          <table:table-cell office:value-type="float" office:value="0.485465466976166" calcext:value-type="float">
            <text:p>0.485465466976166</text:p>
          </table:table-cell>
          <table:table-cell table:number-columns-repeated="2"/>
        </table:table-row>
        <table:table-row table:style-name="ro1">
          <table:table-cell office:value-type="float" office:value="0.539480805397034" calcext:value-type="float">
            <text:p>0.539480805397034</text:p>
          </table:table-cell>
          <table:table-cell table:number-columns-repeated="2"/>
        </table:table-row>
        <table:table-row table:style-name="ro1">
          <table:table-cell office:value-type="float" office:value="0.592032253742218" calcext:value-type="float">
            <text:p>0.592032253742218</text:p>
          </table:table-cell>
          <table:table-cell table:number-columns-repeated="2"/>
        </table:table-row>
        <table:table-row table:style-name="ro1">
          <table:table-cell office:value-type="float" office:value="0.57826167345047" calcext:value-type="float">
            <text:p>0.57826167345047</text:p>
          </table:table-cell>
          <table:table-cell table:number-columns-repeated="2"/>
        </table:table-row>
        <table:table-row table:style-name="ro1">
          <table:table-cell office:value-type="float" office:value="0.547422826290131" calcext:value-type="float">
            <text:p>0.547422826290131</text:p>
          </table:table-cell>
          <table:table-cell table:number-columns-repeated="2"/>
        </table:table-row>
        <table:table-row table:style-name="ro1">
          <table:table-cell office:value-type="float" office:value="0.55273848772049" calcext:value-type="float">
            <text:p>0.55273848772049</text:p>
          </table:table-cell>
          <table:table-cell table:number-columns-repeated="2"/>
        </table:table-row>
        <table:table-row table:style-name="ro1">
          <table:table-cell office:value-type="float" office:value="0.54215532541275" calcext:value-type="float">
            <text:p>0.54215532541275</text:p>
          </table:table-cell>
          <table:table-cell table:number-columns-repeated="2"/>
        </table:table-row>
        <table:table-row table:style-name="ro1">
          <table:table-cell office:value-type="float" office:value="0.474617600440979" calcext:value-type="float">
            <text:p>0.474617600440979</text:p>
          </table:table-cell>
          <table:table-cell table:number-columns-repeated="2"/>
        </table:table-row>
        <table:table-row table:style-name="ro1">
          <table:table-cell office:value-type="float" office:value="0.251859664916992" calcext:value-type="float">
            <text:p>0.251859664916992</text:p>
          </table:table-cell>
          <table:table-cell table:number-columns-repeated="2"/>
        </table:table-row>
        <table:table-row table:style-name="ro1">
          <table:table-cell office:value-type="float" office:value="0.427183449268341" calcext:value-type="float">
            <text:p>0.427183449268341</text:p>
          </table:table-cell>
          <table:table-cell table:number-columns-repeated="2"/>
        </table:table-row>
        <table:table-row table:style-name="ro1">
          <table:table-cell office:value-type="float" office:value="0.686907947063446" calcext:value-type="float">
            <text:p>0.686907947063446</text:p>
          </table:table-cell>
          <table:table-cell table:number-columns-repeated="2"/>
        </table:table-row>
        <table:table-row table:style-name="ro1">
          <table:table-cell office:value-type="float" office:value="0.771472692489624" calcext:value-type="float">
            <text:p>0.771472692489624</text:p>
          </table:table-cell>
          <table:table-cell table:number-columns-repeated="2"/>
        </table:table-row>
        <table:table-row table:style-name="ro1">
          <table:table-cell office:value-type="float" office:value="0.409166306257248" calcext:value-type="float">
            <text:p>0.409166306257248</text:p>
          </table:table-cell>
          <table:table-cell table:number-columns-repeated="2"/>
        </table:table-row>
        <table:table-row table:style-name="ro1">
          <table:table-cell office:value-type="float" office:value="0.7712482213974" calcext:value-type="float">
            <text:p>0.7712482213974</text:p>
          </table:table-cell>
          <table:table-cell table:number-columns-repeated="2"/>
        </table:table-row>
        <table:table-row table:style-name="ro1">
          <table:table-cell office:value-type="float" office:value="0.820850610733032" calcext:value-type="float">
            <text:p>0.820850610733032</text:p>
          </table:table-cell>
          <table:table-cell table:number-columns-repeated="2"/>
        </table:table-row>
        <table:table-row table:style-name="ro1">
          <table:table-cell office:value-type="float" office:value="0.83889901638031" calcext:value-type="float">
            <text:p>0.83889901638031</text:p>
          </table:table-cell>
          <table:table-cell table:number-columns-repeated="2"/>
        </table:table-row>
        <table:table-row table:style-name="ro1">
          <table:table-cell office:value-type="float" office:value="0.504122138023376" calcext:value-type="float">
            <text:p>0.504122138023376</text:p>
          </table:table-cell>
          <table:table-cell table:number-columns-repeated="2"/>
        </table:table-row>
        <table:table-row table:style-name="ro1">
          <table:table-cell office:value-type="float" office:value="0.501510322093964" calcext:value-type="float">
            <text:p>0.501510322093964</text:p>
          </table:table-cell>
          <table:table-cell table:number-columns-repeated="2"/>
        </table:table-row>
        <table:table-row table:style-name="ro1">
          <table:table-cell office:value-type="float" office:value="0.74785578250885" calcext:value-type="float">
            <text:p>0.74785578250885</text:p>
          </table:table-cell>
          <table:table-cell table:number-columns-repeated="2"/>
        </table:table-row>
        <table:table-row table:style-name="ro1">
          <table:table-cell office:value-type="float" office:value="0.767311871051788" calcext:value-type="float">
            <text:p>0.767311871051788</text:p>
          </table:table-cell>
          <table:table-cell table:number-columns-repeated="2"/>
        </table:table-row>
        <table:table-row table:style-name="ro1">
          <table:table-cell office:value-type="float" office:value="0.753937661647797" calcext:value-type="float">
            <text:p>0.753937661647797</text:p>
          </table:table-cell>
          <table:table-cell table:number-columns-repeated="2"/>
        </table:table-row>
        <table:table-row table:style-name="ro1">
          <table:table-cell office:value-type="float" office:value="0.512421250343323" calcext:value-type="float">
            <text:p>0.512421250343323</text:p>
          </table:table-cell>
          <table:table-cell table:number-columns-repeated="2"/>
        </table:table-row>
        <table:table-row table:style-name="ro1">
          <table:table-cell office:value-type="float" office:value="0.705568432807922" calcext:value-type="float">
            <text:p>0.705568432807922</text:p>
          </table:table-cell>
          <table:table-cell table:number-columns-repeated="2"/>
        </table:table-row>
        <table:table-row table:style-name="ro1">
          <table:table-cell office:value-type="float" office:value="0.455218702554703" calcext:value-type="float">
            <text:p>0.455218702554703</text:p>
          </table:table-cell>
          <table:table-cell table:number-columns-repeated="2"/>
        </table:table-row>
        <table:table-row table:style-name="ro1">
          <table:table-cell office:value-type="float" office:value="0.549181699752808" calcext:value-type="float">
            <text:p>0.549181699752808</text:p>
          </table:table-cell>
          <table:table-cell table:number-columns-repeated="2"/>
        </table:table-row>
        <table:table-row table:style-name="ro1">
          <table:table-cell office:value-type="float" office:value="0.58651202917099" calcext:value-type="float">
            <text:p>0.58651202917099</text:p>
          </table:table-cell>
          <table:table-cell table:number-columns-repeated="2"/>
        </table:table-row>
        <table:table-row table:style-name="ro1">
          <table:table-cell office:value-type="float" office:value="0.451440244913101" calcext:value-type="float">
            <text:p>0.451440244913101</text:p>
          </table:table-cell>
          <table:table-cell table:number-columns-repeated="2"/>
        </table:table-row>
        <table:table-row table:style-name="ro1">
          <table:table-cell office:value-type="float" office:value="0.442239880561829" calcext:value-type="float">
            <text:p>0.442239880561829</text:p>
          </table:table-cell>
          <table:table-cell table:number-columns-repeated="2"/>
        </table:table-row>
        <table:table-row table:style-name="ro1">
          <table:table-cell office:value-type="float" office:value="0.473872900009155" calcext:value-type="float">
            <text:p>0.473872900009155</text:p>
          </table:table-cell>
          <table:table-cell table:number-columns-repeated="2"/>
        </table:table-row>
        <table:table-row table:style-name="ro1">
          <table:table-cell office:value-type="float" office:value="0.485331565141678" calcext:value-type="float">
            <text:p>0.485331565141678</text:p>
          </table:table-cell>
          <table:table-cell table:number-columns-repeated="2"/>
        </table:table-row>
        <table:table-row table:style-name="ro1">
          <table:table-cell office:value-type="float" office:value="0.490745782852173" calcext:value-type="float">
            <text:p>0.490745782852173</text:p>
          </table:table-cell>
          <table:table-cell table:number-columns-repeated="2"/>
        </table:table-row>
        <table:table-row table:style-name="ro1">
          <table:table-cell office:value-type="float" office:value="0.482186108827591" calcext:value-type="float">
            <text:p>0.482186108827591</text:p>
          </table:table-cell>
          <table:table-cell table:number-columns-repeated="2"/>
        </table:table-row>
        <table:table-row table:style-name="ro1">
          <table:table-cell office:value-type="float" office:value="0.497585505247116" calcext:value-type="float">
            <text:p>0.497585505247116</text:p>
          </table:table-cell>
          <table:table-cell table:number-columns-repeated="2"/>
        </table:table-row>
        <table:table-row table:style-name="ro1">
          <table:table-cell office:value-type="float" office:value="0.514242649078369" calcext:value-type="float">
            <text:p>0.514242649078369</text:p>
          </table:table-cell>
          <table:table-cell table:number-columns-repeated="2"/>
        </table:table-row>
        <table:table-row table:style-name="ro1">
          <table:table-cell office:value-type="float" office:value="0.913778185844421" calcext:value-type="float">
            <text:p>0.913778185844421</text:p>
          </table:table-cell>
          <table:table-cell table:number-columns-repeated="2"/>
        </table:table-row>
        <table:table-row table:style-name="ro1">
          <table:table-cell office:value-type="float" office:value="0.878719866275787" calcext:value-type="float">
            <text:p>0.878719866275787</text:p>
          </table:table-cell>
          <table:table-cell table:number-columns-repeated="2"/>
        </table:table-row>
        <table:table-row table:style-name="ro1">
          <table:table-cell office:value-type="float" office:value="0.357738494873047" calcext:value-type="float">
            <text:p>0.357738494873047</text:p>
          </table:table-cell>
          <table:table-cell table:number-columns-repeated="2"/>
        </table:table-row>
        <table:table-row table:style-name="ro1">
          <table:table-cell office:value-type="float" office:value="0.563213586807251" calcext:value-type="float">
            <text:p>0.563213586807251</text:p>
          </table:table-cell>
          <table:table-cell table:number-columns-repeated="2"/>
        </table:table-row>
        <table:table-row table:style-name="ro1">
          <table:table-cell office:value-type="float" office:value="0.852007865905762" calcext:value-type="float">
            <text:p>0.852007865905762</text:p>
          </table:table-cell>
          <table:table-cell table:number-columns-repeated="2"/>
        </table:table-row>
        <table:table-row table:style-name="ro1">
          <table:table-cell office:value-type="float" office:value="0.922631084918976" calcext:value-type="float">
            <text:p>0.922631084918976</text:p>
          </table:table-cell>
          <table:table-cell table:number-columns-repeated="2"/>
        </table:table-row>
        <table:table-row table:style-name="ro1">
          <table:table-cell office:value-type="float" office:value="0.883408725261688" calcext:value-type="float">
            <text:p>0.883408725261688</text:p>
          </table:table-cell>
          <table:table-cell table:number-columns-repeated="2"/>
        </table:table-row>
        <table:table-row table:style-name="ro1">
          <table:table-cell office:value-type="float" office:value="0.905534386634827" calcext:value-type="float">
            <text:p>0.905534386634827</text:p>
          </table:table-cell>
          <table:table-cell table:number-columns-repeated="2"/>
        </table:table-row>
        <table:table-row table:style-name="ro1">
          <table:table-cell office:value-type="float" office:value="0.864606440067291" calcext:value-type="float">
            <text:p>0.864606440067291</text:p>
          </table:table-cell>
          <table:table-cell table:number-columns-repeated="2"/>
        </table:table-row>
        <table:table-row table:style-name="ro1">
          <table:table-cell office:value-type="float" office:value="0.680144250392914" calcext:value-type="float">
            <text:p>0.680144250392914</text:p>
          </table:table-cell>
          <table:table-cell table:number-columns-repeated="2"/>
        </table:table-row>
        <table:table-row table:style-name="ro1">
          <table:table-cell office:value-type="float" office:value="0.951432526111603" calcext:value-type="float">
            <text:p>0.951432526111603</text:p>
          </table:table-cell>
          <table:table-cell table:number-columns-repeated="2"/>
        </table:table-row>
        <table:table-row table:style-name="ro1">
          <table:table-cell office:value-type="float" office:value="0.914738833904266" calcext:value-type="float">
            <text:p>0.914738833904266</text:p>
          </table:table-cell>
          <table:table-cell table:number-columns-repeated="2"/>
        </table:table-row>
        <table:table-row table:style-name="ro1">
          <table:table-cell office:value-type="float" office:value="0.911554038524628" calcext:value-type="float">
            <text:p>0.911554038524628</text:p>
          </table:table-cell>
          <table:table-cell table:number-columns-repeated="2"/>
        </table:table-row>
        <table:table-row table:style-name="ro1">
          <table:table-cell office:value-type="float" office:value="0.915263652801514" calcext:value-type="float">
            <text:p>0.915263652801514</text:p>
          </table:table-cell>
          <table:table-cell table:number-columns-repeated="2"/>
        </table:table-row>
        <table:table-row table:style-name="ro1">
          <table:table-cell office:value-type="float" office:value="0.897194743156433" calcext:value-type="float">
            <text:p>0.897194743156433</text:p>
          </table:table-cell>
          <table:table-cell table:number-columns-repeated="2"/>
        </table:table-row>
        <table:table-row table:style-name="ro1">
          <table:table-cell office:value-type="float" office:value="0.933523774147034" calcext:value-type="float">
            <text:p>0.933523774147034</text:p>
          </table:table-cell>
          <table:table-cell table:number-columns-repeated="2"/>
        </table:table-row>
        <table:table-row table:style-name="ro1">
          <table:table-cell office:value-type="float" office:value="0.515128254890442" calcext:value-type="float">
            <text:p>0.515128254890442</text:p>
          </table:table-cell>
          <table:table-cell table:number-columns-repeated="2"/>
        </table:table-row>
        <table:table-row table:style-name="ro1">
          <table:table-cell office:value-type="float" office:value="0.640402436256409" calcext:value-type="float">
            <text:p>0.640402436256409</text:p>
          </table:table-cell>
          <table:table-cell table:number-columns-repeated="2"/>
        </table:table-row>
        <table:table-row table:style-name="ro1">
          <table:table-cell office:value-type="float" office:value="0.62662547826767" calcext:value-type="float">
            <text:p>0.62662547826767</text:p>
          </table:table-cell>
          <table:table-cell table:number-columns-repeated="2"/>
        </table:table-row>
        <table:table-row table:style-name="ro1">
          <table:table-cell office:value-type="float" office:value="0.805689573287964" calcext:value-type="float">
            <text:p>0.805689573287964</text:p>
          </table:table-cell>
          <table:table-cell table:number-columns-repeated="2"/>
        </table:table-row>
        <table:table-row table:style-name="ro1">
          <table:table-cell office:value-type="float" office:value="0.413994073867798" calcext:value-type="float">
            <text:p>0.413994073867798</text:p>
          </table:table-cell>
          <table:table-cell table:number-columns-repeated="2"/>
        </table:table-row>
        <table:table-row table:style-name="ro1">
          <table:table-cell office:value-type="float" office:value="0.300011605024338" calcext:value-type="float">
            <text:p>0.300011605024338</text:p>
          </table:table-cell>
          <table:table-cell table:number-columns-repeated="2"/>
        </table:table-row>
        <table:table-row table:style-name="ro1">
          <table:table-cell office:value-type="float" office:value="0.257343679666519" calcext:value-type="float">
            <text:p>0.257343679666519</text:p>
          </table:table-cell>
          <table:table-cell table:number-columns-repeated="2"/>
        </table:table-row>
        <table:table-row table:style-name="ro1">
          <table:table-cell office:value-type="float" office:value="0.257397502660751" calcext:value-type="float">
            <text:p>0.257397502660751</text:p>
          </table:table-cell>
          <table:table-cell table:number-columns-repeated="2"/>
        </table:table-row>
        <table:table-row table:style-name="ro1">
          <table:table-cell office:value-type="float" office:value="0.253040850162506" calcext:value-type="float">
            <text:p>0.253040850162506</text:p>
          </table:table-cell>
          <table:table-cell table:number-columns-repeated="2"/>
        </table:table-row>
        <table:table-row table:style-name="ro1">
          <table:table-cell office:value-type="float" office:value="0.267163395881653" calcext:value-type="float">
            <text:p>0.267163395881653</text:p>
          </table:table-cell>
          <table:table-cell table:number-columns-repeated="2"/>
        </table:table-row>
        <table:table-row table:style-name="ro1">
          <table:table-cell office:value-type="float" office:value="0.321238040924072" calcext:value-type="float">
            <text:p>0.321238040924072</text:p>
          </table:table-cell>
          <table:table-cell table:number-columns-repeated="2"/>
        </table:table-row>
        <table:table-row table:style-name="ro1">
          <table:table-cell office:value-type="float" office:value="0.315106391906738" calcext:value-type="float">
            <text:p>0.315106391906738</text:p>
          </table:table-cell>
          <table:table-cell table:number-columns-repeated="2"/>
        </table:table-row>
        <table:table-row table:style-name="ro1">
          <table:table-cell office:value-type="float" office:value="0.265715092420578" calcext:value-type="float">
            <text:p>0.265715092420578</text:p>
          </table:table-cell>
          <table:table-cell table:number-columns-repeated="2"/>
        </table:table-row>
        <table:table-row table:style-name="ro1">
          <table:table-cell office:value-type="float" office:value="0.354895949363708" calcext:value-type="float">
            <text:p>0.354895949363708</text:p>
          </table:table-cell>
          <table:table-cell table:number-columns-repeated="2"/>
        </table:table-row>
        <table:table-row table:style-name="ro1">
          <table:table-cell office:value-type="float" office:value="0.289868831634521" calcext:value-type="float">
            <text:p>0.289868831634521</text:p>
          </table:table-cell>
          <table:table-cell table:number-columns-repeated="2"/>
        </table:table-row>
        <table:table-row table:style-name="ro1">
          <table:table-cell office:value-type="float" office:value="0.409015566110611" calcext:value-type="float">
            <text:p>0.409015566110611</text:p>
          </table:table-cell>
          <table:table-cell table:number-columns-repeated="2"/>
        </table:table-row>
        <table:table-row table:style-name="ro1">
          <table:table-cell office:value-type="float" office:value="0.262072384357452" calcext:value-type="float">
            <text:p>0.262072384357452</text:p>
          </table:table-cell>
          <table:table-cell table:number-columns-repeated="2"/>
        </table:table-row>
        <table:table-row table:style-name="ro1">
          <table:table-cell office:value-type="float" office:value="0.435613036155701" calcext:value-type="float">
            <text:p>0.435613036155701</text:p>
          </table:table-cell>
          <table:table-cell table:number-columns-repeated="2"/>
        </table:table-row>
        <table:table-row table:style-name="ro1">
          <table:table-cell office:value-type="float" office:value="0.81425017118454" calcext:value-type="float">
            <text:p>0.81425017118454</text:p>
          </table:table-cell>
          <table:table-cell table:number-columns-repeated="2"/>
        </table:table-row>
        <table:table-row table:style-name="ro1">
          <table:table-cell office:value-type="float" office:value="0.271630078554153" calcext:value-type="float">
            <text:p>0.271630078554153</text:p>
          </table:table-cell>
          <table:table-cell table:number-columns-repeated="2"/>
        </table:table-row>
        <table:table-row table:style-name="ro1">
          <table:table-cell office:value-type="float" office:value="0.55308723449707" calcext:value-type="float">
            <text:p>0.55308723449707</text:p>
          </table:table-cell>
          <table:table-cell table:number-columns-repeated="2"/>
        </table:table-row>
        <table:table-row table:style-name="ro1">
          <table:table-cell office:value-type="float" office:value="0.529425919055939" calcext:value-type="float">
            <text:p>0.529425919055939</text:p>
          </table:table-cell>
          <table:table-cell table:number-columns-repeated="2"/>
        </table:table-row>
        <table:table-row table:style-name="ro1">
          <table:table-cell office:value-type="float" office:value="0.251729160547257" calcext:value-type="float">
            <text:p>0.251729160547257</text:p>
          </table:table-cell>
          <table:table-cell table:number-columns-repeated="2"/>
        </table:table-row>
        <table:table-row table:style-name="ro1">
          <table:table-cell office:value-type="float" office:value="0.678864419460297" calcext:value-type="float">
            <text:p>0.678864419460297</text:p>
          </table:table-cell>
          <table:table-cell table:number-columns-repeated="2"/>
        </table:table-row>
        <table:table-row table:style-name="ro1">
          <table:table-cell office:value-type="float" office:value="0.364624500274658" calcext:value-type="float">
            <text:p>0.364624500274658</text:p>
          </table:table-cell>
          <table:table-cell table:number-columns-repeated="2"/>
        </table:table-row>
        <table:table-row table:style-name="ro1">
          <table:table-cell office:value-type="float" office:value="0.751845836639404" calcext:value-type="float">
            <text:p>0.751845836639404</text:p>
          </table:table-cell>
          <table:table-cell table:number-columns-repeated="2"/>
        </table:table-row>
        <table:table-row table:style-name="ro1">
          <table:table-cell office:value-type="float" office:value="0.520701766014099" calcext:value-type="float">
            <text:p>0.520701766014099</text:p>
          </table:table-cell>
          <table:table-cell table:number-columns-repeated="2"/>
        </table:table-row>
        <table:table-row table:style-name="ro1">
          <table:table-cell office:value-type="float" office:value="0.780142486095428" calcext:value-type="float">
            <text:p>0.780142486095428</text:p>
          </table:table-cell>
          <table:table-cell table:number-columns-repeated="2"/>
        </table:table-row>
        <table:table-row table:style-name="ro1">
          <table:table-cell office:value-type="float" office:value="0.325811982154846" calcext:value-type="float">
            <text:p>0.325811982154846</text:p>
          </table:table-cell>
          <table:table-cell table:number-columns-repeated="2"/>
        </table:table-row>
        <table:table-row table:style-name="ro1">
          <table:table-cell office:value-type="float" office:value="0.497776061296463" calcext:value-type="float">
            <text:p>0.497776061296463</text:p>
          </table:table-cell>
          <table:table-cell table:number-columns-repeated="2"/>
        </table:table-row>
        <table:table-row table:style-name="ro1">
          <table:table-cell office:value-type="float" office:value="0.692807674407959" calcext:value-type="float">
            <text:p>0.692807674407959</text:p>
          </table:table-cell>
          <table:table-cell table:number-columns-repeated="2"/>
        </table:table-row>
        <table:table-row table:style-name="ro1">
          <table:table-cell office:value-type="float" office:value="0.30225282907486" calcext:value-type="float">
            <text:p>0.30225282907486</text:p>
          </table:table-cell>
          <table:table-cell table:number-columns-repeated="2"/>
        </table:table-row>
        <table:table-row table:style-name="ro1">
          <table:table-cell office:value-type="float" office:value="0.542724907398224" calcext:value-type="float">
            <text:p>0.542724907398224</text:p>
          </table:table-cell>
          <table:table-cell table:number-columns-repeated="2"/>
        </table:table-row>
        <table:table-row table:style-name="ro1">
          <table:table-cell office:value-type="float" office:value="0.622541844844818" calcext:value-type="float">
            <text:p>0.622541844844818</text:p>
          </table:table-cell>
          <table:table-cell table:number-columns-repeated="2"/>
        </table:table-row>
        <table:table-row table:style-name="ro1">
          <table:table-cell office:value-type="float" office:value="0.319081544876099" calcext:value-type="float">
            <text:p>0.319081544876099</text:p>
          </table:table-cell>
          <table:table-cell table:number-columns-repeated="2"/>
        </table:table-row>
        <table:table-row table:style-name="ro1">
          <table:table-cell office:value-type="float" office:value="0.451267570257187" calcext:value-type="float">
            <text:p>0.451267570257187</text:p>
          </table:table-cell>
          <table:table-cell table:number-columns-repeated="2"/>
        </table:table-row>
        <table:table-row table:style-name="ro1">
          <table:table-cell office:value-type="float" office:value="0.509462594985962" calcext:value-type="float">
            <text:p>0.509462594985962</text:p>
          </table:table-cell>
          <table:table-cell table:number-columns-repeated="2"/>
        </table:table-row>
        <table:table-row table:style-name="ro1">
          <table:table-cell office:value-type="float" office:value="0.440453678369522" calcext:value-type="float">
            <text:p>0.440453678369522</text:p>
          </table:table-cell>
          <table:table-cell table:number-columns-repeated="2"/>
        </table:table-row>
        <table:table-row table:style-name="ro1">
          <table:table-cell office:value-type="float" office:value="0.4542296230793" calcext:value-type="float">
            <text:p>0.4542296230793</text:p>
          </table:table-cell>
          <table:table-cell table:number-columns-repeated="2"/>
        </table:table-row>
        <table:table-row table:style-name="ro1">
          <table:table-cell office:value-type="float" office:value="0.391935706138611" calcext:value-type="float">
            <text:p>0.391935706138611</text:p>
          </table:table-cell>
          <table:table-cell table:number-columns-repeated="2"/>
        </table:table-row>
        <table:table-row table:style-name="ro1">
          <table:table-cell office:value-type="float" office:value="0.310484975576401" calcext:value-type="float">
            <text:p>0.310484975576401</text:p>
          </table:table-cell>
          <table:table-cell table:number-columns-repeated="2"/>
        </table:table-row>
        <table:table-row table:style-name="ro1">
          <table:table-cell office:value-type="float" office:value="0.303630232810974" calcext:value-type="float">
            <text:p>0.303630232810974</text:p>
          </table:table-cell>
          <table:table-cell table:number-columns-repeated="2"/>
        </table:table-row>
        <table:table-row table:style-name="ro1">
          <table:table-cell office:value-type="float" office:value="0.318364441394806" calcext:value-type="float">
            <text:p>0.318364441394806</text:p>
          </table:table-cell>
          <table:table-cell table:number-columns-repeated="2"/>
        </table:table-row>
        <table:table-row table:style-name="ro1">
          <table:table-cell office:value-type="float" office:value="0.36084645986557" calcext:value-type="float">
            <text:p>0.36084645986557</text:p>
          </table:table-cell>
          <table:table-cell table:number-columns-repeated="2"/>
        </table:table-row>
        <table:table-row table:style-name="ro1">
          <table:table-cell office:value-type="float" office:value="0.37030553817749" calcext:value-type="float">
            <text:p>0.37030553817749</text:p>
          </table:table-cell>
          <table:table-cell table:number-columns-repeated="2"/>
        </table:table-row>
        <table:table-row table:style-name="ro1">
          <table:table-cell office:value-type="float" office:value="0.379249572753906" calcext:value-type="float">
            <text:p>0.379249572753906</text:p>
          </table:table-cell>
          <table:table-cell table:number-columns-repeated="2"/>
        </table:table-row>
        <table:table-row table:style-name="ro1">
          <table:table-cell office:value-type="float" office:value="0.356939256191254" calcext:value-type="float">
            <text:p>0.356939256191254</text:p>
          </table:table-cell>
          <table:table-cell table:number-columns-repeated="2"/>
        </table:table-row>
        <table:table-row table:style-name="ro1">
          <table:table-cell office:value-type="float" office:value="0.347432553768158" calcext:value-type="float">
            <text:p>0.347432553768158</text:p>
          </table:table-cell>
          <table:table-cell table:number-columns-repeated="2"/>
        </table:table-row>
        <table:table-row table:style-name="ro1">
          <table:table-cell office:value-type="float" office:value="0.337132602930069" calcext:value-type="float">
            <text:p>0.337132602930069</text:p>
          </table:table-cell>
          <table:table-cell table:number-columns-repeated="2"/>
        </table:table-row>
        <table:table-row table:style-name="ro1">
          <table:table-cell office:value-type="float" office:value="0.307171493768692" calcext:value-type="float">
            <text:p>0.307171493768692</text:p>
          </table:table-cell>
          <table:table-cell table:number-columns-repeated="2"/>
        </table:table-row>
        <table:table-row table:style-name="ro1">
          <table:table-cell office:value-type="float" office:value="0.294345617294311" calcext:value-type="float">
            <text:p>0.294345617294311</text:p>
          </table:table-cell>
          <table:table-cell table:number-columns-repeated="2"/>
        </table:table-row>
        <table:table-row table:style-name="ro1">
          <table:table-cell office:value-type="float" office:value="0.300703138113022" calcext:value-type="float">
            <text:p>0.300703138113022</text:p>
          </table:table-cell>
          <table:table-cell table:number-columns-repeated="2"/>
        </table:table-row>
        <table:table-row table:style-name="ro1">
          <table:table-cell office:value-type="float" office:value="0.274094551801682" calcext:value-type="float">
            <text:p>0.274094551801682</text:p>
          </table:table-cell>
          <table:table-cell table:number-columns-repeated="2"/>
        </table:table-row>
        <table:table-row table:style-name="ro1">
          <table:table-cell office:value-type="float" office:value="0.253341376781464" calcext:value-type="float">
            <text:p>0.253341376781464</text:p>
          </table:table-cell>
          <table:table-cell table:number-columns-repeated="2"/>
        </table:table-row>
        <table:table-row table:style-name="ro1">
          <table:table-cell office:value-type="float" office:value="0.251428306102753" calcext:value-type="float">
            <text:p>0.251428306102753</text:p>
          </table:table-cell>
          <table:table-cell table:number-columns-repeated="2"/>
        </table:table-row>
        <table:table-row table:style-name="ro1">
          <table:table-cell office:value-type="float" office:value="0.27316552400589" calcext:value-type="float">
            <text:p>0.27316552400589</text:p>
          </table:table-cell>
          <table:table-cell table:number-columns-repeated="2"/>
        </table:table-row>
        <table:table-row table:style-name="ro1">
          <table:table-cell office:value-type="float" office:value="0.281683027744293" calcext:value-type="float">
            <text:p>0.281683027744293</text:p>
          </table:table-cell>
          <table:table-cell table:number-columns-repeated="2"/>
        </table:table-row>
        <table:table-row table:style-name="ro1">
          <table:table-cell office:value-type="float" office:value="0.283433824777603" calcext:value-type="float">
            <text:p>0.283433824777603</text:p>
          </table:table-cell>
          <table:table-cell table:number-columns-repeated="2"/>
        </table:table-row>
        <table:table-row table:style-name="ro1">
          <table:table-cell office:value-type="float" office:value="0.31097936630249" calcext:value-type="float">
            <text:p>0.31097936630249</text:p>
          </table:table-cell>
          <table:table-cell table:number-columns-repeated="2"/>
        </table:table-row>
        <table:table-row table:style-name="ro1">
          <table:table-cell office:value-type="float" office:value="0.291932761669159" calcext:value-type="float">
            <text:p>0.291932761669159</text:p>
          </table:table-cell>
          <table:table-cell table:number-columns-repeated="2"/>
        </table:table-row>
        <table:table-row table:style-name="ro1">
          <table:table-cell office:value-type="float" office:value="0.260328024625778" calcext:value-type="float">
            <text:p>0.260328024625778</text:p>
          </table:table-cell>
          <table:table-cell table:number-columns-repeated="2"/>
        </table:table-row>
        <table:table-row table:style-name="ro1">
          <table:table-cell office:value-type="float" office:value="0.777682662010193" calcext:value-type="float">
            <text:p>0.777682662010193</text:p>
          </table:table-cell>
          <table:table-cell table:number-columns-repeated="2"/>
        </table:table-row>
        <table:table-row table:style-name="ro1">
          <table:table-cell office:value-type="float" office:value="0.751187384128571" calcext:value-type="float">
            <text:p>0.751187384128571</text:p>
          </table:table-cell>
          <table:table-cell table:number-columns-repeated="2"/>
        </table:table-row>
        <table:table-row table:style-name="ro1">
          <table:table-cell office:value-type="float" office:value="0.770557463169098" calcext:value-type="float">
            <text:p>0.770557463169098</text:p>
          </table:table-cell>
          <table:table-cell table:number-columns-repeated="2"/>
        </table:table-row>
        <table:table-row table:style-name="ro1">
          <table:table-cell office:value-type="float" office:value="0.766753256320953" calcext:value-type="float">
            <text:p>0.766753256320953</text:p>
          </table:table-cell>
          <table:table-cell table:number-columns-repeated="2"/>
        </table:table-row>
        <table:table-row table:style-name="ro1">
          <table:table-cell office:value-type="float" office:value="0.761029839515686" calcext:value-type="float">
            <text:p>0.761029839515686</text:p>
          </table:table-cell>
          <table:table-cell table:number-columns-repeated="2"/>
        </table:table-row>
        <table:table-row table:style-name="ro1">
          <table:table-cell office:value-type="float" office:value="0.748459219932556" calcext:value-type="float">
            <text:p>0.748459219932556</text:p>
          </table:table-cell>
          <table:table-cell table:number-columns-repeated="2"/>
        </table:table-row>
        <table:table-row table:style-name="ro1">
          <table:table-cell office:value-type="float" office:value="0.755101978778839" calcext:value-type="float">
            <text:p>0.755101978778839</text:p>
          </table:table-cell>
          <table:table-cell table:number-columns-repeated="2"/>
        </table:table-row>
        <table:table-row table:style-name="ro1">
          <table:table-cell office:value-type="float" office:value="0.704731345176697" calcext:value-type="float">
            <text:p>0.704731345176697</text:p>
          </table:table-cell>
          <table:table-cell table:number-columns-repeated="2"/>
        </table:table-row>
        <table:table-row table:style-name="ro1">
          <table:table-cell office:value-type="float" office:value="0.697638630867004" calcext:value-type="float">
            <text:p>0.697638630867004</text:p>
          </table:table-cell>
          <table:table-cell table:number-columns-repeated="2"/>
        </table:table-row>
        <table:table-row table:style-name="ro1">
          <table:table-cell office:value-type="float" office:value="0.665801644325256" calcext:value-type="float">
            <text:p>0.665801644325256</text:p>
          </table:table-cell>
          <table:table-cell table:number-columns-repeated="2"/>
        </table:table-row>
        <table:table-row table:style-name="ro1">
          <table:table-cell office:value-type="float" office:value="0.658845722675324" calcext:value-type="float">
            <text:p>0.658845722675324</text:p>
          </table:table-cell>
          <table:table-cell table:number-columns-repeated="2"/>
        </table:table-row>
        <table:table-row table:style-name="ro1">
          <table:table-cell office:value-type="float" office:value="0.799513518810272" calcext:value-type="float">
            <text:p>0.799513518810272</text:p>
          </table:table-cell>
          <table:table-cell table:number-columns-repeated="2"/>
        </table:table-row>
        <table:table-row table:style-name="ro1">
          <table:table-cell office:value-type="float" office:value="0.897948563098908" calcext:value-type="float">
            <text:p>0.897948563098908</text:p>
          </table:table-cell>
          <table:table-cell table:number-columns-repeated="2"/>
        </table:table-row>
        <table:table-row table:style-name="ro1">
          <table:table-cell office:value-type="float" office:value="0.894924223423004" calcext:value-type="float">
            <text:p>0.894924223423004</text:p>
          </table:table-cell>
          <table:table-cell table:number-columns-repeated="2"/>
        </table:table-row>
        <table:table-row table:style-name="ro1">
          <table:table-cell office:value-type="float" office:value="0.866004943847656" calcext:value-type="float">
            <text:p>0.866004943847656</text:p>
          </table:table-cell>
          <table:table-cell table:number-columns-repeated="2"/>
        </table:table-row>
        <table:table-row table:style-name="ro1">
          <table:table-cell office:value-type="float" office:value="0.811602592468262" calcext:value-type="float">
            <text:p>0.811602592468262</text:p>
          </table:table-cell>
          <table:table-cell table:number-columns-repeated="2"/>
        </table:table-row>
        <table:table-row table:style-name="ro1">
          <table:table-cell office:value-type="float" office:value="0.344124883413315" calcext:value-type="float">
            <text:p>0.344124883413315</text:p>
          </table:table-cell>
          <table:table-cell table:number-columns-repeated="2"/>
        </table:table-row>
        <table:table-row table:style-name="ro1">
          <table:table-cell office:value-type="float" office:value="0.543618440628052" calcext:value-type="float">
            <text:p>0.543618440628052</text:p>
          </table:table-cell>
          <table:table-cell table:number-columns-repeated="2"/>
        </table:table-row>
        <table:table-row table:style-name="ro1">
          <table:table-cell office:value-type="float" office:value="0.413503617048264" calcext:value-type="float">
            <text:p>0.413503617048264</text:p>
          </table:table-cell>
          <table:table-cell table:number-columns-repeated="2"/>
        </table:table-row>
        <table:table-row table:style-name="ro1">
          <table:table-cell office:value-type="float" office:value="0.291366398334503" calcext:value-type="float">
            <text:p>0.291366398334503</text:p>
          </table:table-cell>
          <table:table-cell table:number-columns-repeated="2"/>
        </table:table-row>
        <table:table-row table:style-name="ro1">
          <table:table-cell office:value-type="float" office:value="0.340325504541397" calcext:value-type="float">
            <text:p>0.340325504541397</text:p>
          </table:table-cell>
          <table:table-cell table:number-columns-repeated="2"/>
        </table:table-row>
        <table:table-row table:style-name="ro1">
          <table:table-cell office:value-type="float" office:value="0.35561802983284" calcext:value-type="float">
            <text:p>0.35561802983284</text:p>
          </table:table-cell>
          <table:table-cell table:number-columns-repeated="2"/>
        </table:table-row>
        <table:table-row table:style-name="ro1">
          <table:table-cell office:value-type="float" office:value="0.425553411245346" calcext:value-type="float">
            <text:p>0.425553411245346</text:p>
          </table:table-cell>
          <table:table-cell table:number-columns-repeated="2"/>
        </table:table-row>
        <table:table-row table:style-name="ro1">
          <table:table-cell office:value-type="float" office:value="0.520704448223114" calcext:value-type="float">
            <text:p>0.520704448223114</text:p>
          </table:table-cell>
          <table:table-cell table:number-columns-repeated="2"/>
        </table:table-row>
        <table:table-row table:style-name="ro1">
          <table:table-cell office:value-type="float" office:value="0.649395883083344" calcext:value-type="float">
            <text:p>0.649395883083344</text:p>
          </table:table-cell>
          <table:table-cell table:number-columns-repeated="2"/>
        </table:table-row>
        <table:table-row table:style-name="ro1">
          <table:table-cell office:value-type="float" office:value="0.667995750904083" calcext:value-type="float">
            <text:p>0.667995750904083</text:p>
          </table:table-cell>
          <table:table-cell table:number-columns-repeated="2"/>
        </table:table-row>
        <table:table-row table:style-name="ro1">
          <table:table-cell office:value-type="float" office:value="0.707965314388275" calcext:value-type="float">
            <text:p>0.707965314388275</text:p>
          </table:table-cell>
          <table:table-cell table:number-columns-repeated="2"/>
        </table:table-row>
        <table:table-row table:style-name="ro1">
          <table:table-cell office:value-type="float" office:value="0.674060761928558" calcext:value-type="float">
            <text:p>0.674060761928558</text:p>
          </table:table-cell>
          <table:table-cell table:number-columns-repeated="2"/>
        </table:table-row>
        <table:table-row table:style-name="ro1">
          <table:table-cell office:value-type="float" office:value="0.701737761497498" calcext:value-type="float">
            <text:p>0.701737761497498</text:p>
          </table:table-cell>
          <table:table-cell table:number-columns-repeated="2"/>
        </table:table-row>
        <table:table-row table:style-name="ro1">
          <table:table-cell office:value-type="float" office:value="0.669251024723053" calcext:value-type="float">
            <text:p>0.669251024723053</text:p>
          </table:table-cell>
          <table:table-cell table:number-columns-repeated="2"/>
        </table:table-row>
        <table:table-row table:style-name="ro1">
          <table:table-cell office:value-type="float" office:value="0.700510740280151" calcext:value-type="float">
            <text:p>0.700510740280151</text:p>
          </table:table-cell>
          <table:table-cell table:number-columns-repeated="2"/>
        </table:table-row>
        <table:table-row table:style-name="ro1">
          <table:table-cell office:value-type="float" office:value="0.691682159900665" calcext:value-type="float">
            <text:p>0.691682159900665</text:p>
          </table:table-cell>
          <table:table-cell table:number-columns-repeated="2"/>
        </table:table-row>
        <table:table-row table:style-name="ro1">
          <table:table-cell office:value-type="float" office:value="0.695307195186615" calcext:value-type="float">
            <text:p>0.695307195186615</text:p>
          </table:table-cell>
          <table:table-cell table:number-columns-repeated="2"/>
        </table:table-row>
        <table:table-row table:style-name="ro1">
          <table:table-cell office:value-type="float" office:value="0.718348741531372" calcext:value-type="float">
            <text:p>0.718348741531372</text:p>
          </table:table-cell>
          <table:table-cell table:number-columns-repeated="2"/>
        </table:table-row>
        <table:table-row table:style-name="ro1">
          <table:table-cell office:value-type="float" office:value="0.728859782218933" calcext:value-type="float">
            <text:p>0.728859782218933</text:p>
          </table:table-cell>
          <table:table-cell table:number-columns-repeated="2"/>
        </table:table-row>
        <table:table-row table:style-name="ro1">
          <table:table-cell office:value-type="float" office:value="0.521065413951874" calcext:value-type="float">
            <text:p>0.521065413951874</text:p>
          </table:table-cell>
          <table:table-cell table:number-columns-repeated="2"/>
        </table:table-row>
        <table:table-row table:style-name="ro1">
          <table:table-cell office:value-type="float" office:value="0.555118501186371" calcext:value-type="float">
            <text:p>0.555118501186371</text:p>
          </table:table-cell>
          <table:table-cell table:number-columns-repeated="2"/>
        </table:table-row>
        <table:table-row table:style-name="ro1">
          <table:table-cell office:value-type="float" office:value="0.566212356090546" calcext:value-type="float">
            <text:p>0.566212356090546</text:p>
          </table:table-cell>
          <table:table-cell table:number-columns-repeated="2"/>
        </table:table-row>
        <table:table-row table:style-name="ro1">
          <table:table-cell office:value-type="float" office:value="0.648914575576782" calcext:value-type="float">
            <text:p>0.648914575576782</text:p>
          </table:table-cell>
          <table:table-cell table:number-columns-repeated="2"/>
        </table:table-row>
        <table:table-row table:style-name="ro1">
          <table:table-cell office:value-type="float" office:value="0.549020767211914" calcext:value-type="float">
            <text:p>0.549020767211914</text:p>
          </table:table-cell>
          <table:table-cell table:number-columns-repeated="2"/>
        </table:table-row>
        <table:table-row table:style-name="ro1">
          <table:table-cell office:value-type="float" office:value="0.517914712429047" calcext:value-type="float">
            <text:p>0.517914712429047</text:p>
          </table:table-cell>
          <table:table-cell table:number-columns-repeated="2"/>
        </table:table-row>
        <table:table-row table:style-name="ro1">
          <table:table-cell office:value-type="float" office:value="0.519932806491852" calcext:value-type="float">
            <text:p>0.519932806491852</text:p>
          </table:table-cell>
          <table:table-cell table:number-columns-repeated="2"/>
        </table:table-row>
        <table:table-row table:style-name="ro1">
          <table:table-cell office:value-type="float" office:value="0.640403628349304" calcext:value-type="float">
            <text:p>0.640403628349304</text:p>
          </table:table-cell>
          <table:table-cell table:number-columns-repeated="2"/>
        </table:table-row>
        <table:table-row table:style-name="ro1">
          <table:table-cell office:value-type="float" office:value="0.561514377593994" calcext:value-type="float">
            <text:p>0.561514377593994</text:p>
          </table:table-cell>
          <table:table-cell table:number-columns-repeated="2"/>
        </table:table-row>
        <table:table-row table:style-name="ro1">
          <table:table-cell office:value-type="float" office:value="0.592098653316498" calcext:value-type="float">
            <text:p>0.592098653316498</text:p>
          </table:table-cell>
          <table:table-cell table:number-columns-repeated="2"/>
        </table:table-row>
        <table:table-row table:style-name="ro1">
          <table:table-cell office:value-type="float" office:value="0.448364347219467" calcext:value-type="float">
            <text:p>0.448364347219467</text:p>
          </table:table-cell>
          <table:table-cell table:number-columns-repeated="2"/>
        </table:table-row>
        <table:table-row table:style-name="ro1">
          <table:table-cell office:value-type="float" office:value="0.290856838226318" calcext:value-type="float">
            <text:p>0.290856838226318</text:p>
          </table:table-cell>
          <table:table-cell table:number-columns-repeated="2"/>
        </table:table-row>
        <table:table-row table:style-name="ro1">
          <table:table-cell office:value-type="float" office:value="0.297402232885361" calcext:value-type="float">
            <text:p>0.297402232885361</text:p>
          </table:table-cell>
          <table:table-cell table:number-columns-repeated="2"/>
        </table:table-row>
        <table:table-row table:style-name="ro1">
          <table:table-cell office:value-type="float" office:value="0.464255034923554" calcext:value-type="float">
            <text:p>0.464255034923554</text:p>
          </table:table-cell>
          <table:table-cell table:number-columns-repeated="2"/>
        </table:table-row>
        <table:table-row table:style-name="ro1">
          <table:table-cell office:value-type="float" office:value="0.849593758583069" calcext:value-type="float">
            <text:p>0.849593758583069</text:p>
          </table:table-cell>
          <table:table-cell table:number-columns-repeated="2"/>
        </table:table-row>
        <table:table-row table:style-name="ro1">
          <table:table-cell office:value-type="float" office:value="0.517246663570404" calcext:value-type="float">
            <text:p>0.517246663570404</text:p>
          </table:table-cell>
          <table:table-cell table:number-columns-repeated="2"/>
        </table:table-row>
        <table:table-row table:style-name="ro1">
          <table:table-cell office:value-type="float" office:value="0.816240489482879" calcext:value-type="float">
            <text:p>0.816240489482879</text:p>
          </table:table-cell>
          <table:table-cell table:number-columns-repeated="2"/>
        </table:table-row>
        <table:table-row table:style-name="ro1">
          <table:table-cell office:value-type="float" office:value="0.511488318443298" calcext:value-type="float">
            <text:p>0.511488318443298</text:p>
          </table:table-cell>
          <table:table-cell table:number-columns-repeated="2"/>
        </table:table-row>
        <table:table-row table:style-name="ro1">
          <table:table-cell office:value-type="float" office:value="0.636275231838226" calcext:value-type="float">
            <text:p>0.636275231838226</text:p>
          </table:table-cell>
          <table:table-cell table:number-columns-repeated="2"/>
        </table:table-row>
        <table:table-row table:style-name="ro1">
          <table:table-cell office:value-type="float" office:value="0.509746134281158" calcext:value-type="float">
            <text:p>0.509746134281158</text:p>
          </table:table-cell>
          <table:table-cell table:number-columns-repeated="2"/>
        </table:table-row>
        <table:table-row table:style-name="ro1">
          <table:table-cell office:value-type="float" office:value="0.389480710029602" calcext:value-type="float">
            <text:p>0.389480710029602</text:p>
          </table:table-cell>
          <table:table-cell table:number-columns-repeated="2"/>
        </table:table-row>
        <table:table-row table:style-name="ro1">
          <table:table-cell office:value-type="float" office:value="0.278778523206711" calcext:value-type="float">
            <text:p>0.278778523206711</text:p>
          </table:table-cell>
          <table:table-cell table:number-columns-repeated="2"/>
        </table:table-row>
        <table:table-row table:style-name="ro1">
          <table:table-cell office:value-type="float" office:value="0.268709689378738" calcext:value-type="float">
            <text:p>0.268709689378738</text:p>
          </table:table-cell>
          <table:table-cell table:number-columns-repeated="2"/>
        </table:table-row>
        <table:table-row table:style-name="ro1">
          <table:table-cell office:value-type="float" office:value="0.421595960855484" calcext:value-type="float">
            <text:p>0.421595960855484</text:p>
          </table:table-cell>
          <table:table-cell table:number-columns-repeated="2"/>
        </table:table-row>
        <table:table-row table:style-name="ro1">
          <table:table-cell office:value-type="float" office:value="0.322921395301819" calcext:value-type="float">
            <text:p>0.322921395301819</text:p>
          </table:table-cell>
          <table:table-cell table:number-columns-repeated="2"/>
        </table:table-row>
        <table:table-row table:style-name="ro1">
          <table:table-cell office:value-type="float" office:value="0.304391890764236" calcext:value-type="float">
            <text:p>0.304391890764236</text:p>
          </table:table-cell>
          <table:table-cell table:number-columns-repeated="2"/>
        </table:table-row>
        <table:table-row table:style-name="ro1">
          <table:table-cell office:value-type="float" office:value="0.250249117612839" calcext:value-type="float">
            <text:p>0.250249117612839</text:p>
          </table:table-cell>
          <table:table-cell table:number-columns-repeated="2"/>
        </table:table-row>
        <table:table-row table:style-name="ro1">
          <table:table-cell office:value-type="float" office:value="0.303043872117996" calcext:value-type="float">
            <text:p>0.303043872117996</text:p>
          </table:table-cell>
          <table:table-cell table:number-columns-repeated="2"/>
        </table:table-row>
        <table:table-row table:style-name="ro1">
          <table:table-cell office:value-type="float" office:value="0.422326385974884" calcext:value-type="float">
            <text:p>0.422326385974884</text:p>
          </table:table-cell>
          <table:table-cell table:number-columns-repeated="2"/>
        </table:table-row>
        <table:table-row table:style-name="ro1">
          <table:table-cell office:value-type="float" office:value="0.307784765958786" calcext:value-type="float">
            <text:p>0.307784765958786</text:p>
          </table:table-cell>
          <table:table-cell table:number-columns-repeated="2"/>
        </table:table-row>
        <table:table-row table:style-name="ro1">
          <table:table-cell office:value-type="float" office:value="0.303991824388504" calcext:value-type="float">
            <text:p>0.303991824388504</text:p>
          </table:table-cell>
          <table:table-cell table:number-columns-repeated="2"/>
        </table:table-row>
        <table:table-row table:style-name="ro1">
          <table:table-cell office:value-type="float" office:value="0.795415759086609" calcext:value-type="float">
            <text:p>0.795415759086609</text:p>
          </table:table-cell>
          <table:table-cell table:number-columns-repeated="2"/>
        </table:table-row>
        <table:table-row table:style-name="ro1">
          <table:table-cell office:value-type="float" office:value="0.83550500869751" calcext:value-type="float">
            <text:p>0.83550500869751</text:p>
          </table:table-cell>
          <table:table-cell table:number-columns-repeated="2"/>
        </table:table-row>
        <table:table-row table:style-name="ro1">
          <table:table-cell office:value-type="float" office:value="0.845105767250061" calcext:value-type="float">
            <text:p>0.845105767250061</text:p>
          </table:table-cell>
          <table:table-cell table:number-columns-repeated="2"/>
        </table:table-row>
        <table:table-row table:style-name="ro1">
          <table:table-cell office:value-type="float" office:value="0.844778895378113" calcext:value-type="float">
            <text:p>0.844778895378113</text:p>
          </table:table-cell>
          <table:table-cell table:number-columns-repeated="2"/>
        </table:table-row>
        <table:table-row table:style-name="ro1">
          <table:table-cell office:value-type="float" office:value="0.854025661945343" calcext:value-type="float">
            <text:p>0.854025661945343</text:p>
          </table:table-cell>
          <table:table-cell table:number-columns-repeated="2"/>
        </table:table-row>
        <table:table-row table:style-name="ro1">
          <table:table-cell office:value-type="float" office:value="0.662927806377411" calcext:value-type="float">
            <text:p>0.662927806377411</text:p>
          </table:table-cell>
          <table:table-cell table:number-columns-repeated="2"/>
        </table:table-row>
        <table:table-row table:style-name="ro1">
          <table:table-cell office:value-type="float" office:value="0.339964836835861" calcext:value-type="float">
            <text:p>0.339964836835861</text:p>
          </table:table-cell>
          <table:table-cell table:number-columns-repeated="2"/>
        </table:table-row>
        <table:table-row table:style-name="ro1">
          <table:table-cell office:value-type="float" office:value="0.308330744504929" calcext:value-type="float">
            <text:p>0.308330744504929</text:p>
          </table:table-cell>
          <table:table-cell table:number-columns-repeated="2"/>
        </table:table-row>
        <table:table-row table:style-name="ro1">
          <table:table-cell office:value-type="float" office:value="0.35723677277565" calcext:value-type="float">
            <text:p>0.35723677277565</text:p>
          </table:table-cell>
          <table:table-cell table:number-columns-repeated="2"/>
        </table:table-row>
        <table:table-row table:style-name="ro1">
          <table:table-cell office:value-type="float" office:value="0.806479692459106" calcext:value-type="float">
            <text:p>0.806479692459106</text:p>
          </table:table-cell>
          <table:table-cell table:number-columns-repeated="2"/>
        </table:table-row>
        <table:table-row table:style-name="ro1">
          <table:table-cell office:value-type="float" office:value="0.633864045143127" calcext:value-type="float">
            <text:p>0.633864045143127</text:p>
          </table:table-cell>
          <table:table-cell table:number-columns-repeated="2"/>
        </table:table-row>
        <table:table-row table:style-name="ro1">
          <table:table-cell office:value-type="float" office:value="0.605567276477814" calcext:value-type="float">
            <text:p>0.605567276477814</text:p>
          </table:table-cell>
          <table:table-cell table:number-columns-repeated="2"/>
        </table:table-row>
        <table:table-row table:style-name="ro1">
          <table:table-cell office:value-type="float" office:value="0.861975610256195" calcext:value-type="float">
            <text:p>0.861975610256195</text:p>
          </table:table-cell>
          <table:table-cell table:number-columns-repeated="2"/>
        </table:table-row>
        <table:table-row table:style-name="ro1">
          <table:table-cell office:value-type="float" office:value="0.89602667093277" calcext:value-type="float">
            <text:p>0.89602667093277</text:p>
          </table:table-cell>
          <table:table-cell table:number-columns-repeated="2"/>
        </table:table-row>
        <table:table-row table:style-name="ro1">
          <table:table-cell office:value-type="float" office:value="0.908221185207367" calcext:value-type="float">
            <text:p>0.908221185207367</text:p>
          </table:table-cell>
          <table:table-cell table:number-columns-repeated="2"/>
        </table:table-row>
        <table:table-row table:style-name="ro1">
          <table:table-cell office:value-type="float" office:value="0.895068109035492" calcext:value-type="float">
            <text:p>0.895068109035492</text:p>
          </table:table-cell>
          <table:table-cell table:number-columns-repeated="2"/>
        </table:table-row>
        <table:table-row table:style-name="ro1">
          <table:table-cell office:value-type="float" office:value="0.90409243106842" calcext:value-type="float">
            <text:p>0.90409243106842</text:p>
          </table:table-cell>
          <table:table-cell table:number-columns-repeated="2"/>
        </table:table-row>
        <table:table-row table:style-name="ro1">
          <table:table-cell office:value-type="float" office:value="0.905951797962189" calcext:value-type="float">
            <text:p>0.905951797962189</text:p>
          </table:table-cell>
          <table:table-cell table:number-columns-repeated="2"/>
        </table:table-row>
        <table:table-row table:style-name="ro1">
          <table:table-cell office:value-type="float" office:value="0.876660943031311" calcext:value-type="float">
            <text:p>0.876660943031311</text:p>
          </table:table-cell>
          <table:table-cell table:number-columns-repeated="2"/>
        </table:table-row>
        <table:table-row table:style-name="ro1">
          <table:table-cell office:value-type="float" office:value="0.861212909221649" calcext:value-type="float">
            <text:p>0.861212909221649</text:p>
          </table:table-cell>
          <table:table-cell table:number-columns-repeated="2"/>
        </table:table-row>
        <table:table-row table:style-name="ro1">
          <table:table-cell office:value-type="float" office:value="0.782074809074402" calcext:value-type="float">
            <text:p>0.782074809074402</text:p>
          </table:table-cell>
          <table:table-cell table:number-columns-repeated="2"/>
        </table:table-row>
        <table:table-row table:style-name="ro1">
          <table:table-cell office:value-type="float" office:value="0.612893104553223" calcext:value-type="float">
            <text:p>0.612893104553223</text:p>
          </table:table-cell>
          <table:table-cell table:number-columns-repeated="2"/>
        </table:table-row>
        <table:table-row table:style-name="ro1">
          <table:table-cell office:value-type="float" office:value="0.617321312427521" calcext:value-type="float">
            <text:p>0.617321312427521</text:p>
          </table:table-cell>
          <table:table-cell table:number-columns-repeated="2"/>
        </table:table-row>
        <table:table-row table:style-name="ro1">
          <table:table-cell office:value-type="float" office:value="0.615646958351135" calcext:value-type="float">
            <text:p>0.615646958351135</text:p>
          </table:table-cell>
          <table:table-cell table:number-columns-repeated="2"/>
        </table:table-row>
        <table:table-row table:style-name="ro1">
          <table:table-cell office:value-type="float" office:value="0.592977464199066" calcext:value-type="float">
            <text:p>0.592977464199066</text:p>
          </table:table-cell>
          <table:table-cell table:number-columns-repeated="2"/>
        </table:table-row>
        <table:table-row table:style-name="ro1">
          <table:table-cell office:value-type="float" office:value="0.595239818096161" calcext:value-type="float">
            <text:p>0.595239818096161</text:p>
          </table:table-cell>
          <table:table-cell table:number-columns-repeated="2"/>
        </table:table-row>
        <table:table-row table:style-name="ro1">
          <table:table-cell office:value-type="float" office:value="0.581080555915833" calcext:value-type="float">
            <text:p>0.581080555915833</text:p>
          </table:table-cell>
          <table:table-cell table:number-columns-repeated="2"/>
        </table:table-row>
        <table:table-row table:style-name="ro1">
          <table:table-cell office:value-type="float" office:value="0.697403788566589" calcext:value-type="float">
            <text:p>0.697403788566589</text:p>
          </table:table-cell>
          <table:table-cell/>
          <table:table-cell table:formula="of:=AVERAGE([.A1:.A681])" office:value-type="float" office:value="0.549747834077841" calcext:value-type="float">
            <text:p>0.549747834077841</text:p>
          </table:table-cell>
        </table:table-row>
        <table:table-row table:style-name="ro1">
          <table:table-cell office:value-type="float" office:value="0.425365954637527" calcext:value-type="float">
            <text:p>0.425365954637527</text:p>
          </table:table-cell>
          <table:table-cell table:number-columns-repeated="2"/>
        </table:table-row>
        <table:table-row table:style-name="ro1">
          <table:table-cell office:value-type="float" office:value="0.376612484455109" calcext:value-type="float">
            <text:p>0.376612484455109</text:p>
          </table:table-cell>
          <table:table-cell table:number-columns-repeated="2"/>
        </table:table-row>
        <table:table-row table:style-name="ro1">
          <table:table-cell office:value-type="float" office:value="0.722397685050964" calcext:value-type="float">
            <text:p>0.722397685050964</text:p>
          </table:table-cell>
          <table:table-cell table:number-columns-repeated="2"/>
        </table:table-row>
        <table:table-row table:style-name="ro1">
          <table:table-cell office:value-type="float" office:value="0.730722069740295" calcext:value-type="float">
            <text:p>0.730722069740295</text:p>
          </table:table-cell>
          <table:table-cell table:number-columns-repeated="2"/>
        </table:table-row>
        <table:table-row table:style-name="ro1">
          <table:table-cell office:value-type="float" office:value="0.792838871479034" calcext:value-type="float">
            <text:p>0.792838871479034</text:p>
          </table:table-cell>
          <table:table-cell table:number-columns-repeated="2"/>
        </table:table-row>
        <table:table-row table:style-name="ro1">
          <table:table-cell office:value-type="float" office:value="0.61254209280014" calcext:value-type="float">
            <text:p>0.61254209280014</text:p>
          </table:table-cell>
          <table:table-cell table:number-columns-repeated="2"/>
        </table:table-row>
        <table:table-row table:style-name="ro1">
          <table:table-cell office:value-type="float" office:value="0.322288244962692" calcext:value-type="float">
            <text:p>0.322288244962692</text:p>
          </table:table-cell>
          <table:table-cell table:number-columns-repeated="2"/>
        </table:table-row>
        <table:table-row table:style-name="ro1">
          <table:table-cell office:value-type="float" office:value="0.419958710670471" calcext:value-type="float">
            <text:p>0.419958710670471</text:p>
          </table:table-cell>
          <table:table-cell table:number-columns-repeated="2"/>
        </table:table-row>
        <table:table-row table:style-name="ro1">
          <table:table-cell office:value-type="float" office:value="0.670749008655548" calcext:value-type="float">
            <text:p>0.670749008655548</text:p>
          </table:table-cell>
          <table:table-cell table:number-columns-repeated="2"/>
        </table:table-row>
        <table:table-row table:style-name="ro1">
          <table:table-cell office:value-type="float" office:value="0.75977885723114" calcext:value-type="float">
            <text:p>0.75977885723114</text:p>
          </table:table-cell>
          <table:table-cell table:number-columns-repeated="2"/>
        </table:table-row>
        <table:table-row table:style-name="ro1">
          <table:table-cell office:value-type="float" office:value="0.30002036690712" calcext:value-type="float">
            <text:p>0.30002036690712</text:p>
          </table:table-cell>
          <table:table-cell table:number-columns-repeated="2"/>
        </table:table-row>
        <table:table-row table:style-name="ro1">
          <table:table-cell office:value-type="float" office:value="0.546028971672058" calcext:value-type="float">
            <text:p>0.546028971672058</text:p>
          </table:table-cell>
          <table:table-cell table:number-columns-repeated="2"/>
        </table:table-row>
        <table:table-row table:style-name="ro1">
          <table:table-cell office:value-type="float" office:value="0.823168516159058" calcext:value-type="float">
            <text:p>0.823168516159058</text:p>
          </table:table-cell>
          <table:table-cell table:number-columns-repeated="2"/>
        </table:table-row>
        <table:table-row table:style-name="ro1">
          <table:table-cell office:value-type="float" office:value="0.843211531639099" calcext:value-type="float">
            <text:p>0.843211531639099</text:p>
          </table:table-cell>
          <table:table-cell table:number-columns-repeated="2"/>
        </table:table-row>
        <table:table-row table:style-name="ro1">
          <table:table-cell office:value-type="float" office:value="0.45489826798439" calcext:value-type="float">
            <text:p>0.45489826798439</text:p>
          </table:table-cell>
          <table:table-cell table:number-columns-repeated="2"/>
        </table:table-row>
        <table:table-row table:style-name="ro1">
          <table:table-cell office:value-type="float" office:value="0.307027578353882" calcext:value-type="float">
            <text:p>0.307027578353882</text:p>
          </table:table-cell>
          <table:table-cell table:number-columns-repeated="2"/>
        </table:table-row>
        <table:table-row table:style-name="ro1">
          <table:table-cell office:value-type="float" office:value="0.301837623119354" calcext:value-type="float">
            <text:p>0.301837623119354</text:p>
          </table:table-cell>
          <table:table-cell table:number-columns-repeated="2"/>
        </table:table-row>
        <table:table-row table:style-name="ro1">
          <table:table-cell office:value-type="float" office:value="0.28045380115509" calcext:value-type="float">
            <text:p>0.28045380115509</text:p>
          </table:table-cell>
          <table:table-cell table:number-columns-repeated="2"/>
        </table:table-row>
        <table:table-row table:style-name="ro1">
          <table:table-cell office:value-type="float" office:value="0.602582216262817" calcext:value-type="float">
            <text:p>0.602582216262817</text:p>
          </table:table-cell>
          <table:table-cell table:number-columns-repeated="2"/>
        </table:table-row>
        <table:table-row table:style-name="ro1">
          <table:table-cell office:value-type="float" office:value="0.482300639152527" calcext:value-type="float">
            <text:p>0.482300639152527</text:p>
          </table:table-cell>
          <table:table-cell table:number-columns-repeated="2"/>
        </table:table-row>
        <table:table-row table:style-name="ro1">
          <table:table-cell office:value-type="float" office:value="0.694174826145172" calcext:value-type="float">
            <text:p>0.694174826145172</text:p>
          </table:table-cell>
          <table:table-cell table:number-columns-repeated="2"/>
        </table:table-row>
        <table:table-row table:style-name="ro1">
          <table:table-cell office:value-type="float" office:value="0.611127257347107" calcext:value-type="float">
            <text:p>0.611127257347107</text:p>
          </table:table-cell>
          <table:table-cell table:number-columns-repeated="2"/>
        </table:table-row>
        <table:table-row table:style-name="ro1">
          <table:table-cell office:value-type="float" office:value="0.556534111499786" calcext:value-type="float">
            <text:p>0.556534111499786</text:p>
          </table:table-cell>
          <table:table-cell table:number-columns-repeated="2"/>
        </table:table-row>
        <table:table-row table:style-name="ro1">
          <table:table-cell office:value-type="float" office:value="0.267833828926086" calcext:value-type="float">
            <text:p>0.267833828926086</text:p>
          </table:table-cell>
          <table:table-cell table:number-columns-repeated="2"/>
        </table:table-row>
        <table:table-row table:style-name="ro1">
          <table:table-cell office:value-type="float" office:value="0.581737637519836" calcext:value-type="float">
            <text:p>0.58173763751983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Noto Serif CJK JP'" style:font-family-generic-asian="system" style:font-pitch-asian="variable" style:font-size-asian="12pt" style:language-asian="ja" style:country-asian="JP" style:font-name-complex="Noto Sans CJK JP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15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3-02-15T18:08:45.707366507</dc:date>
    <meta:editing-duration>PT1M10S</meta:editing-duration>
    <meta:editing-cycles>1</meta:editing-cycles>
    <meta:document-statistic meta:table-count="1" meta:cell-count="682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895cm" svg:y="4.148cm" style:legend-expansion="high" chart:style-name="ch2"/>
        <chart:plot-area chart:style-name="ch3" table:cell-range-address="20230215_180552conf_memo.A1:20230215_180552conf_memo.A681" svg:x="0.32cm" svg:y="0.18cm" svg:width="13.255cm" svg:height="8.64cm">
          <chartooo:coordinate-region svg:x="1.047cm" svg:y="0.379cm" svg:width="12.249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20230215_180552conf_memo.A1:20230215_180552conf_memo.A681" chart:class="chart:scatter">
            <chart:data-point chart:repeated="68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列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666425466537476">
                <text:p>0.666425466537476</text:p>
                <draw:g>
                  <svg:desc>20230215_180552conf_memo.A1:20230215_180552conf_memo.A68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44487202167511">
                <text:p>0.644487202167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482430160045624">
                <text:p>0.48243016004562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437756210565567">
                <text:p>0.4377562105655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0999870300293">
                <text:p>0.6099987030029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15424036979675">
                <text:p>0.61542403697967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39755469560623">
                <text:p>0.4397554695606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32242727279663">
                <text:p>0.8322427272796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09160315990448">
                <text:p>0.90916031599044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27258110046387">
                <text:p>0.82725811004638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94702839851379">
                <text:p>0.59470283985137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714732229709625">
                <text:p>0.7147322297096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763330042362213">
                <text:p>0.7633300423622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24123692512512">
                <text:p>0.624123692512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44136130809784">
                <text:p>0.64413613080978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7993389368057">
                <text:p>0.48799338936805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627475559711456">
                <text:p>0.6274755597114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07192730903626">
                <text:p>0.50719273090362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55466377735138">
                <text:p>0.6554663777351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5884667634964">
                <text:p>0.658846676349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643473565578461">
                <text:p>0.64347356557846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654729187488556">
                <text:p>0.65472918748855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663829267024994">
                <text:p>0.6638292670249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666657745838165">
                <text:p>0.6666577458381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6101348400116">
                <text:p>0.6610134840011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98362469673157">
                <text:p>0.6983624696731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729129433631897">
                <text:p>0.72912943363189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83363914489746">
                <text:p>0.68336391448974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14725208282471">
                <text:p>0.51472520828247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8375613689423">
                <text:p>0.72837561368942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331667065620422">
                <text:p>0.3316670656204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449296355247498">
                <text:p>0.4492963552474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36606776714325">
                <text:p>0.366067767143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76946640014648">
                <text:p>0.6769466400146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366450488567352">
                <text:p>0.36645048856735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33294248580933">
                <text:p>0.7332942485809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383447766304016">
                <text:p>0.383447766304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69686782360077">
                <text:p>0.86968678236007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479787677526474">
                <text:p>0.47978767752647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09410512447357">
                <text:p>0.80941051244735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627615213394165">
                <text:p>0.6276152133941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95370543003082">
                <text:p>0.89537054300308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939189016819">
                <text:p>0.93918901681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926206111907959">
                <text:p>0.9262061119079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912586033344269">
                <text:p>0.9125860333442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30533587932587">
                <text:p>0.93053358793258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39427137374878">
                <text:p>0.9394271373748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92741739749908">
                <text:p>0.89274173974990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33057224750519">
                <text:p>0.83305722475051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22271943092346">
                <text:p>0.822271943092346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626744329929352">
                <text:p>0.62674432992935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96191775798798">
                <text:p>0.8961917757987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84694814682007">
                <text:p>0.88469481468200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712693572044373">
                <text:p>0.71269357204437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30774307250977">
                <text:p>0.83077430725097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936956167221069">
                <text:p>0.93695616722106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929038107395172">
                <text:p>0.9290381073951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918015956878662">
                <text:p>0.9180159568786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324705421924591">
                <text:p>0.32470542192459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367878884077072">
                <text:p>0.36787888407707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78205645084381">
                <text:p>0.5782056450843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10579288005829">
                <text:p>0.51057928800582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69623476266861">
                <text:p>0.46962347626686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30776143074035">
                <text:p>0.53077614307403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55442917346954">
                <text:p>0.25544291734695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732488930225372">
                <text:p>0.7324889302253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917759299278259">
                <text:p>0.9177592992782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912196159362793">
                <text:p>0.9121961593627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4699934720993">
                <text:p>0.8469993472099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45596766471863">
                <text:p>0.7455967664718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347569793462753">
                <text:p>0.34756979346275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2027063369751">
                <text:p>0.7202706336975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41966807842254">
                <text:p>0.8419668078422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630957186222076">
                <text:p>0.63095718622207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548291981220245">
                <text:p>0.54829198122024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531020045280457">
                <text:p>0.53102004528045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612577795982361">
                <text:p>0.61257779598236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694075465202331">
                <text:p>0.69407546520233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555196762084961">
                <text:p>0.5551967620849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7846400141716">
                <text:p>0.78464001417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361617714166641">
                <text:p>0.3616177141666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914145350456238">
                <text:p>0.91414535045623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434773713350296">
                <text:p>0.43477371335029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650631248950958">
                <text:p>0.65063124895095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540730357170105">
                <text:p>0.54073035717010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526624202728272">
                <text:p>0.5266242027282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26139748096466">
                <text:p>0.82613974809646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286591738462448">
                <text:p>0.28659173846244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3718466758728">
                <text:p>0.8371846675872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80560040473938">
                <text:p>0.88056004047393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27488774061203">
                <text:p>0.2748877406120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375081986188889">
                <text:p>0.37508198618888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38304603099823">
                <text:p>0.3830460309982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03812921047211">
                <text:p>0.80381292104721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85115027427673">
                <text:p>0.8851150274276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72297286987305">
                <text:p>0.8722972869873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93301606178284">
                <text:p>0.89330160617828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909301519393921">
                <text:p>0.90930151939392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81027519702911">
                <text:p>0.88102751970291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495572656393051">
                <text:p>0.49557265639305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506149888038635">
                <text:p>0.50614988803863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292326629161835">
                <text:p>0.29232662916183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588784158229828">
                <text:p>0.58878415822982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55385547876358">
                <text:p>0.5538554787635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87852019071579">
                <text:p>0.878520190715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78411328792572">
                <text:p>0.784113287925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463986665010452">
                <text:p>0.4639866650104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273166745901108">
                <text:p>0.2731667459011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269967943429947">
                <text:p>0.26996794342994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303003489971161">
                <text:p>0.30300348997116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0.698994159698486">
                <text:p>0.69899415969848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0.403938412666321">
                <text:p>0.4039384126663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0.880890965461731">
                <text:p>0.8808909654617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0.748495638370514">
                <text:p>0.7484956383705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0.801872193813324">
                <text:p>0.80187219381332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854304492473602">
                <text:p>0.85430449247360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0.832411050796509">
                <text:p>0.83241105079650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0.831311345100403">
                <text:p>0.83131134510040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0.907734394073486">
                <text:p>0.90773439407348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0.907709538936615">
                <text:p>0.90770953893661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0.91155481338501">
                <text:p>0.9115548133850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0.735462009906769">
                <text:p>0.73546200990676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0.28954342007637">
                <text:p>0.2895434200763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0.359930664300919">
                <text:p>0.35993066430091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0.569310069084168">
                <text:p>0.56931006908416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0.277993023395538">
                <text:p>0.27799302339553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533757209777832">
                <text:p>0.53375720977783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596756041049957">
                <text:p>0.59675604104995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601937711238861">
                <text:p>0.6019377112388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89696133136749">
                <text:p>0.68969613313674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623183131217956">
                <text:p>0.62318313121795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316568523645401">
                <text:p>0.3165685236454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704160451889038">
                <text:p>0.7041604518890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741243720054626">
                <text:p>0.74124372005462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851018667221069">
                <text:p>0.85101866722106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753742933273315">
                <text:p>0.7537429332733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54055285453796">
                <text:p>0.8540552854537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0.423145413398743">
                <text:p>0.42314541339874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0.731108367443085">
                <text:p>0.73110836744308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0.370468139648437">
                <text:p>0.37046813964843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0.751897573471069">
                <text:p>0.75189757347106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0.743917524814606">
                <text:p>0.74391752481460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0.739224374294281">
                <text:p>0.73922437429428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0.446606159210205">
                <text:p>0.44660615921020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0.666889309883118">
                <text:p>0.66688930988311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0.448101282119751">
                <text:p>0.44810128211975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0.629104793071747">
                <text:p>0.62910479307174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0.472653985023499">
                <text:p>0.472653985023499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0.670624315738678">
                <text:p>0.6706243157386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0.50203287601471">
                <text:p>0.502032876014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0.669244945049286">
                <text:p>0.66924494504928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0.504414916038513">
                <text:p>0.504414916038513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0.693276882171631">
                <text:p>0.69327688217163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0.503521025180817">
                <text:p>0.5035210251808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0.684414029121399">
                <text:p>0.68441402912139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0.519014060497284">
                <text:p>0.519014060497284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0.727389454841614">
                <text:p>0.72738945484161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0.522376716136932">
                <text:p>0.52237671613693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0.652758061885834">
                <text:p>0.65275806188583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0.353399604558945">
                <text:p>0.35339960455894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0.509124398231506">
                <text:p>0.509124398231506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0.404430449008942">
                <text:p>0.40443044900894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0.500003039836884">
                <text:p>0.50000303983688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0.256488889455795">
                <text:p>0.25648888945579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0.280555069446564">
                <text:p>0.280555069446564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0.516295075416565">
                <text:p>0.51629507541656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0.279362559318542">
                <text:p>0.279362559318542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0.601225912570953">
                <text:p>0.60122591257095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0.856968462467194">
                <text:p>0.85696846246719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0.90055924654007">
                <text:p>0.9005592465400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0.377827256917953">
                <text:p>0.37782725691795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0.534648478031158">
                <text:p>0.53464847803115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0.493358045816422">
                <text:p>0.493358045816422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0.520164132118225">
                <text:p>0.52016413211822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0.411726832389832">
                <text:p>0.41172683238983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0.536011099815369">
                <text:p>0.53601109981536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0.420343697071075">
                <text:p>0.420343697071075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0.790750980377197">
                <text:p>0.79075098037719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0.266392409801483">
                <text:p>0.26639240980148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0.425979197025299">
                <text:p>0.42597919702529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0.429377943277359">
                <text:p>0.42937794327735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0.490469694137573">
                <text:p>0.49046969413757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0.479251831769943">
                <text:p>0.47925183176994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0.526801466941834">
                <text:p>0.52680146694183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0.708659589290619">
                <text:p>0.70865958929061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0.388889312744141">
                <text:p>0.38888931274414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0.548816859722137">
                <text:p>0.5488168597221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0.367792308330536">
                <text:p>0.367792308330536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0.580307602882385">
                <text:p>0.580307602882385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0.669893682003021">
                <text:p>0.66989368200302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0.719021260738373">
                <text:p>0.71902126073837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0.705979645252228">
                <text:p>0.70597964525222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0.687426567077637">
                <text:p>0.68742656707763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0.277150124311447">
                <text:p>0.277150124311447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0.6715407371521">
                <text:p>0.671540737152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0.675298035144806">
                <text:p>0.67529803514480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0.626243472099304">
                <text:p>0.626243472099304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0.646023094654083">
                <text:p>0.64602309465408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0.647329330444336">
                <text:p>0.64732933044433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0.629867970943451">
                <text:p>0.62986797094345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0.621301651000977">
                <text:p>0.621301651000977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0.628384292125702">
                <text:p>0.62838429212570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0.610345005989075">
                <text:p>0.61034500598907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0.90805321931839">
                <text:p>0.90805321931839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0.482724577188492">
                <text:p>0.48272457718849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0.889354050159454">
                <text:p>0.889354050159454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0.351843595504761">
                <text:p>0.351843595504761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0.590723097324371">
                <text:p>0.59072309732437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0.416318714618683">
                <text:p>0.41631871461868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0.723935306072235">
                <text:p>0.72393530607223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0.410122126340866">
                <text:p>0.41012212634086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0.300087511539459">
                <text:p>0.30008751153945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0.798382937908173">
                <text:p>0.79838293790817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0.380192816257477">
                <text:p>0.3801928162574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0.584108471870422">
                <text:p>0.58410847187042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0.422506392002106">
                <text:p>0.422506392002106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0.893340289592743">
                <text:p>0.893340289592743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0.398026466369629">
                <text:p>0.3980264663696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0.388804823160172">
                <text:p>0.38880482316017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0.562542319297791">
                <text:p>0.5625423192977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0.471043139696121">
                <text:p>0.47104313969612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0.748480916023254">
                <text:p>0.74848091602325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0.798850834369659">
                <text:p>0.79885083436965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0.741818904876709">
                <text:p>0.741818904876709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0.77058869600296">
                <text:p>0.7705886960029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0.76949954032898">
                <text:p>0.7694995403289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0.752680838108063">
                <text:p>0.75268083810806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0.765738427639008">
                <text:p>0.765738427639008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0.768145561218262">
                <text:p>0.76814556121826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0.688363432884216">
                <text:p>0.688363432884216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0.57043582201004">
                <text:p>0.57043582201004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0.64325875043869">
                <text:p>0.64325875043869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0.568929672241211">
                <text:p>0.5689296722412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0.62954968214035">
                <text:p>0.6295496821403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0.569351017475128">
                <text:p>0.56935101747512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0.583579063415527">
                <text:p>0.583579063415527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0.555241763591766">
                <text:p>0.555241763591766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0.541161894798279">
                <text:p>0.541161894798279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0.53288996219635">
                <text:p>0.5328899621963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0.529375731945038">
                <text:p>0.529375731945038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0.541840672492981">
                <text:p>0.541840672492981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0.548331260681152">
                <text:p>0.54833126068115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0.55741149187088">
                <text:p>0.5574114918708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0.536860823631287">
                <text:p>0.536860823631287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0.53965425491333">
                <text:p>0.5396542549133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0.546556890010834">
                <text:p>0.5465568900108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0.540328800678253">
                <text:p>0.54032880067825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0.528390169143677">
                <text:p>0.52839016914367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0.526466310024262">
                <text:p>0.526466310024262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0.532110750675201">
                <text:p>0.53211075067520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0.533347427845001">
                <text:p>0.53334742784500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0.531201720237732">
                <text:p>0.531201720237732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0.548004269599915">
                <text:p>0.54800426959991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0.574190735816956">
                <text:p>0.57419073581695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0.582237362861633">
                <text:p>0.5822373628616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0.448695033788681">
                <text:p>0.448695033788681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0.494445770978928">
                <text:p>0.494445770978928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0.454662799835205">
                <text:p>0.45466279983520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0.476116567850113">
                <text:p>0.47611656785011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0.476583153009415">
                <text:p>0.47658315300941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0.487603902816772">
                <text:p>0.487603902816772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0.515557706356049">
                <text:p>0.51555770635604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0.511920213699341">
                <text:p>0.51192021369934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0.502165734767914">
                <text:p>0.502165734767914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0.386033624410629">
                <text:p>0.386033624410629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0.368539154529572">
                <text:p>0.36853915452957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0.373129993677139">
                <text:p>0.373129993677139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0.263030260801315">
                <text:p>0.26303026080131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0.251985669136047">
                <text:p>0.2519856691360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0.297344982624054">
                <text:p>0.297344982624054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0.260539650917053">
                <text:p>0.26053965091705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0.277438282966614">
                <text:p>0.277438282966614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0.269478529691696">
                <text:p>0.26947852969169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0.265803396701813">
                <text:p>0.265803396701813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0.330820977687836">
                <text:p>0.330820977687836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0.339095115661621">
                <text:p>0.33909511566162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0.329383164644241">
                <text:p>0.32938316464424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0.253269582986832">
                <text:p>0.253269582986832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0.273103147745132">
                <text:p>0.273103147745132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0.260994285345078">
                <text:p>0.260994285345078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0.255797058343887">
                <text:p>0.25579705834388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0.303962767124176">
                <text:p>0.3039627671241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0.271026492118835">
                <text:p>0.27102649211883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0.274013519287109">
                <text:p>0.27401351928710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0.270576924085617">
                <text:p>0.27057692408561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0.290568321943283">
                <text:p>0.29056832194328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0.289603143930435">
                <text:p>0.289603143930435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0.286374181509018">
                <text:p>0.28637418150901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0.523979127407074">
                <text:p>0.52397912740707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0.509687423706055">
                <text:p>0.509687423706055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0.518656551837921">
                <text:p>0.5186565518379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0.493327140808106">
                <text:p>0.4933271408081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0.495641022920608">
                <text:p>0.495641022920608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0.464167058467865">
                <text:p>0.464167058467865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0.454221963882446">
                <text:p>0.454221963882446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0.454507142305374">
                <text:p>0.454507142305374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0.448296517133713">
                <text:p>0.44829651713371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0.440111547708511">
                <text:p>0.44011154770851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0.438332796096802">
                <text:p>0.43833279609680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0.430739402770996">
                <text:p>0.430739402770996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0.349740922451019">
                <text:p>0.34974092245101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0.329708337783813">
                <text:p>0.32970833778381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0.323516070842743">
                <text:p>0.32351607084274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0.302389949560165">
                <text:p>0.30238994956016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0.32271608710289">
                <text:p>0.32271608710289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0.322500377893448">
                <text:p>0.322500377893448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0.305173069238663">
                <text:p>0.305173069238663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0.329497277736664">
                <text:p>0.329497277736664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0.312482416629791">
                <text:p>0.31248241662979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0.314705193042755">
                <text:p>0.314705193042755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0.351289212703705">
                <text:p>0.35128921270370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372106313705444">
                <text:p>0.37210631370544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402498841285706">
                <text:p>0.402498841285706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0.384720176458359">
                <text:p>0.384720176458359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411694258451462">
                <text:p>0.411694258451462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395632535219193">
                <text:p>0.39563253521919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388362616300583">
                <text:p>0.38836261630058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0.292724013328552">
                <text:p>0.292724013328552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0.283507168292999">
                <text:p>0.283507168292999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0.270930826663971">
                <text:p>0.27093082666397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0.326685220003128">
                <text:p>0.32668522000312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0.316399663686752">
                <text:p>0.316399663686752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0.253131091594696">
                <text:p>0.253131091594696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0.329689979553223">
                <text:p>0.32968997955322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0.348583042621613">
                <text:p>0.34858304262161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0.335332959890366">
                <text:p>0.335332959890366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0.32502868771553">
                <text:p>0.3250286877155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0.299454420804977">
                <text:p>0.29945442080497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0.307587534189224">
                <text:p>0.307587534189224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0.301388293504715">
                <text:p>0.30138829350471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308103978633881">
                <text:p>0.308103978633881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291431307792664">
                <text:p>0.291431307792664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0.291612416505814">
                <text:p>0.29161241650581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282331615686417">
                <text:p>0.282331615686417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285719394683838">
                <text:p>0.285719394683838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0.33824422955513">
                <text:p>0.33824422955513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0.337176769971848">
                <text:p>0.33717676997184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0.576037108898163">
                <text:p>0.57603710889816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44631814956665">
                <text:p>0.44631814956665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.285787492990494">
                <text:p>0.285787492990494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0.310683369636536">
                <text:p>0.31068336963653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.271354705095291">
                <text:p>0.271354705095291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0.309526115655899">
                <text:p>0.309526115655899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632612287998199">
                <text:p>0.63261228799819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435805350542069">
                <text:p>0.43580535054206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18845582008362">
                <text:p>0.618845582008362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795253038406372">
                <text:p>0.795253038406372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805001735687256">
                <text:p>0.805001735687256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778354644775391">
                <text:p>0.778354644775391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776175618171692">
                <text:p>0.77617561817169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0.739465653896332">
                <text:p>0.73946565389633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0.726726889610291">
                <text:p>0.72672688961029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0.746520400047302">
                <text:p>0.74652040004730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0.759617745876312">
                <text:p>0.759617745876312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0.749340772628784">
                <text:p>0.74934077262878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0.763213872909546">
                <text:p>0.763213872909546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0.746300399303436">
                <text:p>0.74630039930343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0.735653698444366">
                <text:p>0.735653698444366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0.725617945194244">
                <text:p>0.725617945194244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0.733222961425781">
                <text:p>0.73322296142578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0.722978591918945">
                <text:p>0.722978591918945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0.727166533470154">
                <text:p>0.72716653347015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0.741944670677185">
                <text:p>0.74194467067718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0.748742341995239">
                <text:p>0.748742341995239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747680127620697">
                <text:p>0.74768012762069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0.765719652175903">
                <text:p>0.76571965217590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75442361831665">
                <text:p>0.7544236183166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0.798882007598877">
                <text:p>0.798882007598877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0.80407178401947">
                <text:p>0.8040717840194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0.806739211082459">
                <text:p>0.80673921108245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0.804444253444672">
                <text:p>0.8044442534446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0.808712542057037">
                <text:p>0.80871254205703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0.80377858877182">
                <text:p>0.8037785887718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0.816338896751404">
                <text:p>0.81633889675140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0.79677426815033">
                <text:p>0.7967742681503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0.799166798591614">
                <text:p>0.79916679859161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0.799778401851654">
                <text:p>0.79977840185165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0.795782506465912">
                <text:p>0.795782506465912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0.804005146026611">
                <text:p>0.804005146026611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0.811381816864014">
                <text:p>0.811381816864014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0.783103883266449">
                <text:p>0.78310388326644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0.812445163726806">
                <text:p>0.81244516372680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0.865184843540192">
                <text:p>0.865184843540192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0.385170310735703">
                <text:p>0.38517031073570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0.255104005336761">
                <text:p>0.25510400533676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0.343910753726959">
                <text:p>0.343910753726959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0.395000904798508">
                <text:p>0.395000904798508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0.37005165219307">
                <text:p>0.37005165219307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0.377229243516922">
                <text:p>0.377229243516922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0.414504259824753">
                <text:p>0.41450425982475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0.37983974814415">
                <text:p>0.37983974814415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0.472038626670837">
                <text:p>0.47203862667083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0.487554579973221">
                <text:p>0.487554579973221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0.50307035446167">
                <text:p>0.503070354461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0.503735482692719">
                <text:p>0.503735482692719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0.475585997104645">
                <text:p>0.47558599710464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417541325092316">
                <text:p>0.41754132509231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0.467565357685089">
                <text:p>0.467565357685089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0.489191055297852">
                <text:p>0.489191055297852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0.484536528587341">
                <text:p>0.484536528587341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540092945098877">
                <text:p>0.54009294509887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529476940631866">
                <text:p>0.529476940631866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0.519803702831268">
                <text:p>0.519803702831268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0.466281205415726">
                <text:p>0.466281205415726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0.449413597583771">
                <text:p>0.449413597583771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0.458189070224762">
                <text:p>0.45818907022476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0.437052518129349">
                <text:p>0.43705251812934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293146342039108">
                <text:p>0.293146342039108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274058669805527">
                <text:p>0.274058669805527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0.271793603897095">
                <text:p>0.27179360389709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0.278949052095413">
                <text:p>0.27894905209541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0.290224492549896">
                <text:p>0.290224492549896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0.286746770143509">
                <text:p>0.286746770143509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0.286155462265015">
                <text:p>0.286155462265015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0.278420686721802">
                <text:p>0.278420686721802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0.283905208110809">
                <text:p>0.283905208110809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0.289829194545746">
                <text:p>0.289829194545746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0.350464761257172">
                <text:p>0.350464761257172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276669591665268">
                <text:p>0.276669591665268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0.288894921541214">
                <text:p>0.288894921541214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0.291912913322449">
                <text:p>0.291912913322449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0.307957679033279">
                <text:p>0.307957679033279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0.294738829135895">
                <text:p>0.29473882913589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0.28069794178009">
                <text:p>0.28069794178009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0.266374081373215">
                <text:p>0.266374081373215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255940794944763">
                <text:p>0.25594079494476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265148341655731">
                <text:p>0.26514834165573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0.255326241254807">
                <text:p>0.25532624125480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0.306629687547684">
                <text:p>0.30662968754768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0.4088274538517">
                <text:p>0.408827453851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0.446810603141785">
                <text:p>0.446810603141785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0.409480839967728">
                <text:p>0.409480839967728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77706879377365">
                <text:p>0.477706879377365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0.424526482820511">
                <text:p>0.424526482820511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499966382980347">
                <text:p>0.49996638298034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0.445007979869843">
                <text:p>0.445007979869843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63768929243088">
                <text:p>0.463768929243088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443118631839752">
                <text:p>0.443118631839752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0.527603507041931">
                <text:p>0.52760350704193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0.483533829450607">
                <text:p>0.483533829450607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527918219566345">
                <text:p>0.52791821956634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0.417787492275238">
                <text:p>0.417787492275238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0.428785473108292">
                <text:p>0.428785473108292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0.461355030536652">
                <text:p>0.46135503053665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0.478649377822876">
                <text:p>0.478649377822876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0.434800058603287">
                <text:p>0.43480005860328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0.399532109498978">
                <text:p>0.399532109498978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0.472020089626312">
                <text:p>0.472020089626312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0.48441281914711">
                <text:p>0.4844128191471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0.499173521995544">
                <text:p>0.499173521995544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0.420936197042465">
                <text:p>0.420936197042465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0.485465466976166">
                <text:p>0.48546546697616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0.539480805397034">
                <text:p>0.539480805397034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0.592032253742218">
                <text:p>0.59203225374221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0.57826167345047">
                <text:p>0.5782616734504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0.547422826290131">
                <text:p>0.547422826290131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0.55273848772049">
                <text:p>0.55273848772049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0.54215532541275">
                <text:p>0.5421553254127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0.474617600440979">
                <text:p>0.474617600440979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0.251859664916992">
                <text:p>0.251859664916992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0.427183449268341">
                <text:p>0.42718344926834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0.686907947063446">
                <text:p>0.686907947063446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0.771472692489624">
                <text:p>0.771472692489624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0.409166306257248">
                <text:p>0.409166306257248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0.7712482213974">
                <text:p>0.7712482213974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0.820850610733032">
                <text:p>0.820850610733032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0.83889901638031">
                <text:p>0.8388990163803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0.504122138023376">
                <text:p>0.504122138023376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0.501510322093964">
                <text:p>0.501510322093964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0.74785578250885">
                <text:p>0.74785578250885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0.767311871051788">
                <text:p>0.767311871051788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0.753937661647797">
                <text:p>0.75393766164779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0.512421250343323">
                <text:p>0.512421250343323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0.705568432807922">
                <text:p>0.7055684328079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0.455218702554703">
                <text:p>0.45521870255470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0.549181699752808">
                <text:p>0.54918169975280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0.58651202917099">
                <text:p>0.58651202917099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0.451440244913101">
                <text:p>0.45144024491310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0.442239880561829">
                <text:p>0.442239880561829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0.473872900009155">
                <text:p>0.473872900009155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485331565141678">
                <text:p>0.485331565141678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0.490745782852173">
                <text:p>0.49074578285217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0.482186108827591">
                <text:p>0.482186108827591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0.497585505247116">
                <text:p>0.49758550524711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0.514242649078369">
                <text:p>0.514242649078369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913778185844421">
                <text:p>0.913778185844421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878719866275787">
                <text:p>0.878719866275787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0.357738494873047">
                <text:p>0.35773849487304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0.563213586807251">
                <text:p>0.563213586807251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0.852007865905762">
                <text:p>0.85200786590576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0.922631084918976">
                <text:p>0.922631084918976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0.883408725261688">
                <text:p>0.883408725261688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0.905534386634827">
                <text:p>0.905534386634827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0.864606440067291">
                <text:p>0.864606440067291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0.680144250392914">
                <text:p>0.680144250392914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0.951432526111603">
                <text:p>0.95143252611160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0.914738833904266">
                <text:p>0.91473883390426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0.911554038524628">
                <text:p>0.911554038524628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0.915263652801514">
                <text:p>0.91526365280151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0.897194743156433">
                <text:p>0.897194743156433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0.933523774147034">
                <text:p>0.933523774147034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0.515128254890442">
                <text:p>0.515128254890442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0.640402436256409">
                <text:p>0.640402436256409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0.62662547826767">
                <text:p>0.626625478267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0.805689573287964">
                <text:p>0.80568957328796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0.413994073867798">
                <text:p>0.413994073867798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0.300011605024338">
                <text:p>0.300011605024338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0.257343679666519">
                <text:p>0.25734367966651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0.257397502660751">
                <text:p>0.257397502660751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0.253040850162506">
                <text:p>0.253040850162506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0.267163395881653">
                <text:p>0.267163395881653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0.321238040924072">
                <text:p>0.321238040924072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0.315106391906738">
                <text:p>0.315106391906738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0.265715092420578">
                <text:p>0.265715092420578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0.354895949363708">
                <text:p>0.35489594936370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0.289868831634521">
                <text:p>0.289868831634521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0.409015566110611">
                <text:p>0.409015566110611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0.262072384357452">
                <text:p>0.262072384357452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0.435613036155701">
                <text:p>0.435613036155701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0.81425017118454">
                <text:p>0.81425017118454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0.271630078554153">
                <text:p>0.271630078554153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0.55308723449707">
                <text:p>0.55308723449707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0.529425919055939">
                <text:p>0.529425919055939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0.251729160547257">
                <text:p>0.251729160547257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0.678864419460297">
                <text:p>0.67886441946029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0.364624500274658">
                <text:p>0.364624500274658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0.751845836639404">
                <text:p>0.751845836639404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0.520701766014099">
                <text:p>0.520701766014099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0.780142486095428">
                <text:p>0.780142486095428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0.325811982154846">
                <text:p>0.325811982154846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0.497776061296463">
                <text:p>0.49777606129646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0.692807674407959">
                <text:p>0.692807674407959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0.30225282907486">
                <text:p>0.30225282907486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0.542724907398224">
                <text:p>0.542724907398224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0.622541844844818">
                <text:p>0.622541844844818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0.319081544876099">
                <text:p>0.31908154487609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0.451267570257187">
                <text:p>0.451267570257187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0.509462594985962">
                <text:p>0.509462594985962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0.440453678369522">
                <text:p>0.440453678369522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0.4542296230793">
                <text:p>0.454229623079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0.391935706138611">
                <text:p>0.391935706138611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0.310484975576401">
                <text:p>0.310484975576401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0.303630232810974">
                <text:p>0.303630232810974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0.318364441394806">
                <text:p>0.318364441394806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0.36084645986557">
                <text:p>0.36084645986557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0.37030553817749">
                <text:p>0.37030553817749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0.379249572753906">
                <text:p>0.379249572753906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356939256191254">
                <text:p>0.356939256191254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0.347432553768158">
                <text:p>0.347432553768158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0.337132602930069">
                <text:p>0.337132602930069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0.307171493768692">
                <text:p>0.307171493768692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0.294345617294311">
                <text:p>0.294345617294311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0.300703138113022">
                <text:p>0.300703138113022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0.274094551801682">
                <text:p>0.274094551801682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0.253341376781464">
                <text:p>0.253341376781464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0.251428306102753">
                <text:p>0.251428306102753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0.27316552400589">
                <text:p>0.27316552400589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0.281683027744293">
                <text:p>0.28168302774429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0.283433824777603">
                <text:p>0.283433824777603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0.31097936630249">
                <text:p>0.31097936630249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0.291932761669159">
                <text:p>0.291932761669159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0.260328024625778">
                <text:p>0.260328024625778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0.777682662010193">
                <text:p>0.77768266201019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0.751187384128571">
                <text:p>0.751187384128571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0.770557463169098">
                <text:p>0.770557463169098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0.766753256320953">
                <text:p>0.76675325632095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0.761029839515686">
                <text:p>0.761029839515686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0.748459219932556">
                <text:p>0.748459219932556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0.755101978778839">
                <text:p>0.755101978778839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0.704731345176697">
                <text:p>0.704731345176697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0.697638630867004">
                <text:p>0.697638630867004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0.665801644325256">
                <text:p>0.665801644325256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0.658845722675324">
                <text:p>0.658845722675324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0.799513518810272">
                <text:p>0.799513518810272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0.897948563098908">
                <text:p>0.897948563098908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0.894924223423004">
                <text:p>0.894924223423004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0.866004943847656">
                <text:p>0.866004943847656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0.811602592468262">
                <text:p>0.811602592468262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0.344124883413315">
                <text:p>0.34412488341331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0.543618440628052">
                <text:p>0.543618440628052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0.413503617048264">
                <text:p>0.413503617048264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0.291366398334503">
                <text:p>0.29136639833450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0.340325504541397">
                <text:p>0.34032550454139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0.35561802983284">
                <text:p>0.35561802983284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0.425553411245346">
                <text:p>0.425553411245346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0.520704448223114">
                <text:p>0.520704448223114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0.649395883083344">
                <text:p>0.649395883083344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0.667995750904083">
                <text:p>0.667995750904083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0.707965314388275">
                <text:p>0.707965314388275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0.674060761928558">
                <text:p>0.674060761928558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0.701737761497498">
                <text:p>0.70173776149749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0.669251024723053">
                <text:p>0.669251024723053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0.700510740280151">
                <text:p>0.70051074028015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0.691682159900665">
                <text:p>0.69168215990066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0.695307195186615">
                <text:p>0.695307195186615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0.718348741531372">
                <text:p>0.718348741531372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0.728859782218933">
                <text:p>0.728859782218933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0.521065413951874">
                <text:p>0.521065413951874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0.555118501186371">
                <text:p>0.555118501186371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0.566212356090546">
                <text:p>0.566212356090546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0.648914575576782">
                <text:p>0.648914575576782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0.549020767211914">
                <text:p>0.549020767211914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0.517914712429047">
                <text:p>0.517914712429047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0.519932806491852">
                <text:p>0.519932806491852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0.640403628349304">
                <text:p>0.640403628349304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0.561514377593994">
                <text:p>0.561514377593994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0.592098653316498">
                <text:p>0.592098653316498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0.448364347219467">
                <text:p>0.448364347219467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0.290856838226318">
                <text:p>0.290856838226318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0.297402232885361">
                <text:p>0.297402232885361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0.464255034923554">
                <text:p>0.464255034923554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0.849593758583069">
                <text:p>0.849593758583069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0.517246663570404">
                <text:p>0.517246663570404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0.816240489482879">
                <text:p>0.816240489482879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0.511488318443298">
                <text:p>0.511488318443298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0.636275231838226">
                <text:p>0.636275231838226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0.509746134281158">
                <text:p>0.509746134281158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0.389480710029602">
                <text:p>0.389480710029602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0.278778523206711">
                <text:p>0.27877852320671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0.268709689378738">
                <text:p>0.268709689378738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0.421595960855484">
                <text:p>0.421595960855484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0.322921395301819">
                <text:p>0.322921395301819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0.304391890764236">
                <text:p>0.304391890764236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0.250249117612839">
                <text:p>0.250249117612839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0.303043872117996">
                <text:p>0.303043872117996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0.422326385974884">
                <text:p>0.42232638597488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0.307784765958786">
                <text:p>0.307784765958786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0.303991824388504">
                <text:p>0.303991824388504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0.795415759086609">
                <text:p>0.795415759086609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0.83550500869751">
                <text:p>0.83550500869751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0.845105767250061">
                <text:p>0.845105767250061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0.844778895378113">
                <text:p>0.84477889537811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0.854025661945343">
                <text:p>0.854025661945343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0.662927806377411">
                <text:p>0.66292780637741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0.339964836835861">
                <text:p>0.33996483683586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0.308330744504929">
                <text:p>0.308330744504929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0.35723677277565">
                <text:p>0.35723677277565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0.806479692459106">
                <text:p>0.806479692459106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0.633864045143127">
                <text:p>0.633864045143127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0.605567276477814">
                <text:p>0.605567276477814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0.861975610256195">
                <text:p>0.861975610256195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0.89602667093277">
                <text:p>0.89602667093277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0.908221185207367">
                <text:p>0.908221185207367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0.895068109035492">
                <text:p>0.895068109035492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0.90409243106842">
                <text:p>0.90409243106842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0.905951797962189">
                <text:p>0.905951797962189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0.876660943031311">
                <text:p>0.87666094303131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0.861212909221649">
                <text:p>0.861212909221649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0.782074809074402">
                <text:p>0.782074809074402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0.612893104553223">
                <text:p>0.612893104553223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0.617321312427521">
                <text:p>0.617321312427521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0.615646958351135">
                <text:p>0.615646958351135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0.592977464199066">
                <text:p>0.592977464199066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0.595239818096161">
                <text:p>0.59523981809616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0.581080555915833">
                <text:p>0.58108055591583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0.697403788566589">
                <text:p>0.697403788566589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0.425365954637527">
                <text:p>0.42536595463752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0.376612484455109">
                <text:p>0.376612484455109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0.722397685050964">
                <text:p>0.722397685050964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0.730722069740295">
                <text:p>0.73072206974029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0.792838871479034">
                <text:p>0.792838871479034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0.61254209280014">
                <text:p>0.6125420928001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0.322288244962692">
                <text:p>0.322288244962692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0.419958710670471">
                <text:p>0.419958710670471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0.670749008655548">
                <text:p>0.670749008655548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0.75977885723114">
                <text:p>0.75977885723114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0.30002036690712">
                <text:p>0.30002036690712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0.546028971672058">
                <text:p>0.546028971672058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0.823168516159058">
                <text:p>0.823168516159058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0.843211531639099">
                <text:p>0.843211531639099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0.45489826798439">
                <text:p>0.45489826798439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0.307027578353882">
                <text:p>0.307027578353882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0.301837623119354">
                <text:p>0.301837623119354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0.28045380115509">
                <text:p>0.28045380115509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0.602582216262817">
                <text:p>0.602582216262817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0.482300639152527">
                <text:p>0.482300639152527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0.694174826145172">
                <text:p>0.694174826145172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0.611127257347107">
                <text:p>0.61112725734710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0.556534111499786">
                <text:p>0.556534111499786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0.267833828926086">
                <text:p>0.267833828926086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0.581737637519836">
                <text:p>0.58173763751983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